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febba" officeooo:paragraph-rsid="000febba"/>
    </style:style>
    <style:style style:name="P2" style:family="paragraph" style:parent-style-name="Standard">
      <style:text-properties officeooo:rsid="000febba" officeooo:paragraph-rsid="000febba"/>
    </style:style>
    <style:style style:name="P3" style:family="paragraph" style:parent-style-name="Standard">
      <style:paragraph-properties fo:text-align="center" style:justify-single-word="false"/>
      <style:text-properties fo:color="#800000" fo:font-size="24pt" style:text-underline-style="solid" style:text-underline-width="auto" style:text-underline-color="#ff0000" fo:font-weight="bold" officeooo:rsid="000febba" officeooo:paragraph-rsid="000febba" style:font-size-asian="24pt" style:font-weight-asian="bold" style:font-size-complex="24pt" style:font-weight-complex="bold"/>
    </style:style>
    <style:style style:name="P4" style:family="paragraph" style:parent-style-name="Standard">
      <style:text-properties style:font-name="Liberation Serif1" officeooo:rsid="00368325" officeooo:paragraph-rsid="00368325" style:font-name-asian="Liberation Serif1" style:font-name-complex="Liberation Serif1"/>
    </style:style>
    <style:style style:name="P5" style:family="paragraph" style:parent-style-name="Standard">
      <style:text-properties style:font-name="Liberation Serif1" officeooo:rsid="003a0677" officeooo:paragraph-rsid="003a0677" style:font-name-asian="Liberation Serif1" style:font-name-complex="Liberation Serif1"/>
    </style:style>
    <style:style style:name="P6" style:family="paragraph" style:parent-style-name="Standard">
      <style:text-properties style:font-name="Liberation Serif1" officeooo:rsid="003f819c" officeooo:paragraph-rsid="003f819c" style:font-name-asian="Liberation Serif1" style:font-name-complex="Liberation Serif1"/>
    </style:style>
    <style:style style:name="P7" style:family="paragraph" style:parent-style-name="Standard">
      <style:text-properties style:font-name="Liberation Serif1" officeooo:rsid="0047aaee" officeooo:paragraph-rsid="0047aaee" style:font-name-asian="Liberation Serif1" style:font-name-complex="Liberation Serif1"/>
    </style:style>
    <style:style style:name="P8" style:family="paragraph" style:parent-style-name="Standard">
      <style:text-properties style:font-name="Liberation Serif1" officeooo:rsid="004911a1" officeooo:paragraph-rsid="004911a1" style:font-name-asian="Liberation Serif1" style:font-name-complex="Liberation Serif1"/>
    </style:style>
    <style:style style:name="P9" style:family="paragraph" style:parent-style-name="Standard" style:list-style-name="L1">
      <style:text-properties fo:font-size="16pt" style:text-underline-style="solid" style:text-underline-width="auto" style:text-underline-color="font-color" fo:font-weight="bold" officeooo:rsid="000febba" officeooo:paragraph-rsid="000febba" style:font-weight-asian="bold" style:font-weight-complex="bold"/>
    </style:style>
    <style:style style:name="P10" style:family="paragraph" style:parent-style-name="Standard" style:list-style-name="L1">
      <style:text-properties officeooo:rsid="000febba" officeooo:paragraph-rsid="000febba"/>
    </style:style>
    <style:style style:name="P11" style:family="paragraph" style:parent-style-name="Standard" style:list-style-name="L1">
      <style:text-properties fo:color="#ff0000" officeooo:rsid="000febba" officeooo:paragraph-rsid="000febba"/>
    </style:style>
    <style:style style:name="P12" style:family="paragraph" style:parent-style-name="Standard" style:list-style-name="L1">
      <style:text-properties fo:font-size="12pt" officeooo:rsid="000febba" officeooo:paragraph-rsid="000febba"/>
    </style:style>
    <style:style style:name="P13" style:family="paragraph" style:parent-style-name="Standard" style:list-style-name="L1">
      <style:text-properties officeooo:rsid="00116e73" officeooo:paragraph-rsid="00116e73"/>
    </style:style>
    <style:style style:name="P14" style:family="paragraph" style:parent-style-name="Standard" style:list-style-name="L1">
      <style:text-properties officeooo:rsid="001324d3" officeooo:paragraph-rsid="001324d3"/>
    </style:style>
    <style:style style:name="P15" style:family="paragraph" style:parent-style-name="Standard" style:list-style-name="L1">
      <style:text-properties officeooo:rsid="001324d3" officeooo:paragraph-rsid="00269993"/>
    </style:style>
    <style:style style:name="P16" style:family="paragraph" style:parent-style-name="Standard" style:list-style-name="L1">
      <style:text-properties officeooo:rsid="0014e79d" officeooo:paragraph-rsid="0015de0e"/>
    </style:style>
    <style:style style:name="P17" style:family="paragraph" style:parent-style-name="Standard" style:list-style-name="L1">
      <style:text-properties style:font-name="Liberation Serif" officeooo:rsid="0015c0e0" officeooo:paragraph-rsid="0015de0e" style:font-name-asian="SimSun" style:font-name-complex="Mangal"/>
    </style:style>
    <style:style style:name="P18" style:family="paragraph" style:parent-style-name="Standard" style:list-style-name="L1">
      <style:text-properties style:font-name="Liberation Serif" officeooo:rsid="001675c5" officeooo:paragraph-rsid="001675c5" style:font-name-asian="SimSun" style:font-name-complex="Mangal"/>
    </style:style>
    <style:style style:name="P19" style:family="paragraph" style:parent-style-name="Standard" style:list-style-name="L1">
      <style:text-properties style:font-name="Liberation Serif" officeooo:rsid="0018696d" officeooo:paragraph-rsid="0018696d" style:font-name-asian="SimSun" style:font-name-complex="Mangal"/>
    </style:style>
    <style:style style:name="P20" style:family="paragraph" style:parent-style-name="Standard" style:list-style-name="L1">
      <style:text-properties style:font-name="Liberation Serif" officeooo:rsid="0019df7b" officeooo:paragraph-rsid="0019df7b" style:font-name-asian="SimSun" style:font-name-complex="Mangal"/>
    </style:style>
    <style:style style:name="P21" style:family="paragraph" style:parent-style-name="Standard" style:list-style-name="L1">
      <style:text-properties style:font-name="Liberation Serif" officeooo:rsid="001b8e11" officeooo:paragraph-rsid="001b8e11" style:font-name-asian="SimSun" style:font-name-complex="Mangal"/>
    </style:style>
    <style:style style:name="P22" style:family="paragraph" style:parent-style-name="Standard" style:list-style-name="L1">
      <style:text-properties style:font-name="Liberation Serif" officeooo:rsid="001b8e11" officeooo:paragraph-rsid="001d81b6"/>
    </style:style>
    <style:style style:name="P23" style:family="paragraph" style:parent-style-name="Standard" style:list-style-name="L1">
      <style:text-properties style:font-name="Liberation Serif" officeooo:rsid="001d81b6" officeooo:paragraph-rsid="001d81b6"/>
    </style:style>
    <style:style style:name="P24" style:family="paragraph" style:parent-style-name="Standard" style:list-style-name="L1">
      <style:text-properties style:font-name="Liberation Serif" officeooo:rsid="001ef66b" officeooo:paragraph-rsid="001ef66b"/>
    </style:style>
    <style:style style:name="P25" style:family="paragraph" style:parent-style-name="Standard" style:list-style-name="L1">
      <style:text-properties officeooo:rsid="001b8e11" officeooo:paragraph-rsid="001b8e11"/>
    </style:style>
    <style:style style:name="P26" style:family="paragraph" style:parent-style-name="Standard" style:list-style-name="L1">
      <style:text-properties officeooo:rsid="001d81b6" officeooo:paragraph-rsid="001d81b6"/>
    </style:style>
    <style:style style:name="P27" style:family="paragraph" style:parent-style-name="Standard" style:list-style-name="L1">
      <style:text-properties officeooo:rsid="001ef66b" officeooo:paragraph-rsid="001ef66b"/>
    </style:style>
    <style:style style:name="P28" style:family="paragraph" style:parent-style-name="Standard" style:list-style-name="L1">
      <style:text-properties officeooo:rsid="0024c39c" officeooo:paragraph-rsid="0024c39c"/>
    </style:style>
    <style:style style:name="P29" style:family="paragraph" style:parent-style-name="Standard" style:list-style-name="L1">
      <style:text-properties officeooo:rsid="00277fa6" officeooo:paragraph-rsid="00277fa6"/>
    </style:style>
    <style:style style:name="P30" style:family="paragraph" style:parent-style-name="Standard" style:list-style-name="L1">
      <style:text-properties style:font-name="Liberation Serif1" officeooo:rsid="00277fa6" officeooo:paragraph-rsid="00277fa6" style:font-name-asian="Liberation Serif1" style:font-name-complex="Liberation Serif1"/>
    </style:style>
    <style:style style:name="P31" style:family="paragraph" style:parent-style-name="Standard" style:list-style-name="L1">
      <style:text-properties style:font-name="Liberation Serif1" officeooo:rsid="002dc95b" officeooo:paragraph-rsid="002dc95b" style:font-name-asian="Liberation Serif1" style:font-name-complex="Liberation Serif1"/>
    </style:style>
    <style:style style:name="P32" style:family="paragraph" style:parent-style-name="Standard" style:list-style-name="L1">
      <style:text-properties style:font-name="Liberation Serif1" officeooo:rsid="00368325" officeooo:paragraph-rsid="00368325" style:font-name-asian="Liberation Serif1" style:font-name-complex="Liberation Serif1"/>
    </style:style>
    <style:style style:name="P33" style:family="paragraph" style:parent-style-name="Standard" style:list-style-name="L1">
      <style:text-properties style:font-name="Liberation Serif1" officeooo:rsid="003a0677" officeooo:paragraph-rsid="003a0677" style:font-name-asian="Liberation Serif1" style:font-name-complex="Liberation Serif1"/>
    </style:style>
    <style:style style:name="P34" style:family="paragraph" style:parent-style-name="Standard" style:list-style-name="L1">
      <style:text-properties style:font-name="Liberation Serif1" officeooo:rsid="003f819c" officeooo:paragraph-rsid="003f819c" style:font-name-asian="Liberation Serif1" style:font-name-complex="Liberation Serif1"/>
    </style:style>
    <style:style style:name="P35" style:family="paragraph" style:parent-style-name="Standard" style:list-style-name="L1">
      <style:text-properties style:font-name="Liberation Serif1" officeooo:rsid="00444659" officeooo:paragraph-rsid="00444659" style:font-name-asian="Liberation Serif1" style:font-name-complex="Liberation Serif1"/>
    </style:style>
    <style:style style:name="P36" style:family="paragraph" style:parent-style-name="Standard" style:list-style-name="L1">
      <style:text-properties style:font-name="Liberation Serif1" officeooo:rsid="0046889c" officeooo:paragraph-rsid="0046889c" style:font-name-asian="Liberation Serif1" style:font-name-complex="Liberation Serif1"/>
    </style:style>
    <style:style style:name="P37" style:family="paragraph" style:parent-style-name="Standard" style:list-style-name="L1">
      <style:text-properties style:font-name="Liberation Serif1" officeooo:rsid="0047aaee" officeooo:paragraph-rsid="0047aaee" style:font-name-asian="Liberation Serif1" style:font-name-complex="Liberation Serif1"/>
    </style:style>
    <style:style style:name="P38" style:family="paragraph" style:parent-style-name="Standard" style:list-style-name="L1">
      <style:text-properties style:font-name="Liberation Serif1" officeooo:rsid="0048f2ea" officeooo:paragraph-rsid="0048f2ea" style:font-name-asian="Liberation Serif1" style:font-name-complex="Liberation Serif1"/>
    </style:style>
    <style:style style:name="P39" style:family="paragraph" style:parent-style-name="Standard" style:list-style-name="L1">
      <style:text-properties style:font-name="Liberation Serif1" officeooo:rsid="004911a1" officeooo:paragraph-rsid="004911a1" style:font-name-asian="Liberation Serif1" style:font-name-complex="Liberation Serif1"/>
    </style:style>
    <style:style style:name="P40" style:family="paragraph" style:parent-style-name="Standard" style:list-style-name="L1">
      <style:text-properties style:font-name="Liberation Serif1" officeooo:rsid="004c607c" officeooo:paragraph-rsid="004c607c" style:font-name-asian="Liberation Serif1" style:font-name-complex="Liberation Serif1"/>
    </style:style>
    <style:style style:name="P41" style:family="paragraph" style:parent-style-name="Standard" style:list-style-name="L1">
      <style:text-properties style:font-name="Liberation Serif1" officeooo:rsid="004f5263" officeooo:paragraph-rsid="004f5263" style:font-name-asian="Liberation Serif1" style:font-name-complex="Liberation Serif1"/>
    </style:style>
    <style:style style:name="P42" style:family="paragraph" style:parent-style-name="Standard" style:list-style-name="L1">
      <style:text-properties style:font-name="Liberation Serif1" officeooo:rsid="00511cb2" officeooo:paragraph-rsid="00511cb2" style:font-name-asian="Liberation Serif1" style:font-name-complex="Liberation Serif1"/>
    </style:style>
    <style:style style:name="P43" style:family="paragraph" style:parent-style-name="Standard" style:list-style-name="L1">
      <style:text-properties style:font-name="Liberation Serif1" officeooo:rsid="00556f4d" officeooo:paragraph-rsid="00556f4d" style:font-name-asian="Liberation Serif1" style:font-name-complex="Liberation Serif1"/>
    </style:style>
    <style:style style:name="P44" style:family="paragraph" style:parent-style-name="Standard" style:list-style-name="L1">
      <style:text-properties style:font-name="Liberation Serif1" officeooo:rsid="00556f4d" officeooo:paragraph-rsid="00521c96" style:font-name-asian="Liberation Serif1" style:font-name-complex="Liberation Serif1"/>
    </style:style>
    <style:style style:name="P45" style:family="paragraph" style:parent-style-name="Standard" style:list-style-name="L1">
      <style:text-properties style:font-name="Liberation Serif1" officeooo:rsid="00521c96" officeooo:paragraph-rsid="00521c96" style:font-name-asian="Liberation Serif1" style:font-name-complex="Liberation Serif1"/>
    </style:style>
    <style:style style:name="P46" style:family="paragraph" style:parent-style-name="Standard" style:list-style-name="L1">
      <style:text-properties style:font-name="Liberation Serif1" style:text-underline-style="solid" style:text-underline-width="auto" style:text-underline-color="font-color" fo:font-weight="bold" officeooo:rsid="00444659" officeooo:paragraph-rsid="00444659" style:font-name-asian="Liberation Serif1" style:font-weight-asian="bold" style:font-name-complex="Liberation Serif1" style:font-weight-complex="bold"/>
    </style:style>
    <style:style style:name="P47" style:family="paragraph" style:parent-style-name="Standard" style:list-style-name="L1">
      <style:text-properties style:font-name="Liberation Serif1" style:text-underline-style="solid" style:text-underline-width="auto" style:text-underline-color="font-color" fo:font-weight="bold" officeooo:rsid="004f5263" officeooo:paragraph-rsid="004f5263" style:font-name-asian="Liberation Serif1" style:font-weight-asian="bold" style:font-name-complex="Liberation Serif1" style:font-weight-complex="bold"/>
    </style:style>
    <style:style style:name="P48" style:family="paragraph" style:parent-style-name="Standard" style:list-style-name="L1">
      <style:text-properties style:font-name="Liberation Serif1" style:text-underline-style="solid" style:text-underline-width="auto" style:text-underline-color="font-color" fo:font-weight="bold" officeooo:rsid="00511cb2" officeooo:paragraph-rsid="00511cb2" style:font-name-asian="Liberation Serif1" style:font-weight-asian="bold" style:font-name-complex="Liberation Serif1" style:font-weight-complex="bold"/>
    </style:style>
    <style:style style:name="P49" style:family="paragraph" style:parent-style-name="Standard" style:list-style-name="L1">
      <style:text-properties style:font-name="Liberation Serif1" style:text-underline-style="solid" style:text-underline-width="auto" style:text-underline-color="font-color" fo:font-weight="bold" officeooo:rsid="00556f4d" officeooo:paragraph-rsid="00556f4d" style:font-name-asian="Liberation Serif1" style:font-weight-asian="bold" style:font-name-complex="Liberation Serif1" style:font-weight-complex="bold"/>
    </style:style>
    <style:style style:name="P50" style:family="paragraph" style:parent-style-name="Standard" style:list-style-name="L1">
      <style:text-properties style:font-name="Liberation Serif1" style:text-underline-style="solid" style:text-underline-width="auto" style:text-underline-color="font-color" fo:font-weight="bold" officeooo:rsid="0056d8f3" officeooo:paragraph-rsid="0056d8f3" style:font-name-asian="Liberation Serif1" style:font-weight-asian="bold" style:font-name-complex="Liberation Serif1" style:font-weight-complex="bold"/>
    </style:style>
    <style:style style:name="P51" style:family="paragraph" style:parent-style-name="Standard" style:list-style-name="L1">
      <style:text-properties style:font-name="Liberation Serif1" fo:font-style="normal" officeooo:rsid="0056de37" officeooo:paragraph-rsid="0056de37" style:font-name-asian="Liberation Serif1" style:font-style-asian="normal" style:font-name-complex="Liberation Serif1" style:font-style-complex="normal"/>
    </style:style>
    <style:style style:name="P52" style:family="paragraph" style:parent-style-name="Standard" style:list-style-name="L1">
      <style:text-properties style:font-name="Liberation Serif1" fo:font-style="normal" officeooo:rsid="00599dd6" officeooo:paragraph-rsid="00599dd6" style:font-name-asian="Liberation Serif1" style:font-style-asian="normal" style:font-name-complex="Liberation Serif1" style:font-style-complex="normal"/>
    </style:style>
    <style:style style:name="P53" style:family="paragraph" style:parent-style-name="Standard" style:list-style-name="L1">
      <style:text-properties style:font-name="Liberation Serif1" fo:font-style="normal" officeooo:rsid="005ad91f" officeooo:paragraph-rsid="005ad91f" style:font-name-asian="Liberation Serif1" style:font-style-asian="normal" style:font-name-complex="Liberation Serif1" style:font-style-complex="normal"/>
    </style:style>
    <style:style style:name="P54" style:family="paragraph" style:parent-style-name="Standard" style:list-style-name="L1">
      <style:text-properties style:font-name="Liberation Serif1" fo:font-style="normal" officeooo:rsid="005bfe2d" officeooo:paragraph-rsid="005bfe2d" style:font-name-asian="Liberation Serif1" style:font-style-asian="normal" style:font-name-complex="Liberation Serif1" style:font-style-complex="normal"/>
    </style:style>
    <style:style style:name="P55" style:family="paragraph" style:parent-style-name="Standard" style:list-style-name="L1">
      <style:text-properties style:font-name="Liberation Serif1" fo:font-style="normal" officeooo:rsid="005d19a9" officeooo:paragraph-rsid="005d19a9" style:font-name-asian="Liberation Serif1" style:font-style-asian="normal" style:font-name-complex="Liberation Serif1" style:font-style-complex="normal"/>
    </style:style>
    <style:style style:name="P56" style:family="paragraph" style:parent-style-name="Standard" style:list-style-name="L1">
      <style:text-properties style:font-name="Liberation Serif1" fo:font-style="normal" officeooo:rsid="005fa8cd" officeooo:paragraph-rsid="005fa8cd" style:font-name-asian="Liberation Serif1" style:font-style-asian="normal" style:font-name-complex="Liberation Serif1" style:font-style-complex="normal"/>
    </style:style>
    <style:style style:name="P57" style:family="paragraph" style:parent-style-name="Standard" style:list-style-name="L1">
      <style:text-properties style:font-name="Liberation Serif1" fo:font-style="normal" officeooo:rsid="00607986" officeooo:paragraph-rsid="00607986" style:font-name-asian="Liberation Serif1" style:font-style-asian="normal" style:font-name-complex="Liberation Serif1" style:font-style-complex="normal"/>
    </style:style>
    <style:style style:name="P58" style:family="paragraph" style:parent-style-name="Standard" style:list-style-name="L1">
      <style:text-properties style:font-name="Liberation Serif1" fo:font-style="normal" officeooo:rsid="0061d740" officeooo:paragraph-rsid="00607986" style:font-name-asian="Liberation Serif1" style:font-style-asian="normal" style:font-name-complex="Liberation Serif1" style:font-style-complex="normal"/>
    </style:style>
    <style:style style:name="P59" style:family="paragraph" style:parent-style-name="Standard" style:list-style-name="L1">
      <style:text-properties officeooo:rsid="002dc95b" officeooo:paragraph-rsid="002dc95b"/>
    </style:style>
    <style:style style:name="P60" style:family="paragraph" style:parent-style-name="Standard" style:list-style-name="L1">
      <style:text-properties officeooo:rsid="0033732f" officeooo:paragraph-rsid="0033732f"/>
    </style:style>
    <style:style style:name="P61" style:family="paragraph" style:parent-style-name="Standard" style:list-style-name="L1">
      <style:paragraph-properties fo:break-before="page"/>
      <style:text-properties officeooo:rsid="00116e73" officeooo:paragraph-rsid="00116e73"/>
    </style:style>
    <style:style style:name="P62" style:family="paragraph" style:parent-style-name="Standard" style:list-style-name="L1">
      <style:paragraph-properties fo:break-before="page"/>
      <style:text-properties style:font-name="Liberation Serif1" officeooo:rsid="00368325" officeooo:paragraph-rsid="00368325" style:font-name-asian="Liberation Serif1" style:font-name-complex="Liberation Serif1"/>
    </style:style>
    <style:style style:name="P63" style:family="paragraph" style:parent-style-name="Standard" style:list-style-name="L1">
      <style:paragraph-properties fo:break-before="page"/>
      <style:text-properties style:font-name="Liberation Serif1" officeooo:rsid="003a0677" officeooo:paragraph-rsid="003a0677" style:font-name-asian="Liberation Serif1" style:font-name-complex="Liberation Serif1"/>
    </style:style>
    <style:style style:name="P64" style:family="paragraph" style:parent-style-name="Standard" style:list-style-name="L1">
      <style:paragraph-properties fo:break-before="page"/>
      <style:text-properties style:font-name="Liberation Serif1" officeooo:rsid="0047aaee" officeooo:paragraph-rsid="0047aaee" style:font-name-asian="Liberation Serif1" style:font-name-complex="Liberation Serif1"/>
    </style:style>
    <style:style style:name="P65" style:family="paragraph" style:parent-style-name="Standard" style:list-style-name="L1">
      <style:paragraph-properties fo:break-before="page"/>
      <style:text-properties style:font-name="Liberation Serif1" fo:font-size="16pt" style:text-underline-style="solid" style:text-underline-width="auto" style:text-underline-color="font-color" fo:font-weight="bold" officeooo:rsid="0042cc8b" officeooo:paragraph-rsid="0042cc8b" style:font-name-asian="Liberation Serif1" style:font-weight-asian="bold" style:font-name-complex="Liberation Serif1" style:font-weight-complex="bold"/>
    </style:style>
    <style:style style:name="P66" style:family="paragraph" style:parent-style-name="Standard" style:list-style-name="L1">
      <style:paragraph-properties fo:break-before="page"/>
      <style:text-properties style:font-name="Liberation Serif1" fo:font-size="16pt" style:text-underline-style="solid" style:text-underline-width="auto" style:text-underline-color="font-color" fo:font-weight="bold" officeooo:rsid="004c607c" officeooo:paragraph-rsid="004c607c" style:font-name-asian="Liberation Serif1" style:font-weight-asian="bold" style:font-name-complex="Liberation Serif1" style:font-weight-complex="bold"/>
    </style:style>
    <style:style style:name="P67" style:family="paragraph" style:parent-style-name="Standard" style:list-style-name="L1">
      <style:paragraph-properties fo:break-before="page"/>
      <style:text-properties style:font-name="Liberation Serif1" style:text-underline-style="solid" style:text-underline-width="auto" style:text-underline-color="font-color" fo:font-weight="bold" officeooo:rsid="00511cb2" officeooo:paragraph-rsid="00511cb2" style:font-name-asian="Liberation Serif1" style:font-weight-asian="bold" style:font-name-complex="Liberation Serif1" style:font-weight-complex="bold"/>
    </style:style>
    <style:style style:name="P68" style:family="paragraph" style:parent-style-name="Standard" style:list-style-name="L1">
      <style:paragraph-properties fo:break-before="page"/>
      <style:text-properties style:font-name="Liberation Serif1" style:text-underline-style="solid" style:text-underline-width="auto" style:text-underline-color="font-color" fo:font-weight="bold" officeooo:rsid="00556f4d" officeooo:paragraph-rsid="00556f4d" style:font-name-asian="Liberation Serif1" style:font-weight-asian="bold" style:font-name-complex="Liberation Serif1" style:font-weight-complex="bold"/>
    </style:style>
    <style:style style:name="P69" style:family="paragraph" style:parent-style-name="Standard" style:list-style-name="L1">
      <style:paragraph-properties fo:break-before="page"/>
      <style:text-properties style:font-name="Liberation Serif1" fo:font-style="normal" officeooo:rsid="00599dd6" officeooo:paragraph-rsid="00599dd6" style:font-name-asian="Liberation Serif1" style:font-style-asian="normal" style:font-name-complex="Liberation Serif1" style:font-style-complex="normal"/>
    </style:style>
    <style:style style:name="P70" style:family="paragraph" style:parent-style-name="Standard" style:list-style-name="L1">
      <style:paragraph-properties fo:break-before="page"/>
      <style:text-properties style:font-name="Liberation Serif1" fo:font-style="normal" officeooo:rsid="005fa8cd" officeooo:paragraph-rsid="005fa8cd" style:font-name-asian="Liberation Serif1" style:font-style-asian="normal" style:font-name-complex="Liberation Serif1" style:font-style-complex="normal"/>
    </style:style>
    <style:style style:name="T1" style:family="text">
      <style:text-properties style:text-position="super 58%"/>
    </style:style>
    <style:style style:name="T2" style:family="text">
      <style:text-properties style:text-position="super 58%" style:font-name="Liberation Serif1"/>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1"/>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font-name="Liberation Serif"/>
    </style:style>
    <style:style style:name="T10" style:family="text">
      <style:text-properties style:font-name="Liberation Serif" style:font-name-asian="SimSun" style:font-name-complex="Mangal"/>
    </style:style>
    <style:style style:name="T11" style:family="text">
      <style:text-properties style:font-name="Liberation Serif" fo:font-weight="bold" style:font-weight-asian="bold" style:font-weight-complex="bold"/>
    </style:style>
    <style:style style:name="T12" style:family="text">
      <style:text-properties style:font-name="Liberation Serif" fo:font-style="italic" style:font-name-asian="SimSun" style:font-style-asian="italic" style:font-name-complex="Mangal" style:font-style-complex="italic"/>
    </style:style>
    <style:style style:name="T13" style:family="text">
      <style:text-properties officeooo:rsid="0015de0e"/>
    </style:style>
    <style:style style:name="T14" style:family="text">
      <style:text-properties officeooo:rsid="001675c5"/>
    </style:style>
    <style:style style:name="T15" style:family="text">
      <style:text-properties style:font-name="Liberation Serif1"/>
    </style:style>
    <style:style style:name="T16" style:family="text">
      <style:text-properties style:font-name="Liberation Serif1" style:font-name-asian="Liberation Serif1" style:font-name-complex="Liberation Serif1"/>
    </style:style>
    <style:style style:name="T17" style:family="text">
      <style:text-properties style:font-name="Liberation Serif1" fo:font-style="italic" style:font-name-asian="Liberation Serif1" style:font-style-asian="italic" style:font-name-complex="Liberation Serif1" style:font-style-complex="italic"/>
    </style:style>
    <style:style style:name="T18" style:family="text">
      <style:text-properties style:font-name="Liberation Serif1"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style:text-position="0% 100%"/>
    </style:style>
    <style:style style:name="T21" style:family="text">
      <style:text-properties style:text-position="0% 100%" style:font-name="Liberation Serif1"/>
    </style:style>
    <style:style style:name="T22"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is à densité</text:p>
      <text:p text:style-name="P2"/>
      <text:list xml:id="list414086197466642607" text:style-name="L1">
        <text:list-item>
          <text:p text:style-name="P9">Densité de probabilité</text:p>
          <text:p text:style-name="P10">Soit <text:span text:style-name="T7">X</text:span> une variable aléatoire pouvant prendre n’importe quelle valeur dans un intervalle. </text:p>
          <text:p text:style-name="P11">Il ne s’agit donc pas d’une variable <text:span text:style-name="T6">discrète</text:span> </text:p>
          <text:list>
            <text:list-header>
              <text:p text:style-name="P10"/>
              <text:p text:style-name="P10">Rappel : une variable est discrète si on peut faire la liste de ses valeurs possibles, même infinie</text:p>
              <text:list>
                <text:list-header>
                  <text:p text:style-name="P10">Exemples : </text:p>
                  <text:list>
                    <text:list-header>
                      <text:p text:style-name="P12">On joue à pile ou face 10 fois </text:p>
                      <text:list>
                        <text:list-header>
                          <text:p text:style-name="P12">On gagne quand on a pile </text:p>
                          <text:p text:style-name="P12"><text:span text:style-name="T7">X</text:span> compte le nombre de fois où on gagne </text:p>
                          <text:list>
                            <text:list-header>
                              <text:p text:style-name="P12"><text:span text:style-name="T7">X</text:span> peut prendre les valeurs : 0 , 1 , 2 , 3 , … , 10</text:p>
                              <text:list>
                                <text:list-header>
                                  <text:p text:style-name="P12">C’est une variable discrète </text:p>
                                  <text:p text:style-name="P12">Elle suit une loi binomiale </text:p>
                                </text:list-header>
                              </text:list>
                            </text:list-header>
                          </text:list>
                        </text:list-header>
                      </text:list>
                      <text:p text:style-name="P12">On donne un nombre entier positif au hasard </text:p>
                      <text:list text:continue-numbering="true">
                        <text:list-header>
                          <text:p text:style-name="P12"><text:span text:style-name="T7">X</text:span> est ce nombre </text:p>
                          <text:list>
                            <text:list-header>
                              <text:p text:style-name="P12"><text:span text:style-name="T7">X</text:span> peut prendre les valeurs : 0 , 1 , 2 , … … </text:p>
                              <text:list>
                                <text:list-header>
                                  <text:p text:style-name="P12">C’est une variable discrète </text:p>
                                  <text:p text:style-name="P12">La loi de <text:span text:style-name="T7">X</text:span> est inconnue </text:p>
                                </text:list-header>
                              </text:list>
                            </text:list-header>
                          </text:list>
                        </text:list-header>
                      </text:list>
                    </text:list-header>
                  </text:list>
                </text:list-header>
              </text:list>
              <text:p text:style-name="P12"/>
            </text:list-header>
          </text:list>
          <text:p text:style-name="P13">Donc nous allons étudier des variables aléatoires <text:span text:style-name="T7">X</text:span> qui ne sont pas discrètes mais <text:span text:style-name="T6">continues</text:span> </text:p>
          <text:p text:style-name="P13"/>
          <text:p text:style-name="P13"/>
          <text:p text:style-name="P61">Activité 1 p.364 :</text:p>
          <text:list text:continue-numbering="true">
            <text:list-item>
              <text:p text:style-name="P13">Il est supposé impossible de rater la cible </text:p>
              <text:list>
                <text:list-header>
                  <text:p text:style-name="P13"><text:span text:style-name="T7">P</text:span> (rater la cible) = 0 <text:tab/><text:tab/><text:tab/><text:span text:style-name="T7">P</text:span> (toucher la cible) = 1</text:p>
                </text:list-header>
              </text:list>
            </text:list-item>
            <text:list-item>
              <text:p text:style-name="P13">On gagne lorsque l’abscisse du point d’impact est entre 0 et 0,2 </text:p>
              <text:list>
                <text:list-header>
                  <text:p text:style-name="P13"><draw:frame draw:style-name="fr1" draw:name="Objet1" text:anchor-type="as-char" svg:y="-0.377cm" svg:width="4.807cm" svg:height="0.483cm" draw:z-index="0"><draw:object xlink:href="./Object 1" xlink:type="simple" xlink:show="embed" xlink:actuate="onLoad"/><draw:image xlink:href="./ObjectReplacements/Object 1" xlink:type="simple" xlink:show="embed" xlink:actuate="onLoad"/></draw:frame></text:p>
                </text:list-header>
              </text:list>
            </text:list-item>
            <text:list-item>
              <text:p text:style-name="P14"><text:span text:style-name="T7">x</text:span> est une variable aléatoire pouvant varier de 0 à 1, </text:p>
              <text:p text:style-name="P14">mais pas de façon discrète, elle est continue </text:p>
              <text:list>
                <text:list-header>
                  <text:p text:style-name="P15"><draw:frame draw:style-name="fr1" draw:name="Objet2" text:anchor-type="as-char" svg:y="-0.953cm" svg:width="12.444cm" svg:height="1.662cm" draw:z-index="6"><draw:object xlink:href="./Object 2" xlink:type="simple" xlink:show="embed" xlink:actuate="onLoad"/><draw:image xlink:href="./ObjectReplacements/Object 2" xlink:type="simple" xlink:show="embed" xlink:actuate="onLoad"/></draw:frame></text:p>
                </text:list-header>
              </text:list>
            </text:list-item>
            <text:list-item>
              <text:p text:style-name="P15"><text:span text:style-name="T13">Cible 1 : </text:span><text:span text:style-name="T13"><draw:frame draw:style-name="fr1" draw:name="Objet5" text:anchor-type="as-char" svg:y="-0.377cm" svg:width="3.089cm" svg:height="0.531cm" draw:z-index="7"><draw:object xlink:href="./Object 5" xlink:type="simple" xlink:show="embed" xlink:actuate="onLoad"/><draw:image xlink:href="./ObjectReplacements/Object 5" xlink:type="simple" xlink:show="embed" xlink:actuate="onLoad"/></draw:frame></text:span></text:p>
              <text:list>
                <text:list-header>
                  <text:p text:style-name="P16">Visuellement : <text:span text:style-name="T10"><draw:frame draw:style-name="fr1" draw:name="Objet3" text:anchor-type="as-char" svg:y="-0.566cm" svg:width="6.172cm" svg:height="0.801cm" draw:z-index="8"><draw:object xlink:href="./Object 3" xlink:type="simple" xlink:show="embed" xlink:actuate="onLoad"/><draw:image xlink:href="./ObjectReplacements/Object 3" xlink:type="simple" xlink:show="embed" xlink:actuate="onLoad"/></draw:frame></text:span></text:p>
                  <text:p text:style-name="P17"><text:span text:style-name="T14">Par le calcul intégral</text:span> : </text:p>
                  <text:list>
                    <text:list-header>
                      <text:p text:style-name="P17"><draw:frame draw:style-name="fr1" draw:name="Objet4" text:anchor-type="as-char" svg:y="-1.669cm" svg:width="12.019cm" svg:height="3.186cm" draw:z-index="1"><draw:object xlink:href="./Object 4" xlink:type="simple" xlink:show="embed" xlink:actuate="onLoad"/><draw:image xlink:href="./ObjectReplacements/Object 4" xlink:type="simple" xlink:show="embed" xlink:actuate="onLoad"/></draw:frame></text:p>
                    </text:list-header>
                  </text:list>
                </text:list-header>
              </text:list>
              <text:p text:style-name="P18">Cible 2 : <draw:frame draw:style-name="fr1" draw:name="Objet6" text:anchor-type="as-char" svg:y="-0.377cm" svg:width="1.662cm" svg:height="0.531cm" draw:z-index="2"><draw:object xlink:href="./Object 6" xlink:type="simple" xlink:show="embed" xlink:actuate="onLoad"/><draw:image xlink:href="./ObjectReplacements/Object 6" xlink:type="simple" xlink:show="embed" xlink:actuate="onLoad"/></draw:frame></text:p>
              <text:list text:continue-numbering="true">
                <text:list-header>
                  <text:p text:style-name="P18">Visuellement : <draw:frame draw:style-name="fr1" draw:name="Objet7" text:anchor-type="as-char" svg:y="-0.566cm" svg:width="6.144cm" svg:height="0.801cm" draw:z-index="10"><draw:object xlink:href="./Object 7" xlink:type="simple" xlink:show="embed" xlink:actuate="onLoad"/><draw:image xlink:href="./ObjectReplacements/Object 7" xlink:type="simple" xlink:show="embed" xlink:actuate="onLoad"/></draw:frame></text:p>
                  <text:p text:style-name="P18">Par le calcul intégral : </text:p>
                  <text:list>
                    <text:list-header>
                      <text:p text:style-name="P18"><draw:frame draw:style-name="fr1" draw:name="Objet8" text:anchor-type="as-char" svg:y="-1.117cm" svg:width="12.024cm" svg:height="2.171cm" draw:z-index="3"><draw:object xlink:href="./Object 8" xlink:type="simple" xlink:show="embed" xlink:actuate="onLoad"/><draw:image xlink:href="./ObjectReplacements/Object 8" xlink:type="simple" xlink:show="embed" xlink:actuate="onLoad"/></draw:frame></text:p>
                    </text:list-header>
                  </text:list>
                </text:list-header>
              </text:list>
              <text:p text:style-name="P18">Cible 3 : <draw:frame draw:style-name="fr1" draw:name="Objet9" text:anchor-type="as-char" svg:y="-0.453cm" svg:width="3.399cm" svg:height="0.665cm" draw:z-index="4"><draw:object xlink:href="./Object 9" xlink:type="simple" xlink:show="embed" xlink:actuate="onLoad"/><draw:image xlink:href="./ObjectReplacements/Object 9" xlink:type="simple" xlink:show="embed" xlink:actuate="onLoad"/></draw:frame></text:p>
              <text:list text:continue-numbering="true">
                <text:list-header>
                  <text:p text:style-name="P19">Visuellement : <draw:frame draw:style-name="fr1" draw:name="Objet10" text:anchor-type="as-char" svg:y="-0.566cm" svg:width="6.549cm" svg:height="0.801cm" draw:z-index="11"><draw:object xlink:href="./Object 10" xlink:type="simple" xlink:show="embed" xlink:actuate="onLoad"/><draw:image xlink:href="./ObjectReplacements/Object 10" xlink:type="simple" xlink:show="embed" xlink:actuate="onLoad"/></draw:frame></text:p>
                  <text:p text:style-name="P20">Par le calcul intégral :</text:p>
                  <text:list>
                    <text:list-header>
                      <text:p text:style-name="P20"><draw:frame draw:style-name="fr1" draw:name="Objet11" text:anchor-type="as-char" svg:y="-1.552cm" svg:width="12.037cm" svg:height="2.956cm" draw:z-index="12"><draw:object xlink:href="./Object 11" xlink:type="simple" xlink:show="embed" xlink:actuate="onLoad"/><draw:image xlink:href="./ObjectReplacements/Object 11" xlink:type="simple" xlink:show="embed" xlink:actuate="onLoad"/></draw:frame></text:p>
                    </text:list-header>
                  </text:list>
                </text:list-header>
              </text:list>
            </text:list-item>
            <text:list-item>
              <text:p text:style-name="P21">On a plus de chances de gagner avec la 3<text:span text:style-name="T1">e</text:span> cible. </text:p>
            </text:list-item>
          </text:list>
          <text:p text:style-name="P25">Remarque : Avec chacune des 3 cibles </text:p>
          <text:list text:continue-numbering="true">
            <text:list-header>
              <text:p text:style-name="P22"><draw:frame draw:style-name="fr1" draw:name="Objet12" text:anchor-type="as-char" svg:y="-0.619cm" svg:width="5.831cm" svg:height="0.998cm" draw:z-index="13"><draw:object xlink:href="./Object 12" xlink:type="simple" xlink:show="embed" xlink:actuate="onLoad"/><draw:image xlink:href="./ObjectReplacements/Object 12" xlink:type="simple" xlink:show="embed" xlink:actuate="onLoad"/></draw:frame></text:p>
              <text:p text:style-name="P23">car la zone « gagnante » est un segment, et l'aire d'un segment est 0 </text:p>
              <text:p text:style-name="P26"><text:span text:style-name="T9">Donc la probabilité que la flèche tombe sur un point d'abscisse </text:span><text:span text:style-name="T11">précise</text:span><text:span text:style-name="T9"> est nulle, </text:span></text:p>
              <text:p text:style-name="P23">or cet événement n’est pas impossible ! </text:p>
              <text:p text:style-name="P27"><text:span text:style-name="T9">Ce phénomène qui paraît contradictoire est lié aux variables </text:span><text:span text:style-name="T11">continues</text:span><text:span text:style-name="T9"> !</text:span></text:p>
            </text:list-header>
          </text:list>
          <text:p text:style-name="P24"/>
          <text:p text:style-name="P28"><text:soft-page-break/>Bilan : </text:p>
          <text:list text:continue-numbering="true">
            <text:list-header>
              <text:p text:style-name="P28"><draw:frame draw:style-name="fr1" draw:name="Objet13" text:anchor-type="as-char" svg:y="-0.972cm" svg:width="11.162cm" svg:height="1.794cm" draw:z-index="16"><draw:object xlink:href="./Object 13" xlink:type="simple" xlink:show="embed" xlink:actuate="onLoad"/><draw:image xlink:href="./ObjectReplacements/Object 13" xlink:type="simple" xlink:show="embed" xlink:actuate="onLoad"/></draw:frame></text:p>
              <text:p text:style-name="P29">Une densité de probabilité peut être associée </text:p>
              <text:p text:style-name="P29">à une variable aléatoire <text:span text:style-name="T7">X</text:span> <text:span text:style-name="T6">continue</text:span> dans [ <text:span text:style-name="T7">a</text:span> ; <text:span text:style-name="T7">b</text:span> ] </text:p>
              <text:p text:style-name="P29"><draw:frame draw:style-name="fr1" draw:name="Objet14" text:anchor-type="as-char" svg:y="-0.97cm" svg:width="7.535cm" svg:height="1.792cm" draw:z-index="17"><draw:object xlink:href="./Object 14" xlink:type="simple" xlink:show="embed" xlink:actuate="onLoad"/><draw:image xlink:href="./ObjectReplacements/Object 14" xlink:type="simple" xlink:show="embed" xlink:actuate="onLoad"/></draw:frame></text:p>
            </text:list-header>
          </text:list>
          <text:p text:style-name="P29">Remarque :</text:p>
          <text:list text:continue-numbering="true">
            <text:list-header>
              <text:p text:style-name="P29">On peut rencontrer à la place de l’intervalle [ <text:span text:style-name="T7">a</text:span> ; <text:span text:style-name="T7">b</text:span> ] tout autre intervalle semi-ouvert ou ouvert. De plus, on peut avoir <text:span text:style-name="T7">a = –</text:span><text:span text:style-name="T17">∞</text:span><text:span text:style-name="T10"> ou </text:span><text:span text:style-name="T12">b = +</text:span><text:span text:style-name="T17">∞</text:span><text:span text:style-name="T16"> </text:span></text:p>
            </text:list-header>
          </text:list>
          <text:p text:style-name="P30"/>
          <text:p text:style-name="P59">Exemples :</text:p>
          <text:list text:continue-numbering="true">
            <text:list-item>
              <text:p text:style-name="P59"><draw:frame draw:style-name="fr1" draw:name="Objet15" text:anchor-type="as-char" svg:y="-0.619cm" svg:width="3.999cm" svg:height="0.998cm" draw:z-index="18"><draw:object xlink:href="./Object 15" xlink:type="simple" xlink:show="embed" xlink:actuate="onLoad"/><draw:image xlink:href="./ObjectReplacements/Object 15" xlink:type="simple" xlink:show="embed" xlink:actuate="onLoad"/></draw:frame></text:p>
              <text:list>
                <text:list-header>
                  <text:p text:style-name="P60">Montrer que <text:span text:style-name="T7">f</text:span> est une densité de probabilité</text:p>
                  <text:list>
                    <text:list-header>
                      <text:p text:style-name="P59"><draw:frame draw:style-name="fr1" draw:name="Objet19" text:anchor-type="as-char" svg:y="-1.051cm" svg:width="6.103cm" svg:height="1.953cm" draw:z-index="19"><draw:object xlink:href="./Object 19" xlink:type="simple" xlink:show="embed" xlink:actuate="onLoad"/><draw:image xlink:href="./ObjectReplacements/Object 19" xlink:type="simple" xlink:show="embed" xlink:actuate="onLoad"/></draw:frame></text:p>
                      <text:p text:style-name="P60">Intégrale totale = 1 ?</text:p>
                      <text:list>
                        <text:list-header>
                          <text:p text:style-name="P60"><draw:frame draw:style-name="fr1" draw:name="Objet22" text:anchor-type="as-char" svg:y="-1.492cm" svg:width="9.352cm" svg:height="2.836cm" draw:z-index="20"><draw:object xlink:href="./Object 22" xlink:type="simple" xlink:show="embed" xlink:actuate="onLoad"/><draw:image xlink:href="./ObjectReplacements/Object 22" xlink:type="simple" xlink:show="embed" xlink:actuate="onLoad"/></draw:frame></text:p>
                        </text:list-header>
                      </text:list>
                    </text:list-header>
                  </text:list>
                  <text:p text:style-name="P60">On associe à cette densité une variable aléatoire X continue sur [ <text:span text:style-name="T7">a</text:span> ; <text:span text:style-name="T7">b</text:span> ]</text:p>
                  <text:p text:style-name="P59"><draw:frame draw:style-name="fr1" draw:name="Objet16" text:anchor-type="as-char" svg:y="-0.669cm" svg:width="13.287cm" svg:height="1.097cm" draw:z-index="21"><draw:object xlink:href="./Object 16" xlink:type="simple" xlink:show="embed" xlink:actuate="onLoad"/><draw:image xlink:href="./ObjectReplacements/Object 16" xlink:type="simple" xlink:show="embed" xlink:actuate="onLoad"/></draw:frame></text:p>
                  <text:list text:continue-numbering="true">
                    <text:list-header>
                      <text:p text:style-name="P59"><draw:frame draw:style-name="fr1" draw:name="Objet20" text:anchor-type="as-char" svg:y="-0.87cm" svg:width="12.711cm" svg:height="1.588cm" draw:z-index="22"><draw:object xlink:href="./Object 20" xlink:type="simple" xlink:show="embed" xlink:actuate="onLoad"/><draw:image xlink:href="./ObjectReplacements/Object 20" xlink:type="simple" xlink:show="embed" xlink:actuate="onLoad"/></draw:frame></text:p>
                    </text:list-header>
                  </text:list>
                  <text:p text:style-name="P31"><draw:frame draw:style-name="fr1" draw:name="Objet17" text:anchor-type="as-char" svg:y="-0.669cm" svg:width="6.341cm" svg:height="1.097cm" draw:z-index="23"><draw:object xlink:href="./Object 17" xlink:type="simple" xlink:show="embed" xlink:actuate="onLoad"/><draw:image xlink:href="./ObjectReplacements/Object 17" xlink:type="simple" xlink:show="embed" xlink:actuate="onLoad"/></draw:frame></text:p>
                  <text:list text:continue-numbering="true">
                    <text:list-header>
                      <text:p text:style-name="P32"><draw:frame draw:style-name="fr1" draw:name="Objet18" text:anchor-type="as-char" svg:y="-1.886cm" svg:width="12.081cm" svg:height="3.621cm" draw:z-index="24"><draw:object xlink:href="./Object 18" xlink:type="simple" xlink:show="embed" xlink:actuate="onLoad"/><draw:image xlink:href="./ObjectReplacements/Object 18" xlink:type="simple" xlink:show="embed" xlink:actuate="onLoad"/></draw:frame></text:p>
                    </text:list-header>
                  </text:list>
                </text:list-header>
              </text:list>
            </text:list-item>
          </text:list>
        </text:list-item>
      </text:list>
      <text:p text:style-name="P4"/>
      <text:list xml:id="list140426405644108" text:continue-numbering="true" text:style-name="L1">
        <text:list-item>
          <text:list>
            <text:list-header>
              <text:p text:style-name="P62"/>
              <text:p text:style-name="P32"/>
            </text:list-header>
            <text:list-item>
              <text:p text:style-name="P32"><draw:frame draw:style-name="fr1" draw:name="Objet21" text:anchor-type="as-char" svg:y="-0.619cm" svg:width="3.921cm" svg:height="1.058cm" draw:z-index="25"><draw:object xlink:href="./Object 21" xlink:type="simple" xlink:show="embed" xlink:actuate="onLoad"/><draw:image xlink:href="./ObjectReplacements/Object 21" xlink:type="simple" xlink:show="embed" xlink:actuate="onLoad"/></draw:frame></text:p>
              <text:list>
                <text:list-header>
                  <text:p text:style-name="P33">Montrer que <text:span text:style-name="T7">f</text:span> est une densité</text:p>
                  <text:list>
                    <text:list-header>
                      <text:p text:style-name="P33"><draw:frame draw:style-name="fr1" draw:name="Objet23" text:anchor-type="as-char" svg:y="-3.358cm" svg:width="13.123cm" svg:height="6.565cm" draw:z-index="26"><draw:object xlink:href="./Object 23" xlink:type="simple" xlink:show="embed" xlink:actuate="onLoad"/><draw:image xlink:href="./ObjectReplacements/Object 23" xlink:type="simple" xlink:show="embed" xlink:actuate="onLoad"/></draw:frame></text:p>
                    </text:list-header>
                  </text:list>
                  <text:p text:style-name="P33"><draw:frame draw:style-name="fr1" draw:name="Objet24" text:anchor-type="as-char" svg:y="-0.377cm" svg:width="2.293cm" svg:height="0.483cm" draw:z-index="27"><draw:object xlink:href="./Object 24" xlink:type="simple" xlink:show="embed" xlink:actuate="onLoad"/><draw:image xlink:href="./ObjectReplacements/Object 24" xlink:type="simple" xlink:show="embed" xlink:actuate="onLoad"/></draw:frame></text:p>
                  <text:list text:continue-numbering="true">
                    <text:list-header>
                      <text:p text:style-name="P34">Car la probabilité d'une valeur précise pour une variable continue est nulle</text:p>
                    </text:list-header>
                  </text:list>
                  <text:p text:style-name="P34"><draw:frame draw:style-name="fr1" draw:name="Objet25" text:anchor-type="as-char" svg:y="-1.492cm" svg:width="9.86cm" svg:height="2.836cm" draw:z-index="28"><draw:object xlink:href="./Object 25" xlink:type="simple" xlink:show="embed" xlink:actuate="onLoad"/><draw:image xlink:href="./ObjectReplacements/Object 25" xlink:type="simple" xlink:show="embed" xlink:actuate="onLoad"/></draw:frame></text:p>
                </text:list-header>
              </text:list>
              <text:p text:style-name="P34"/>
            </text:list-item>
          </text:list>
        </text:list-item>
      </text:list>
      <text:p text:style-name="P5"/>
      <text:list xml:id="list140428086938488" text:continue-numbering="true" text:style-name="L1">
        <text:list-item>
          <text:list>
            <text:list-item>
              <text:p text:style-name="P63"><draw:frame draw:style-name="fr1" draw:name="Objet26" text:anchor-type="as-char" svg:y="-0.437cm" svg:width="4.018cm" svg:height="0.543cm" draw:z-index="29"><draw:object xlink:href="./Object 26" xlink:type="simple" xlink:show="embed" xlink:actuate="onLoad"/><draw:image xlink:href="./ObjectReplacements/Object 26" xlink:type="simple" xlink:show="embed" xlink:actuate="onLoad"/></draw:frame></text:p>
              <text:list>
                <text:list-header>
                  <text:p text:style-name="P34">Montrer que <text:span text:style-name="T7">f</text:span> est une densité</text:p>
                  <text:list>
                    <text:list-header>
                      <text:p text:style-name="P34"><draw:frame draw:style-name="fr1" draw:name="Objet27" text:anchor-type="as-char" svg:y="-3.274cm" svg:width="11.603cm" svg:height="6.678cm" draw:z-index="30"><draw:object xlink:href="./Object 27" xlink:type="simple" xlink:show="embed" xlink:actuate="onLoad"/><draw:image xlink:href="./ObjectReplacements/Object 27" xlink:type="simple" xlink:show="embed" xlink:actuate="onLoad"/></draw:frame></text:p>
                    </text:list-header>
                  </text:list>
                  <text:p text:style-name="P34"><draw:frame draw:style-name="fr1" draw:name="Objet28" text:anchor-type="as-char" svg:y="-0.377cm" svg:width="2.501cm" svg:height="0.483cm" draw:z-index="31"><draw:object xlink:href="./Object 28" xlink:type="simple" xlink:show="embed" xlink:actuate="onLoad"/><draw:image xlink:href="./ObjectReplacements/Object 28" xlink:type="simple" xlink:show="embed" xlink:actuate="onLoad"/></draw:frame></text:p>
                  <text:p text:style-name="P34"><draw:frame draw:style-name="fr1" draw:name="Objet29" text:anchor-type="as-char" svg:y="-1.54cm" svg:width="9.253cm" svg:height="2.93cm" draw:z-index="32"><draw:object xlink:href="./Object 29" xlink:type="simple" xlink:show="embed" xlink:actuate="onLoad"/><draw:image xlink:href="./ObjectReplacements/Object 29" xlink:type="simple" xlink:show="embed" xlink:actuate="onLoad"/></draw:frame></text:p>
                  <text:p text:style-name="P34"/>
                  <text:p text:style-name="P34"><draw:frame draw:style-name="fr1" draw:name="Objet30" text:anchor-type="as-char" svg:y="-1.319cm" svg:width="7.474cm" svg:height="2.489cm" draw:z-index="33"><draw:object xlink:href="./Object 30" xlink:type="simple" xlink:show="embed" xlink:actuate="onLoad"/><draw:image xlink:href="./ObjectReplacements/Object 30" xlink:type="simple" xlink:show="embed" xlink:actuate="onLoad"/></draw:frame></text:p>
                </text:list-header>
              </text:list>
            </text:list-item>
          </text:list>
        </text:list-item>
      </text:list>
      <text:p text:style-name="P6"/>
      <text:list xml:id="list140427850440238" text:continue-numbering="true" text:style-name="L1">
        <text:list-item>
          <text:p text:style-name="P65">Loi uniforme</text:p>
          <text:p text:style-name="P35">Remarque : Une variable continue <text:span text:style-name="T7">X</text:span> associée à une densité <text:span text:style-name="T7">f</text:span> suit une <text:span text:style-name="T6">loi</text:span><text:span text:style-name="T19"> à </text:span><text:span text:style-name="T6">densité</text:span>. </text:p>
          <text:p text:style-name="P35"/>
          <text:p text:style-name="P46">Définition :</text:p>
          <text:list>
            <text:list-header>
              <text:p text:style-name="P35"><draw:frame draw:style-name="fr1" draw:name="Objet31" text:anchor-type="as-char" svg:y="-1.072cm" svg:width="12.818cm" svg:height="2.064cm" draw:z-index="34"><draw:object xlink:href="./Object 31" xlink:type="simple" xlink:show="embed" xlink:actuate="onLoad"/><draw:image xlink:href="./ObjectReplacements/Object 31" xlink:type="simple" xlink:show="embed" xlink:actuate="onLoad"/></draw:frame></text:p>
            </text:list-header>
          </text:list>
          <text:p text:style-name="P35"/>
          <text:p text:style-name="P35"><text:span text:style-name="T22">Propriétés :</text:span> Sous condition que <text:span text:style-name="T7">X</text:span> ~ <text:span text:style-name="T7">U</text:span><text:span text:style-name="T3">[</text:span><text:span text:style-name="T4">a b</text:span><text:span text:style-name="T3">]</text:span> </text:p>
          <text:list text:continue-numbering="true">
            <text:list-item>
              <text:p text:style-name="P35"><draw:frame draw:style-name="fr1" draw:name="Objet32" text:anchor-type="as-char" svg:y="-0.377cm" svg:width="4.48cm" svg:height="0.483cm" draw:z-index="35"><draw:object xlink:href="./Object 32" xlink:type="simple" xlink:show="embed" xlink:actuate="onLoad"/><draw:image xlink:href="./ObjectReplacements/Object 32" xlink:type="simple" xlink:show="embed" xlink:actuate="onLoad"/></draw:frame></text:p>
            </text:list-item>
            <text:list-item>
              <text:p text:style-name="P35"><draw:frame draw:style-name="fr1" draw:name="Objet33" text:anchor-type="as-char" svg:y="-0.621cm" svg:width="6.008cm" svg:height="1cm" draw:z-index="36"><draw:object xlink:href="./Object 33" xlink:type="simple" xlink:show="embed" xlink:actuate="onLoad"/><draw:image xlink:href="./ObjectReplacements/Object 33" xlink:type="simple" xlink:show="embed" xlink:actuate="onLoad"/></draw:frame></text:p>
              <text:list>
                <text:list-header>
                  <text:p text:style-name="P35"><draw:frame draw:style-name="fr1" draw:name="Objet34" text:anchor-type="as-char" svg:y="-1.593cm" svg:width="11.4cm" svg:height="3.034cm" draw:z-index="37"><draw:object xlink:href="./Object 34" xlink:type="simple" xlink:show="embed" xlink:actuate="onLoad"/><draw:image xlink:href="./ObjectReplacements/Object 34" xlink:type="simple" xlink:show="embed" xlink:actuate="onLoad"/></draw:frame></text:p>
                </text:list-header>
              </text:list>
            </text:list-item>
          </text:list>
          <text:p text:style-name="P35"/>
          <text:p text:style-name="P36">Exemple : <text:span text:style-name="T7">X</text:span> ~ <text:span text:style-name="T7">U</text:span><text:span text:style-name="T3">[0 ; 10]</text:span><text:span text:style-name="T20"> </text:span></text:p>
          <text:list text:continue-numbering="true">
            <text:list-item>
              <text:p text:style-name="P36"><draw:frame draw:style-name="fr1" draw:name="Objet35" text:anchor-type="as-char" svg:y="-0.619cm" svg:width="5.366cm" svg:height="0.998cm" draw:z-index="38"><draw:object xlink:href="./Object 35" xlink:type="simple" xlink:show="embed" xlink:actuate="onLoad"/><draw:image xlink:href="./ObjectReplacements/Object 35" xlink:type="simple" xlink:show="embed" xlink:actuate="onLoad"/></draw:frame></text:p>
            </text:list-item>
            <text:list-item>
              <text:p text:style-name="P36"><draw:frame draw:style-name="fr1" draw:name="Objet36" text:anchor-type="as-char" svg:y="-0.619cm" svg:width="8.154cm" svg:height="0.998cm" draw:z-index="39"><draw:object xlink:href="./Object 36" xlink:type="simple" xlink:show="embed" xlink:actuate="onLoad"/><draw:image xlink:href="./ObjectReplacements/Object 36" xlink:type="simple" xlink:show="embed" xlink:actuate="onLoad"/></draw:frame></text:p>
            </text:list-item>
            <text:list-item>
              <text:p text:style-name="P36"><draw:frame draw:style-name="fr1" draw:name="Objet37" text:anchor-type="as-char" svg:y="-0.377cm" svg:width="4.517cm" svg:height="0.483cm" draw:z-index="40"><draw:object xlink:href="./Object 37" xlink:type="simple" xlink:show="embed" xlink:actuate="onLoad"/><draw:image xlink:href="./ObjectReplacements/Object 37" xlink:type="simple" xlink:show="embed" xlink:actuate="onLoad"/></draw:frame></text:p>
            </text:list-item>
            <text:list-item>
              <text:p text:style-name="P36"><draw:frame draw:style-name="fr1" draw:name="Objet38" text:anchor-type="as-char" svg:y="-0.377cm" svg:width="2.297cm" svg:height="0.483cm" draw:z-index="41"><draw:object xlink:href="./Object 38" xlink:type="simple" xlink:show="embed" xlink:actuate="onLoad"/><draw:image xlink:href="./ObjectReplacements/Object 38" xlink:type="simple" xlink:show="embed" xlink:actuate="onLoad"/></draw:frame></text:p>
            </text:list-item>
            <text:list-item>
              <text:p text:style-name="P36">Probabilité conditionnelle :</text:p>
              <text:list>
                <text:list-header>
                  <text:p text:style-name="P36"><draw:frame draw:style-name="fr1" draw:name="Objet39" text:anchor-type="as-char" svg:y="-1.15cm" svg:width="8.59cm" svg:height="2.058cm" draw:z-index="42"><draw:object xlink:href="./Object 39" xlink:type="simple" xlink:show="embed" xlink:actuate="onLoad"/><draw:image xlink:href="./ObjectReplacements/Object 39" xlink:type="simple" xlink:show="embed" xlink:actuate="onLoad"/></draw:frame></text:p>
                </text:list-header>
              </text:list>
            </text:list-item>
          </text:list>
        </text:list-item>
      </text:list>
      <text:p text:style-name="P7"/>
      <text:list xml:id="list140427151407995" text:continue-numbering="true" text:style-name="L1">
        <text:list-item>
          <text:list>
            <text:list-header>
              <text:p text:style-name="P64">Espérance de <text:span text:style-name="T7">X</text:span> ?</text:p>
              <text:p text:style-name="P37"><draw:frame draw:style-name="fr1" draw:name="Objet40" text:anchor-type="as-char" svg:y="-1.723cm" svg:width="11.904cm" svg:height="3.306cm" draw:z-index="9"><draw:object xlink:href="./Object 40" xlink:type="simple" xlink:show="embed" xlink:actuate="onLoad"/><draw:image xlink:href="./ObjectReplacements/Object 40" xlink:type="simple" xlink:show="embed" xlink:actuate="onLoad"/></draw:frame></text:p>
              <text:list text:continue-numbering="true">
                <text:list-header>
                  <text:p text:style-name="P38"><draw:frame draw:style-name="fr1" draw:name="Objet42" text:anchor-type="as-char" svg:y="-1.623cm" svg:width="7.146cm" svg:height="3.094cm" draw:z-index="14"><draw:object xlink:href="./Object 42" xlink:type="simple" xlink:show="embed" xlink:actuate="onLoad"/><draw:image xlink:href="./ObjectReplacements/Object 42" xlink:type="simple" xlink:show="embed" xlink:actuate="onLoad"/></draw:frame></text:p>
                </text:list-header>
              </text:list>
              <text:p text:style-name="P39"/>
              <text:p text:style-name="P39"><draw:frame draw:style-name="fr1" draw:name="Objet41" text:anchor-type="as-char" svg:y="-2.191cm" svg:width="9.192cm" svg:height="4.232cm" draw:z-index="15"><draw:object xlink:href="./Object 41" xlink:type="simple" xlink:show="embed" xlink:actuate="onLoad"/><draw:image xlink:href="./ObjectReplacements/Object 41" xlink:type="simple" xlink:show="embed" xlink:actuate="onLoad"/></draw:frame></text:p>
            </text:list-header>
          </text:list>
        </text:list-item>
      </text:list>
      <text:p text:style-name="P8"/>
      <text:list xml:id="list140427139428041" text:continue-numbering="true" text:style-name="L1">
        <text:list-item>
          <text:p text:style-name="P66">Loi exponentielle</text:p>
          <text:p text:style-name="P40"><draw:frame draw:style-name="fr1" draw:name="Objet43" text:anchor-type="as-char" svg:y="-1.088cm" svg:width="14.263cm" svg:height="2.027cm" draw:z-index="5"><draw:object xlink:href="./Object 43" xlink:type="simple" xlink:show="embed" xlink:actuate="onLoad"/><draw:image xlink:href="./ObjectReplacements/Object 43" xlink:type="simple" xlink:show="embed" xlink:actuate="onLoad"/></draw:frame></text:p>
          <text:p text:style-name="P40"><draw:frame draw:style-name="fr1" draw:name="Objet44" text:anchor-type="as-char" svg:y="-4.785cm" svg:width="12.351cm" svg:height="9.647cm" draw:z-index="43"><draw:object xlink:href="./Object 44" xlink:type="simple" xlink:show="embed" xlink:actuate="onLoad"/><draw:image xlink:href="./ObjectReplacements/Object 44" xlink:type="simple" xlink:show="embed" xlink:actuate="onLoad"/></draw:frame></text:p>
          <text:p text:style-name="P40"/>
          <text:p text:style-name="P47">Définition :</text:p>
          <text:p text:style-name="P41"><draw:frame draw:style-name="fr1" draw:name="Objet45" text:anchor-type="as-char" svg:y="-0.827cm" svg:width="8.941cm" svg:height="1.52cm" draw:z-index="44"><draw:object xlink:href="./Object 45" xlink:type="simple" xlink:show="embed" xlink:actuate="onLoad"/><draw:image xlink:href="./ObjectReplacements/Object 45" xlink:type="simple" xlink:show="embed" xlink:actuate="onLoad"/></draw:frame></text:p>
          <text:p text:style-name="P48">Conséquence : </text:p>
          <text:p text:style-name="P42">Cette densité peut être associée à une variable <text:span text:style-name="T7">X</text:span> aléatoire continue sur [ 0 ; <text:span text:style-name="T8">+∞</text:span> [</text:p>
          <text:list>
            <text:list-header>
              <text:p text:style-name="P43"><text:span text:style-name="T7">X</text:span> suit une loi exponentielle de paramètre <text:span text:style-name="T15">λ</text:span></text:p>
              <text:list>
                <text:list-header>
                  <text:p text:style-name="P43"><text:span text:style-name="T7">X ~ E</text:span><text:span text:style-name="T5">λ</text:span><text:span text:style-name="T21"> </text:span></text:p>
                </text:list-header>
              </text:list>
            </text:list-header>
          </text:list>
          <text:p text:style-name="P42"/>
          <text:p text:style-name="P42">Exemple :</text:p>
          <text:list text:continue-numbering="true">
            <text:list-item>
              <text:p text:style-name="P42">Soit <text:span text:style-name="T7">X</text:span> variable aléatoire continue sur [ 0 ; <text:span text:style-name="T7">+</text:span><text:span text:style-name="T17">∞</text:span> [ de densité exponentielle de paramètre <text:span text:style-name="T18">λ</text:span> = 2</text:p>
              <text:p text:style-name="P42"><draw:frame draw:style-name="fr1" draw:name="Objet46" text:anchor-type="as-char" svg:y="-0.566cm" svg:width="11.896cm" svg:height="0.801cm" draw:z-index="45"><draw:object xlink:href="./Object 46" xlink:type="simple" xlink:show="embed" xlink:actuate="onLoad"/><draw:image xlink:href="./ObjectReplacements/Object 46" xlink:type="simple" xlink:show="embed" xlink:actuate="onLoad"/></draw:frame></text:p>
            </text:list-item>
          </text:list>
          <text:p text:style-name="P42"/>
          <text:p text:style-name="P48"/>
          <text:p text:style-name="P67">Calcul de l’espérance dans le cas général</text:p>
          <text:p text:style-name="P40"><draw:frame draw:style-name="fr1" draw:name="Objet47" text:anchor-type="as-char" svg:y="-1.231cm" svg:width="9.929cm" svg:height="2.33cm" draw:z-index="46"><draw:object xlink:href="./Object 47" xlink:type="simple" xlink:show="embed" xlink:actuate="onLoad"/><draw:image xlink:href="./ObjectReplacements/Object 47" xlink:type="simple" xlink:show="embed" xlink:actuate="onLoad"/></draw:frame></text:p>
          <text:p text:style-name="P40"><draw:frame draw:style-name="fr1" draw:name="Objet48" text:anchor-type="as-char" svg:y="-2.618cm" svg:width="9.192cm" svg:height="5.099cm" draw:z-index="47"><draw:object xlink:href="./Object 48" xlink:type="simple" xlink:show="embed" xlink:actuate="onLoad"/><draw:image xlink:href="./ObjectReplacements/Object 48" xlink:type="simple" xlink:show="embed" xlink:actuate="onLoad"/></draw:frame></text:p>
          <text:p text:style-name="P40"><draw:frame draw:style-name="fr1" draw:name="Objet49" text:anchor-type="as-char" svg:y="-2.741cm" svg:width="8.911cm" svg:height="5.265cm" draw:z-index="48"><draw:object xlink:href="./Object 49" xlink:type="simple" xlink:show="embed" xlink:actuate="onLoad"/><draw:image xlink:href="./ObjectReplacements/Object 49" xlink:type="simple" xlink:show="embed" xlink:actuate="onLoad"/></draw:frame></text:p>
          <text:p text:style-name="P40"/>
          <text:p text:style-name="P45">Conclusion :</text:p>
          <text:p text:style-name="P45"><draw:frame draw:style-name="fr1" draw:name="Objet50" text:anchor-type="as-char" svg:y="-1.487cm" svg:width="12.19cm" svg:height="2.822cm" draw:z-index="49"><draw:object xlink:href="./Object 50" xlink:type="simple" xlink:show="embed" xlink:actuate="onLoad"/><draw:image xlink:href="./ObjectReplacements/Object 50" xlink:type="simple" xlink:show="embed" xlink:actuate="onLoad"/></draw:frame></text:p>
          <text:p text:style-name="P45"/>
          <text:p text:style-name="P44"/>
          <text:p text:style-name="P49"/>
          <text:p text:style-name="P68">Calcul d’une probabilité</text:p>
          <text:p text:style-name="P43"><draw:frame draw:style-name="fr1" draw:name="Objet51" text:anchor-type="as-char" svg:y="-1.307cm" svg:width="12.996cm" svg:height="2.478cm" draw:z-index="50"><draw:object xlink:href="./Object 51" xlink:type="simple" xlink:show="embed" xlink:actuate="onLoad"/><draw:image xlink:href="./ObjectReplacements/Object 51" xlink:type="simple" xlink:show="embed" xlink:actuate="onLoad"/></draw:frame></text:p>
          <text:p text:style-name="P43"/>
          <text:p text:style-name="P43"><draw:frame draw:style-name="fr1" draw:name="Objet52" text:anchor-type="as-char" svg:y="-0.843cm" svg:width="6.454cm" svg:height="1.536cm" draw:z-index="51"><draw:object xlink:href="./Object 52" xlink:type="simple" xlink:show="embed" xlink:actuate="onLoad"/><draw:image xlink:href="./ObjectReplacements/Object 52" xlink:type="simple" xlink:show="embed" xlink:actuate="onLoad"/></draw:frame></text:p>
          <text:p text:style-name="P43"/>
          <text:p text:style-name="P43"><draw:frame draw:style-name="fr1" draw:name="Objet53" text:anchor-type="as-char" svg:y="-0.826cm" svg:width="5.888cm" svg:height="1.515cm" draw:z-index="52"><draw:object xlink:href="./Object 53" xlink:type="simple" xlink:show="embed" xlink:actuate="onLoad"/><draw:image xlink:href="./ObjectReplacements/Object 53" xlink:type="simple" xlink:show="embed" xlink:actuate="onLoad"/></draw:frame></text:p>
          <text:p text:style-name="P43"/>
          <text:p text:style-name="P50">Probabilité conditionnelle</text:p>
          <text:p text:style-name="P51"><draw:frame draw:style-name="fr1" draw:name="Objet54" text:anchor-type="as-char" svg:y="-2.277cm" svg:width="8.825cm" svg:height="4.42cm" draw:z-index="53"><draw:object xlink:href="./Object 54" xlink:type="simple" xlink:show="embed" xlink:actuate="onLoad"/><draw:image xlink:href="./ObjectReplacements/Object 54" xlink:type="simple" xlink:show="embed" xlink:actuate="onLoad"/></draw:frame></text:p>
          <text:p text:style-name="P51">Bilan : </text:p>
          <text:p text:style-name="P51"><draw:frame draw:style-name="fr1" draw:name="Objet55" text:anchor-type="as-char" svg:y="-0.554cm" svg:width="4.591cm" svg:height="1.02cm" draw:z-index="54"><draw:object xlink:href="./Object 55" xlink:type="simple" xlink:show="embed" xlink:actuate="onLoad"/><draw:image xlink:href="./ObjectReplacements/Object 55" xlink:type="simple" xlink:show="embed" xlink:actuate="onLoad"/></draw:frame></text:p>
          <text:list text:continue-numbering="true">
            <text:list-header>
              <text:p text:style-name="P52">Cela signifie que <text:span text:style-name="T7">X</text:span> suit une loi de durée de vie sans vieillissement. Ce n’est pas le cas de la vie des animaux ou des humains, mais c’est le cas de la vie des atomes. </text:p>
            </text:list-header>
          </text:list>
          <text:p text:style-name="P52"/>
          <text:p text:style-name="P52"/>
          <text:p text:style-name="P69">Exemple : <draw:frame draw:style-name="fr1" draw:name="Objet56" text:anchor-type="as-char" svg:y="-0.377cm" svg:width="2.582cm" svg:height="0.566cm" draw:z-index="55"><draw:object xlink:href="./Object 56" xlink:type="simple" xlink:show="embed" xlink:actuate="onLoad"/><draw:image xlink:href="./ObjectReplacements/Object 56" xlink:type="simple" xlink:show="embed" xlink:actuate="onLoad"/></draw:frame></text:p>
          <text:list text:continue-numbering="true">
            <text:list-item>
              <text:p text:style-name="P52">Quelle est l’unité de <text:span text:style-name="T7">X</text:span> ?</text:p>
              <text:list>
                <text:list-header>
                  <text:p text:style-name="P52"><text:span text:style-name="T7">X</text:span> s’exprime en années puisque <text:span text:style-name="T15">λ</text:span> s’exprime en années<text:span text:style-name="T1">-1</text:span> </text:p>
                </text:list-header>
              </text:list>
            </text:list-item>
            <text:list-item>
              <text:p text:style-name="P52">Calculer <text:span text:style-name="T7">P</text:span> ( <text:span text:style-name="T7">X</text:span> = 10 )</text:p>
              <text:list>
                <text:list-header>
                  <text:p text:style-name="P52"><text:span text:style-name="T7">P</text:span> ( <text:span text:style-name="T7">X</text:span> = 10 ) = 0 <text:s/>car 10 est une valeur précise</text:p>
                </text:list-header>
              </text:list>
            </text:list-item>
            <text:list-item>
              <text:p text:style-name="P52">Calculer la valeur moyenne de <text:span text:style-name="T7">X</text:span></text:p>
              <text:list>
                <text:list-header>
                  <text:p text:style-name="P52"><draw:frame draw:style-name="fr1" draw:name="Objet57" text:anchor-type="as-char" svg:y="-0.619cm" svg:width="5.046cm" svg:height="0.998cm" draw:z-index="56"><draw:object xlink:href="./Object 57" xlink:type="simple" xlink:show="embed" xlink:actuate="onLoad"/><draw:image xlink:href="./ObjectReplacements/Object 57" xlink:type="simple" xlink:show="embed" xlink:actuate="onLoad"/></draw:frame></text:p>
                </text:list-header>
              </text:list>
            </text:list-item>
            <text:list-item>
              <text:p text:style-name="P53">Calculer la probabilité que <text:span text:style-name="T7">X</text:span> soit comprise entre 10 et 20 années </text:p>
              <text:list>
                <text:list-header>
                  <text:p text:style-name="P53"><text:span text:style-name="T7">P</text:span> ( 10 &lt; <text:span text:style-name="T7">X</text:span> &lt; 20 ) = <text:span text:style-name="T7">e</text:span><text:span text:style-name="T1">–</text:span><text:span text:style-name="T2">λ×1</text:span><text:span text:style-name="T1">0</text:span> – <text:span text:style-name="T7">e</text:span><text:span text:style-name="T1">–</text:span><text:span text:style-name="T2">λ×</text:span><text:span text:style-name="T1">20</text:span> = <text:span text:style-name="T7">e</text:span><text:span text:style-name="T1">–20</text:span> – <text:span text:style-name="T7">e</text:span><text:span text:style-name="T1">–40</text:span> <text:span text:style-name="T16">≈</text:span> 2×10<text:span text:style-name="T1">–9</text:span> </text:p>
                </text:list-header>
              </text:list>
            </text:list-item>
            <text:list-item>
              <text:p text:style-name="P53">Calculer la probabilité que <text:span text:style-name="T7">X</text:span> dépasse 100 </text:p>
              <text:list>
                <text:list-header>
                  <text:p text:style-name="P53"><text:span text:style-name="T7">P</text:span> ( <text:span text:style-name="T7">X</text:span> &gt; 100 ) = <text:span text:style-name="T7">e</text:span><text:span text:style-name="T1">–</text:span><text:span text:style-name="T2">λ</text:span><text:span text:style-name="T1">×100</text:span> = <text:span text:style-name="T7">e</text:span><text:span text:style-name="T1">–200</text:span> <text:span text:style-name="T16">≈ 0 </text:span></text:p>
                </text:list-header>
              </text:list>
            </text:list-item>
            <text:list-item>
              <text:p text:style-name="P53"><text:span text:style-name="T16">Calculer la probabilité que </text:span><text:span text:style-name="T17">X</text:span><text:span text:style-name="T16"> dépasse sa moyenne </text:span></text:p>
              <text:list>
                <text:list-header>
                  <text:p text:style-name="P53"><draw:frame draw:style-name="fr1" draw:name="Objet59" text:anchor-type="as-char" svg:y="-0.619cm" svg:width="4.944cm" svg:height="0.998cm" draw:z-index="58"><draw:object xlink:href="./Object 59" xlink:type="simple" xlink:show="embed" xlink:actuate="onLoad"/><draw:image xlink:href="./ObjectReplacements/Object 59" xlink:type="simple" xlink:show="embed" xlink:actuate="onLoad"/></draw:frame></text:p>
                  <text:list>
                    <text:list-header>
                      <text:p text:style-name="P54"><draw:frame draw:style-name="fr1" draw:name="Objet58" text:anchor-type="as-char" svg:y="-0.863cm" svg:width="5.77cm" svg:height="1.575cm" draw:z-index="57"><draw:object xlink:href="./Object 58" xlink:type="simple" xlink:show="embed" xlink:actuate="onLoad"/><draw:image xlink:href="./ObjectReplacements/Object 58" xlink:type="simple" xlink:show="embed" xlink:actuate="onLoad"/></draw:frame></text:p>
                    </text:list-header>
                  </text:list>
                </text:list-header>
              </text:list>
              <text:p text:style-name="P54"/>
            </text:list-item>
            <text:list-item>
              <text:p text:style-name="P55"><text:span text:style-name="T16">Déterminer la valeur </text:span><text:span text:style-name="T17">α</text:span><text:span text:style-name="T16"> pour laquelle il y a 1 chance sur 2 de dépasser cette valeur </text:span></text:p>
              <text:list>
                <text:list-header>
                  <text:p text:style-name="P55"><draw:frame draw:style-name="fr1" draw:name="Objet60" text:anchor-type="as-char" svg:y="-2.399cm" svg:width="8.403cm" svg:height="4.648cm" draw:z-index="59"><draw:object xlink:href="./Object 60" xlink:type="simple" xlink:show="embed" xlink:actuate="onLoad"/><draw:image xlink:href="./ObjectReplacements/Object 60" xlink:type="simple" xlink:show="embed" xlink:actuate="onLoad"/></draw:frame></text:p>
                  <text:list>
                    <text:list-header>
                      <text:p text:style-name="P55"><draw:frame draw:style-name="fr1" draw:name="Objet61" text:anchor-type="as-char" svg:y="-1.81cm" svg:width="7.668cm" svg:height="3.403cm" draw:z-index="60"><draw:object xlink:href="./Object 61" xlink:type="simple" xlink:show="embed" xlink:actuate="onLoad"/><draw:image xlink:href="./ObjectReplacements/Object 61" xlink:type="simple" xlink:show="embed" xlink:actuate="onLoad"/></draw:frame></text:p>
                    </text:list-header>
                  </text:list>
                </text:list-header>
              </text:list>
            </text:list-item>
          </text:list>
          <text:p text:style-name="P55"/>
          <text:p text:style-name="P56"/>
          <text:p text:style-name="P70">Exercice : </text:p>
          <text:p text:style-name="P56">Une masse de 1kg de Trucatium placé dans un coffre ne pèse plus que 500g au bout de 5 ans. </text:p>
          <text:list text:continue-numbering="true">
            <text:list-item>
              <text:p text:style-name="P56">Si on admet que la durée de vie du Trucatium suit une loi exponentielle de paramètre <text:span text:style-name="T15">λ, </text:span></text:p>
              <text:p text:style-name="P56">calculer λ </text:p>
              <text:list>
                <text:list-header>
                  <text:p text:style-name="P56"><draw:frame draw:style-name="fr1" draw:name="Objet62" text:anchor-type="as-char" svg:y="-1.332cm" svg:width="9.656cm" svg:height="2.512cm" draw:z-index="61"><draw:object xlink:href="./Object 62" xlink:type="simple" xlink:show="embed" xlink:actuate="onLoad"/><draw:image xlink:href="./ObjectReplacements/Object 62" xlink:type="simple" xlink:show="embed" xlink:actuate="onLoad"/></draw:frame></text:p>
                </text:list-header>
              </text:list>
            </text:list-item>
            <text:list-item>
              <text:p text:style-name="P56">En déduire la durée de vie moyenne du Trucatium </text:p>
              <text:list>
                <text:list-header>
                  <text:p text:style-name="P56"><draw:frame draw:style-name="fr1" draw:name="Objet63" text:anchor-type="as-char" svg:y="-0.818cm" svg:width="7.061cm" svg:height="1.485cm" draw:z-index="62"><draw:object xlink:href="./Object 63" xlink:type="simple" xlink:show="embed" xlink:actuate="onLoad"/><draw:image xlink:href="./ObjectReplacements/Object 63" xlink:type="simple" xlink:show="embed" xlink:actuate="onLoad"/></draw:frame></text:p>
                </text:list-header>
              </text:list>
            </text:list-item>
            <text:list-item>
              <text:p text:style-name="P57">Calculer la probabilité que le Trucatium dure plus de 11 ans sachant qu’il a déjà duré plus de 10 ans </text:p>
              <text:list>
                <text:list-header>
                  <text:p text:style-name="P57"><draw:frame draw:style-name="fr1" draw:name="Objet64" text:anchor-type="as-char" svg:y="-0.758cm" svg:width="12.938cm" svg:height="1.365cm" draw:z-index="63"><draw:object xlink:href="./Object 64" xlink:type="simple" xlink:show="embed" xlink:actuate="onLoad"/><draw:image xlink:href="./ObjectReplacements/Object 64" xlink:type="simple" xlink:show="embed" xlink:actuate="onLoad"/></draw:frame></text:p>
                </text:list-header>
              </text:list>
            </text:list-item>
          </text:list>
          <text:p text:style-name="P58"/>
          <text:p text:style-name="P5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febba" officeooo:paragraph-rsid="000febba"/>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hématiques<text:tab/><text:tab/>Lois à densité</text:p>
      </style:header>
      <style:footer>
        <text:p text:style-name="Footer"><text:tab/><text:span text:style-name="MT1"><text:page-number text:select-page="current">12</text:page-number></text:span>/<text:span text:style-name="MT2"><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2:28:29.824000000</meta:creation-date>
    <dc:date>2019-04-15T14:04:25.930000000</dc:date>
    <meta:editing-duration>PT3H2M41S</meta:editing-duration>
    <meta:editing-cycles>52</meta:editing-cycles>
    <meta:generator>LibreOffice/5.1.6.2$Windows_x86 LibreOffice_project/07ac168c60a517dba0f0d7bc7540f5afa45f0909</meta:generator>
    <meta:document-statistic meta:table-count="0" meta:image-count="0" meta:object-count="64" meta:page-count="12" meta:paragraph-count="156" meta:word-count="811" meta:character-count="3799" meta:non-whitespace-character-count="3081"/>
  </office:meta>
</office:document-meta>
</file>

<file path=Object 1/content.xml><?xml version="1.0" encoding="utf-8"?>
<math xmlns="http://www.w3.org/1998/Math/MathML" display="block">
  <semantics>
    <mrow>
      <mi>P</mi>
      <mrow>
        <mrow>
          <mo fence="true" stretchy="false">(</mo>
          <mrow>
            <mtext>gagner</mtext>
          </mrow>
          <mo fence="true" stretchy="false">)</mo>
        </mrow>
        <mo stretchy="false">=</mo>
        <mi>P</mi>
      </mrow>
      <mrow>
        <mo fence="true" stretchy="false">(</mo>
        <mrow>
          <mrow>
            <mi>x</mi>
            <mo stretchy="false">∈</mo>
            <mrow>
              <mo fence="true" stretchy="false">[</mo>
              <mrow>
                <mrow>
                  <mn>0</mn>
                  <mi>;</mi>
                  <mn>0,2</mn>
                </mrow>
              </mrow>
              <mo fence="true" stretchy="false">]</mo>
            </mrow>
          </mrow>
        </mrow>
        <mo fence="true" stretchy="false">)</mo>
      </mrow>
    </mrow>
    <annotation encoding="StarMath 5.0">P ("gagner") = P( x in [0;0,2] )</annotation>
  </semantics>
</math>
</file>

<file path=Object 10/content.xml><?xml version="1.0" encoding="utf-8"?>
<math xmlns="http://www.w3.org/1998/Math/MathML" display="block">
  <semantics>
    <mrow>
      <mrow>
        <msubsup>
          <mo stretchy="false">∫</mo>
          <mn>0</mn>
          <mn>0,2</mn>
        </msubsup>
        <mrow>
          <msub>
            <mi>f</mi>
            <mn>3</mn>
          </msub>
          <mrow>
            <mo fence="true" stretchy="false">(</mo>
            <mrow>
              <mi>x</mi>
            </mrow>
            <mo fence="true" stretchy="false">)</mo>
          </mrow>
          <mi>d</mi>
          <mi>x</mi>
        </mrow>
      </mrow>
      <mo stretchy="false">≃</mo>
      <mrow>
        <mn>14</mn>
        <mo stretchy="false">×</mo>
        <mrow>
          <mo fence="true" stretchy="false">(</mo>
          <mrow>
            <mrow>
              <mn>0,1</mn>
              <mo stretchy="false">×</mo>
              <mn>0,25</mn>
            </mrow>
          </mrow>
          <mo fence="true" stretchy="false">)</mo>
        </mrow>
      </mrow>
      <mo stretchy="false">=</mo>
      <mn>0,35</mn>
    </mrow>
    <annotation encoding="StarMath 5.0">int_0^0,2 { f_3(x) d x } simeq 14 times ( 0,1 times 0,25 ) = 0,35</annotation>
  </semantics>
</math>
</file>

<file path=Object 11/content.xml><?xml version="1.0" encoding="utf-8"?>
<math xmlns="http://www.w3.org/1998/Math/MathML" display="block">
  <semantics>
    <mtable>
      <mtr>
        <mtd>
          <mrow>
            <mtext/>
            <mrow>
              <mrow>
                <msubsup>
                  <mo stretchy="false">∫</mo>
                  <mn>0</mn>
                  <mn>0,2</mn>
                </msubsup>
                <mrow>
                  <msub>
                    <mi>f</mi>
                    <mn>3</mn>
                  </msub>
                  <mrow>
                    <mo fence="true" stretchy="false">(</mo>
                    <mrow>
                      <mi>x</mi>
                    </mrow>
                    <mo fence="true" stretchy="false">)</mo>
                  </mrow>
                  <mi>d</mi>
                  <mi>x</mi>
                </mrow>
              </mrow>
              <mo stretchy="false">=</mo>
              <msubsup>
                <mrow>
                  <mo fence="true" stretchy="false">[</mo>
                  <mrow>
                    <mrow>
                      <msub>
                        <mi>F</mi>
                        <mn>3</mn>
                      </msub>
                      <mrow>
                        <mo fence="true" stretchy="false">(</mo>
                        <mrow>
                          <mi>x</mi>
                        </mrow>
                        <mo fence="true" stretchy="false">)</mo>
                      </mrow>
                    </mrow>
                  </mrow>
                  <mo fence="true" stretchy="false">]</mo>
                </mrow>
                <mn>0</mn>
                <mn>0,2</mn>
              </msubsup>
              <mo stretchy="false">=</mo>
              <msub>
                <mi>F</mi>
                <mn>3</mn>
              </msub>
            </mrow>
            <mrow>
              <mrow>
                <mo fence="true" stretchy="false">(</mo>
                <mrow>
                  <mn>0,2</mn>
                </mrow>
                <mo fence="true" stretchy="false">)</mo>
              </mrow>
              <mo stretchy="false">−</mo>
              <msub>
                <mi>F</mi>
                <mn>3</mn>
              </msub>
            </mrow>
            <mrow>
              <mo fence="true" stretchy="false">(</mo>
              <mrow>
                <mn>0</mn>
              </mrow>
              <mo fence="true" stretchy="false">)</mo>
            </mrow>
            <mtext>  </mtext>
            <mstyle mathsize="8pt">
              <mrow>
                <mtext>avec </mtext>
                <msub>
                  <mi>F</mi>
                  <mn>3</mn>
                </msub>
                <mtext> une primitive de </mtext>
                <msub>
                  <mi>f</mi>
                  <mn>3</mn>
                </msub>
                <mtext> sur </mtext>
                <mrow>
                  <mo fence="true" stretchy="false">[</mo>
                  <mrow>
                    <mrow>
                      <mn>0</mn>
                      <mi>;</mi>
                      <mn>1</mn>
                    </mrow>
                  </mrow>
                  <mo fence="true" stretchy="false">]</mo>
                </mrow>
              </mrow>
            </mstyle>
          </mrow>
        </mtd>
      </mtr>
      <mtr>
        <mtd>
          <mrow>
            <mtext> or </mtext>
            <msub>
              <mi>f</mi>
              <mn>3</mn>
            </msub>
            <mrow>
              <mrow>
                <mo fence="true" stretchy="false">(</mo>
                <mrow>
                  <mi>x</mi>
                </mrow>
                <mo fence="true" stretchy="false">)</mo>
              </mrow>
              <mo stretchy="false">=</mo>
              <mfrac>
                <mn>3</mn>
                <mn>2</mn>
              </mfrac>
            </mrow>
            <mrow>
              <msup>
                <mi>x</mi>
                <mn>2</mn>
              </msup>
              <mo stretchy="false">−</mo>
              <mn>3</mn>
            </mrow>
            <mrow>
              <mi>x</mi>
              <mo stretchy="false">+</mo>
              <mn>2</mn>
            </mrow>
            <mtext> donc </mtext>
            <msub>
              <mi>F</mi>
              <mn>3</mn>
            </msub>
            <mrow>
              <mrow>
                <mo fence="true" stretchy="false">(</mo>
                <mrow>
                  <mi>x</mi>
                </mrow>
                <mo fence="true" stretchy="false">)</mo>
              </mrow>
              <mo stretchy="false">=</mo>
              <mrow>
                <mfrac>
                  <msup>
                    <mi>x</mi>
                    <mn>3</mn>
                  </msup>
                  <mn>2</mn>
                </mfrac>
                <mo stretchy="false">−</mo>
                <mn>3</mn>
              </mrow>
            </mrow>
            <mrow>
              <mfrac>
                <msup>
                  <mi>x</mi>
                  <mn>2</mn>
                </msup>
                <mn>2</mn>
              </mfrac>
              <mo stretchy="false">+</mo>
              <mn>2</mn>
            </mrow>
            <mi>x</mi>
          </mrow>
        </mtd>
      </mtr>
      <mtr>
        <mtd>
          <mrow>
            <mtext/>
            <mrow>
              <mrow>
                <msubsup>
                  <mo stretchy="false">∫</mo>
                  <mn>0</mn>
                  <mn>0,2</mn>
                </msubsup>
                <mrow>
                  <msub>
                    <mi>f</mi>
                    <mn>3</mn>
                  </msub>
                  <mrow>
                    <mo fence="true" stretchy="false">(</mo>
                    <mrow>
                      <mi>x</mi>
                    </mrow>
                    <mo fence="true" stretchy="false">)</mo>
                  </mrow>
                  <mi>d</mi>
                  <mi>x</mi>
                </mrow>
              </mrow>
              <mo stretchy="false">=</mo>
              <mrow>
                <mfrac>
                  <msup>
                    <mn>0,2</mn>
                    <mn>3</mn>
                  </msup>
                  <mn>2</mn>
                </mfrac>
                <mo stretchy="false">−</mo>
                <mrow>
                  <mn>3</mn>
                  <mo stretchy="false">×</mo>
                  <mfrac>
                    <msup>
                      <mn>0,2</mn>
                      <mn>2</mn>
                    </msup>
                    <mn>2</mn>
                  </mfrac>
                </mrow>
                <mo stretchy="false">+</mo>
                <mrow>
                  <mn>2</mn>
                  <mo stretchy="false">×</mo>
                  <mn>0,2</mn>
                </mrow>
                <mo stretchy="false">−</mo>
                <mrow>
                  <mo fence="true" stretchy="false">(</mo>
                  <mrow>
                    <mn>0</mn>
                  </mrow>
                  <mo fence="true" stretchy="false">)</mo>
                </mrow>
              </mrow>
              <mo stretchy="false">=</mo>
              <mn>0,344</mn>
            </mrow>
          </mrow>
        </mtd>
      </mtr>
    </mtable>
    <annotation encoding="StarMath 5.0">"" int_0^0,2{f_3(x) d x} = [ F_3(x) ]_0^0,2 = F_3( 0,2 ) - F_3( 0 ) "  " size 8{ "avec " F_3 " une primitive de " f_3 " sur " [ 0 ; 1 ] }  newline
" or " f_3( x ) = 3over2 x^2 - 3x + 2 " donc " F_3( x ) = x^3over2 - 3 x^2over2 + 2x  newline
"" int_0^0,2{ f_3(x) d x } = 0,2^3over2 - 3 times {0,2^2over2} + 2times0,2 - (0) = 0,344</annotation>
  </semantics>
</math>
</file>

<file path=Object 12/content.xml><?xml version="1.0" encoding="utf-8"?>
<math xmlns="http://www.w3.org/1998/Math/MathML" display="block">
  <semantics>
    <mrow>
      <mtext/>
      <mi>P</mi>
      <mrow>
        <mrow>
          <mo fence="true" stretchy="false">(</mo>
          <mrow>
            <mrow>
              <mi>X</mi>
              <mo stretchy="false">=</mo>
              <mi mathvariant="normal">α</mi>
            </mrow>
          </mrow>
          <mo fence="true" stretchy="false">)</mo>
        </mrow>
        <mo stretchy="false">=</mo>
        <mfrac>
          <mn>0</mn>
          <mn>1</mn>
        </mfrac>
        <mo stretchy="false">=</mo>
        <mn>0</mn>
      </mrow>
      <mtext>  avec </mtext>
      <mrow>
        <mi mathvariant="normal">α</mi>
        <mo stretchy="false">∈</mo>
        <mrow>
          <mo fence="true" stretchy="false">[</mo>
          <mrow>
            <mrow>
              <mn>0</mn>
              <mi>;</mi>
              <mn>1</mn>
            </mrow>
          </mrow>
          <mo fence="true" stretchy="false">]</mo>
        </mrow>
      </mrow>
    </mrow>
    <annotation encoding="StarMath 5.0">""P ( X = %alpha ) = 0over1 = 0 "  avec " %alpha in [ 0 ; 1 ]</annotation>
  </semantics>
</math>
</file>

<file path=Object 13/content.xml><?xml version="1.0" encoding="utf-8"?>
<math xmlns="http://www.w3.org/1998/Math/MathML" display="block">
  <semantics>
    <mtable>
      <mtr>
        <mtd>
          <mrow>
            <mtext>Si </mtext>
            <mi>f</mi>
            <mtext> est une fonction positive et continue sur un intervalle </mtext>
            <mrow>
              <mo fence="true" stretchy="false">[</mo>
              <mrow>
                <mrow>
                  <mi>a</mi>
                  <mi>;</mi>
                  <mi>b</mi>
                </mrow>
              </mrow>
              <mo fence="true" stretchy="false">]</mo>
            </mrow>
          </mrow>
        </mtd>
      </mtr>
      <mtr>
        <mtd>
          <mrow>
            <mtext> tel que </mtext>
            <mrow>
              <mrow>
                <msubsup>
                  <mo stretchy="false">∫</mo>
                  <mi>a</mi>
                  <mi>b</mi>
                </msubsup>
                <mrow>
                  <mi>f</mi>
                  <mrow>
                    <mo fence="true" stretchy="false">(</mo>
                    <mrow>
                      <mi>x</mi>
                    </mrow>
                    <mo fence="true" stretchy="false">)</mo>
                  </mrow>
                  <mi>d</mi>
                  <mi>x</mi>
                </mrow>
              </mrow>
              <mo stretchy="false">=</mo>
              <mn>1</mn>
            </mrow>
            <mtext> alors </mtext>
          </mrow>
        </mtd>
      </mtr>
      <mtr>
        <mtd>
          <mtext> cette fonction est appelée "densité de probabilité"</mtext>
        </mtd>
      </mtr>
    </mtable>
    <annotation encoding="StarMath 5.0">"Si " f " est une fonction positive et continue sur un intervalle " [ a;b ]  newline
" tel que " int_a^b { f(x) d x } = 1 " alors "  newline 
" cette fonction est appelée \"densité de probabilité\""</annotation>
  </semantics>
</math>
</file>

<file path=Object 14/content.xml><?xml version="1.0" encoding="utf-8"?>
<math xmlns="http://www.w3.org/1998/Math/MathML" display="block">
  <semantics>
    <mtable>
      <mtr>
        <mtd>
          <mrow>
            <mtext>On a alors </mtext>
            <mi>P</mi>
            <mrow>
              <mrow>
                <mo fence="true" stretchy="false">(</mo>
                <mrow>
                  <mrow>
                    <mi>X</mi>
                    <mo stretchy="false">=</mo>
                    <mi>c</mi>
                  </mrow>
                </mrow>
                <mo fence="true" stretchy="false">)</mo>
              </mrow>
              <mo stretchy="false">=</mo>
              <mn>0</mn>
            </mrow>
            <mtext> pour tout </mtext>
            <mrow>
              <mi>c</mi>
              <mo stretchy="false">∈</mo>
              <mrow>
                <mo fence="true" stretchy="false">[</mo>
                <mrow>
                  <mrow>
                    <mi>a</mi>
                    <mi>;</mi>
                    <mi>b</mi>
                  </mrow>
                </mrow>
                <mo fence="true" stretchy="false">]</mo>
              </mrow>
            </mrow>
          </mrow>
        </mtd>
      </mtr>
      <mtr>
        <mtd>
          <mrow>
            <mtext> et </mtext>
            <mi>P</mi>
            <mrow>
              <mrow>
                <mo fence="true" stretchy="false">(</mo>
                <mrow>
                  <mrow>
                    <mi>X</mi>
                    <mo stretchy="false">∈</mo>
                    <mrow>
                      <mo fence="true" stretchy="false">[</mo>
                      <mrow>
                        <mrow>
                          <mi>c</mi>
                          <mi>;</mi>
                          <mi>d</mi>
                        </mrow>
                      </mrow>
                      <mo fence="true" stretchy="false">]</mo>
                    </mrow>
                  </mrow>
                </mrow>
                <mo fence="true" stretchy="false">)</mo>
              </mrow>
              <mo stretchy="false">=</mo>
              <mrow>
                <msubsup>
                  <mo stretchy="false">∫</mo>
                  <mi>c</mi>
                  <mi>d</mi>
                </msubsup>
                <mrow>
                  <mi>f</mi>
                  <mrow>
                    <mo fence="true" stretchy="false">(</mo>
                    <mrow>
                      <mi>x</mi>
                    </mrow>
                    <mo fence="true" stretchy="false">)</mo>
                  </mrow>
                  <mi>d</mi>
                  <mi>x</mi>
                </mrow>
              </mrow>
            </mrow>
          </mrow>
        </mtd>
      </mtr>
      <mtr>
        <mtd>
          <mrow>
            <mtext>pour tout </mtext>
            <mi>c</mi>
            <mtext> et </mtext>
            <mi>d</mi>
            <mtext> tels que </mtext>
            <mrow>
              <mi>a</mi>
              <mo stretchy="false">≤</mo>
              <mi>c</mi>
              <mo stretchy="false">≤</mo>
              <mi>d</mi>
              <mo stretchy="false">≤</mo>
              <mi>b</mi>
            </mrow>
          </mrow>
        </mtd>
      </mtr>
    </mtable>
    <annotation encoding="StarMath 5.0">"On a alors " P( X = c ) = 0 " pour tout " c in [ a ; b ]  newline
" et " P( X in [c;d] ) = int_c^d { f(x) d x }  newline
"pour tout " c " et " d " tels que " a &lt;= c &lt;= d &lt;= b</annotation>
  </semantics>
</math>
</file>

<file path=Object 15/content.xml><?xml version="1.0" encoding="utf-8"?>
<math xmlns="http://www.w3.org/1998/Math/MathML" display="block">
  <semantics>
    <mrow>
      <mi>f</mi>
      <mrow>
        <mrow>
          <mo fence="true" stretchy="false">(</mo>
          <mrow>
            <mi>x</mi>
          </mrow>
          <mo fence="true" stretchy="false">)</mo>
        </mrow>
        <mo stretchy="false">=</mo>
        <mfrac>
          <mn>1</mn>
          <mrow>
            <mi>b</mi>
            <mo stretchy="false">−</mo>
            <mi>a</mi>
          </mrow>
        </mfrac>
      </mrow>
      <mtext> sur </mtext>
      <mrow>
        <mo fence="true" stretchy="false">[</mo>
        <mrow>
          <mrow>
            <mi>a</mi>
            <mi>;</mi>
            <mi>b</mi>
          </mrow>
        </mrow>
        <mo fence="true" stretchy="false">]</mo>
      </mrow>
    </mrow>
    <annotation encoding="StarMath 5.0">f( x ) = 1over{ b-a } " sur " [ a ; b ]</annotation>
  </semantics>
</math>
</file>

<file path=Object 16/content.xml><?xml version="1.0" encoding="utf-8"?>
<math xmlns="http://www.w3.org/1998/Math/MathML" display="block">
  <semantics>
    <mrow>
      <mtext>Calculer </mtext>
      <mi>P</mi>
      <mrow>
        <mo fence="true" stretchy="true">(</mo>
        <mrow>
          <mrow>
            <mi>X</mi>
            <mo stretchy="false">=</mo>
            <mfrac>
              <mrow>
                <mi>a</mi>
                <mo stretchy="false">+</mo>
                <mi>b</mi>
              </mrow>
              <mn>2</mn>
            </mfrac>
          </mrow>
        </mrow>
        <mo fence="true" stretchy="true">)</mo>
      </mrow>
      <mtext> où </mtext>
      <mi>X</mi>
      <mtext> est une variable aléatoire associée à la densité </mtext>
      <mi>f</mi>
    </mrow>
    <annotation encoding="StarMath 5.0">"Calculer " P left( X = {a+b}over2 right) " où " X " est une variable aléatoire associée à la densité " f</annotation>
  </semantics>
</math>
</file>

<file path=Object 17/content.xml><?xml version="1.0" encoding="utf-8"?>
<math xmlns="http://www.w3.org/1998/Math/MathML" display="block">
  <semantics>
    <mrow>
      <mtext>Calculer </mtext>
      <mi>P</mi>
      <mrow>
        <mo fence="true" stretchy="true">(</mo>
        <mrow>
          <mrow>
            <mrow>
              <mi>a</mi>
              <mo stretchy="false">+</mo>
              <mfrac>
                <mrow>
                  <mi>b</mi>
                  <mo stretchy="false">−</mo>
                  <mi>a</mi>
                </mrow>
                <mn>4</mn>
              </mfrac>
            </mrow>
            <mo stretchy="false">≤</mo>
            <mi>X</mi>
            <mo stretchy="false">&lt;</mo>
            <mrow>
              <mi>b</mi>
              <mo stretchy="false">−</mo>
              <mfrac>
                <mrow>
                  <mi>b</mi>
                  <mo stretchy="false">−</mo>
                  <mi>a</mi>
                </mrow>
                <mn>4</mn>
              </mfrac>
            </mrow>
          </mrow>
        </mrow>
        <mo fence="true" stretchy="true">)</mo>
      </mrow>
    </mrow>
    <annotation encoding="StarMath 5.0">"Calculer " P left( a+ {b-a}over4 &lt;= X &lt; b - {b-a}over4 right)</annotation>
  </semantics>
</math>
</file>

<file path=Object 18/content.xml><?xml version="1.0" encoding="utf-8"?>
<math xmlns="http://www.w3.org/1998/Math/MathML" display="block">
  <semantics>
    <mtable>
      <mtr>
        <mtd>
          <mrow>
            <mtext/>
            <mi>P</mi>
            <mrow>
              <mrow>
                <mo fence="true" stretchy="false">(</mo>
                <mrow>
                  <mrow>
                    <mrow>
                      <mi>a</mi>
                      <mo stretchy="false">+</mo>
                      <mstyle mathsize="8pt">
                        <mfrac>
                          <mrow>
                            <mi>b</mi>
                            <mo stretchy="false">−</mo>
                            <mi>a</mi>
                          </mrow>
                          <mn>4</mn>
                        </mfrac>
                      </mstyle>
                    </mrow>
                    <mo stretchy="false">≤</mo>
                    <mi>X</mi>
                    <mo stretchy="false">&lt;</mo>
                    <mrow>
                      <mi>b</mi>
                      <mo stretchy="false">−</mo>
                      <mstyle mathsize="8pt">
                        <mfrac>
                          <mrow>
                            <mi>b</mi>
                            <mo stretchy="false">−</mo>
                            <mi>a</mi>
                          </mrow>
                          <mn>4</mn>
                        </mfrac>
                      </mstyle>
                    </mrow>
                  </mrow>
                </mrow>
                <mo fence="true" stretchy="false">)</mo>
              </mrow>
              <mo stretchy="false">=</mo>
              <mrow>
                <msubsup>
                  <mo stretchy="false">∫</mo>
                  <mrow>
                    <mi>a</mi>
                    <mo stretchy="false">+</mo>
                    <mfrac>
                      <mrow>
                        <mi>b</mi>
                        <mo stretchy="false">−</mo>
                        <mi>a</mi>
                      </mrow>
                      <mn>4</mn>
                    </mfrac>
                  </mrow>
                  <mrow>
                    <mi>b</mi>
                    <mo stretchy="false">−</mo>
                    <mfrac>
                      <mrow>
                        <mi>b</mi>
                        <mo stretchy="false">−</mo>
                        <mi>a</mi>
                      </mrow>
                      <mn>4</mn>
                    </mfrac>
                  </mrow>
                </msubsup>
                <mrow>
                  <mfrac>
                    <mn>1</mn>
                    <mrow>
                      <mi>b</mi>
                      <mo stretchy="false">−</mo>
                      <mi>a</mi>
                    </mrow>
                  </mfrac>
                  <mi>d</mi>
                  <mi>x</mi>
                </mrow>
              </mrow>
            </mrow>
          </mrow>
        </mtd>
      </mtr>
      <mtr>
        <mtd>
          <mrow>
            <mrow>
              <mtext>    </mtext>
              <mo stretchy="false">=</mo>
              <msubsup>
                <mrow>
                  <mo fence="true" stretchy="false">[</mo>
                  <mrow>
                    <mrow>
                      <mi>F</mi>
                      <mrow>
                        <mo fence="true" stretchy="false">(</mo>
                        <mrow>
                          <mi>x</mi>
                        </mrow>
                        <mo fence="true" stretchy="false">)</mo>
                      </mrow>
                    </mrow>
                  </mrow>
                  <mo fence="true" stretchy="false">]</mo>
                </mrow>
                <mrow>
                  <mi>a</mi>
                  <mo stretchy="false">+</mo>
                  <mfrac>
                    <mrow>
                      <mi>b</mi>
                      <mo stretchy="false">−</mo>
                      <mi>a</mi>
                    </mrow>
                    <mn>4</mn>
                  </mfrac>
                </mrow>
                <mrow>
                  <mi>b</mi>
                  <mo stretchy="false">−</mo>
                  <mfrac>
                    <mrow>
                      <mi>b</mi>
                      <mo stretchy="false">−</mo>
                      <mi>a</mi>
                    </mrow>
                    <mn>4</mn>
                  </mfrac>
                </mrow>
              </msubsup>
              <mo stretchy="false">=</mo>
              <mi>F</mi>
            </mrow>
            <mrow>
              <mrow>
                <mo fence="true" stretchy="true">(</mo>
                <mrow>
                  <mstyle mathsize="8pt">
                    <mrow>
                      <mi>b</mi>
                      <mo stretchy="false">−</mo>
                      <mfrac>
                        <mrow>
                          <mi>b</mi>
                          <mo stretchy="false">−</mo>
                          <mi>a</mi>
                        </mrow>
                        <mn>4</mn>
                      </mfrac>
                    </mrow>
                  </mstyle>
                </mrow>
                <mo fence="true" stretchy="true">)</mo>
              </mrow>
              <mo stretchy="false">−</mo>
              <mi>F</mi>
            </mrow>
            <mrow>
              <mo fence="true" stretchy="true">(</mo>
              <mrow>
                <mstyle mathsize="8pt">
                  <mrow>
                    <mi>a</mi>
                    <mo stretchy="false">+</mo>
                    <mfrac>
                      <mrow>
                        <mi>b</mi>
                        <mo stretchy="false">−</mo>
                        <mi>a</mi>
                      </mrow>
                      <mn>4</mn>
                    </mfrac>
                  </mrow>
                </mstyle>
              </mrow>
              <mo fence="true" stretchy="true">)</mo>
            </mrow>
            <mtext> avec </mtext>
            <mi>F</mi>
            <mrow>
              <mrow>
                <mo fence="true" stretchy="false">(</mo>
                <mrow>
                  <mi>x</mi>
                </mrow>
                <mo fence="true" stretchy="false">)</mo>
              </mrow>
              <mo stretchy="false">=</mo>
              <mfrac>
                <mi>x</mi>
                <mrow>
                  <mi>b</mi>
                  <mo stretchy="false">−</mo>
                  <mi>a</mi>
                </mrow>
              </mfrac>
            </mrow>
          </mrow>
        </mtd>
      </mtr>
      <mtr>
        <mtd>
          <mrow>
            <mtext>  </mtext>
            <mo stretchy="false">=</mo>
            <mrow>
              <mfrac>
                <mstyle mathsize="8pt">
                  <mrow>
                    <mi>b</mi>
                    <mo stretchy="false">−</mo>
                    <mfrac>
                      <mrow>
                        <mi>b</mi>
                        <mo stretchy="false">−</mo>
                        <mi>a</mi>
                      </mrow>
                      <mn>4</mn>
                    </mfrac>
                  </mrow>
                </mstyle>
                <mrow>
                  <mi>b</mi>
                  <mo stretchy="false">−</mo>
                  <mi>a</mi>
                </mrow>
              </mfrac>
              <mo stretchy="false">−</mo>
              <mfrac>
                <mstyle mathsize="8pt">
                  <mrow>
                    <mi>a</mi>
                    <mo stretchy="false">+</mo>
                    <mfrac>
                      <mrow>
                        <mi>b</mi>
                        <mo stretchy="false">−</mo>
                        <mi>a</mi>
                      </mrow>
                      <mn>4</mn>
                    </mfrac>
                  </mrow>
                </mstyle>
                <mrow>
                  <mi>b</mi>
                  <mo stretchy="false">−</mo>
                  <mi>a</mi>
                </mrow>
              </mfrac>
            </mrow>
            <mo stretchy="false">=</mo>
            <mrow>
              <mfrac>
                <mn>1</mn>
                <mrow>
                  <mi>b</mi>
                  <mo stretchy="false">−</mo>
                  <mi>a</mi>
                </mrow>
              </mfrac>
              <mo stretchy="false">×</mo>
              <mfrac>
                <mrow>
                  <mn>4</mn>
                  <mrow>
                    <mi>b</mi>
                    <mo stretchy="false">−</mo>
                    <mi>b</mi>
                    <mo stretchy="false">+</mo>
                    <mi>a</mi>
                    <mo stretchy="false">−</mo>
                    <mn>4</mn>
                  </mrow>
                  <mrow>
                    <mi>a</mi>
                    <mo stretchy="false">−</mo>
                    <mi>b</mi>
                    <mo stretchy="false">+</mo>
                    <mi>a</mi>
                  </mrow>
                </mrow>
                <mn>4</mn>
              </mfrac>
            </mrow>
            <mo stretchy="false">=</mo>
            <mrow>
              <mfrac>
                <mn>1</mn>
                <mrow>
                  <mi>b</mi>
                  <mo stretchy="false">−</mo>
                  <mi>a</mi>
                </mrow>
              </mfrac>
              <mo stretchy="false">×</mo>
              <mfrac>
                <mrow>
                  <mn>2</mn>
                  <mrow>
                    <mi>b</mi>
                    <mo stretchy="false">−</mo>
                    <mn>2</mn>
                  </mrow>
                  <mi>a</mi>
                </mrow>
                <mn>4</mn>
              </mfrac>
            </mrow>
            <mo stretchy="false">=</mo>
            <mfrac>
              <mn>1</mn>
              <mn>2</mn>
            </mfrac>
          </mrow>
        </mtd>
      </mtr>
    </mtable>
    <annotation encoding="StarMath 5.0">"" P( a+size8{{b-a}over4} &lt;= X &lt; b-size8{{b-a}over4} ) = int_{a+{b-a}over4}^{b-{b-a}over4} { 1over{b-a} d x }  newline
"    " = [ F(x) ]_{a+{b-a}over4}^{b-{b-a}over4} = F left( size8{b-{b-a}over4} right) - F left( size8{a+{b-a}over4} right) " avec " F( x ) = x over{ b-a }  newline
"  " = size8{b-{b-a}over4}over{b-a}-size8{a+{b-a}over4}over{b-a} = 1over{b-a} times { {4b-b+a-4a-b+a}over4 } = 1over{b-a} times {{2b-2a}over4} = 1over2</annotation>
  </semantics>
</math>
</file>

<file path=Object 19/content.xml><?xml version="1.0" encoding="utf-8"?>
<math xmlns="http://www.w3.org/1998/Math/MathML" display="block">
  <semantics>
    <mtable>
      <mtr>
        <mtd>
          <mtext>Positive?</mtext>
        </mtd>
      </mtr>
      <mtr>
        <mtd>
          <mrow>
            <mtext>  </mtext>
            <mrow>
              <mi>b</mi>
              <mo stretchy="false">&gt;</mo>
              <mi>a</mi>
            </mrow>
            <mtext> donc </mtext>
            <mrow>
              <mrow>
                <mi>b</mi>
                <mo stretchy="false">−</mo>
                <mi>a</mi>
              </mrow>
              <mo stretchy="false">&gt;</mo>
              <mn>0</mn>
            </mrow>
            <mtext> donc </mtext>
            <mi>f</mi>
            <mrow>
              <mrow>
                <mo fence="true" stretchy="false">(</mo>
                <mrow>
                  <mi>x</mi>
                </mrow>
                <mo fence="true" stretchy="false">)</mo>
              </mrow>
              <mo stretchy="false">&gt;</mo>
              <mn>0</mn>
            </mrow>
          </mrow>
        </mtd>
      </mtr>
      <mtr>
        <mtd>
          <mtext>Continue?</mtext>
        </mtd>
      </mtr>
      <mtr>
        <mtd>
          <mrow>
            <mtext>  </mtext>
            <mi>f</mi>
            <mtext> est constante donc continue</mtext>
          </mrow>
        </mtd>
      </mtr>
    </mtable>
    <annotation encoding="StarMath 5.0">"Positive?" newline
"  " b &gt; a " donc " b-a &gt; 0 " donc " f(x)&gt;0 newline  
"Continue?"  newline
"  " f " est constante donc continue" </annotation>
  </semantics>
</math>
</file>

<file path=Object 2/content.xml><?xml version="1.0" encoding="utf-8"?>
<math xmlns="http://www.w3.org/1998/Math/MathML" display="block">
  <semantics>
    <mrow>
      <mtext/>
      <mi>P</mi>
      <mrow>
        <mrow>
          <mo fence="true" stretchy="false">(</mo>
          <mrow>
            <mtext>gagner</mtext>
          </mrow>
          <mo fence="true" stretchy="false">)</mo>
        </mrow>
        <mo stretchy="false">=</mo>
        <mi>P</mi>
      </mrow>
      <mrow>
        <mo fence="true" stretchy="false">(</mo>
        <mrow>
          <mrow>
            <mi>x</mi>
            <mo stretchy="false">∈</mo>
            <mrow>
              <mo fence="true" stretchy="false">[</mo>
              <mrow>
                <mrow>
                  <mn>0</mn>
                  <mi>;</mi>
                  <mn>0,2</mn>
                </mrow>
              </mrow>
              <mo fence="true" stretchy="false">]</mo>
            </mrow>
          </mrow>
        </mrow>
        <mo fence="true" stretchy="false">)</mo>
      </mrow>
      <mrow>
        <mtext>  </mtext>
        <mo stretchy="false">=</mo>
        <mfrac>
          <mrow>
            <msubsup>
              <mo stretchy="false">∫</mo>
              <mn>0</mn>
              <mn>0,2</mn>
            </msubsup>
            <mrow>
              <mi>f</mi>
              <mrow>
                <mo fence="true" stretchy="false">(</mo>
                <mrow>
                  <mi>x</mi>
                </mrow>
                <mo fence="true" stretchy="false">)</mo>
              </mrow>
              <mi>d</mi>
              <mi>x</mi>
            </mrow>
          </mrow>
          <mrow>
            <msubsup>
              <mo stretchy="false">∫</mo>
              <mn>0</mn>
              <mn>1</mn>
            </msubsup>
            <mrow>
              <mi>f</mi>
              <mrow>
                <mo fence="true" stretchy="false">(</mo>
                <mrow>
                  <mi>x</mi>
                </mrow>
                <mo fence="true" stretchy="false">)</mo>
              </mrow>
              <mi>d</mi>
              <mi>x</mi>
            </mrow>
          </mrow>
        </mfrac>
      </mrow>
      <mrow>
        <mtext>  </mtext>
        <mo stretchy="false">=</mo>
        <mrow>
          <msubsup>
            <mo stretchy="false">∫</mo>
            <mn>0</mn>
            <mn>0,2</mn>
          </msubsup>
          <mrow>
            <mi>f</mi>
            <mrow>
              <mo fence="true" stretchy="false">(</mo>
              <mrow>
                <mi>x</mi>
              </mrow>
              <mo fence="true" stretchy="false">)</mo>
            </mrow>
            <mi>d</mi>
            <mi>x</mi>
          </mrow>
        </mrow>
      </mrow>
      <mtext>  sans unité !</mtext>
    </mrow>
    <annotation encoding="StarMath 5.0">"" P ( "gagner" ) = P( x in [0;0,2] ) "  " = int_0^0,2 { f(x) d x } over int_0^1 { f(x) d x } "  " = int_0^0,2 { f(x) d x } "  sans unité !" </annotation>
  </semantics>
</math>
</file>

<file path=Object 20/content.xml><?xml version="1.0" encoding="utf-8"?>
<math xmlns="http://www.w3.org/1998/Math/MathML" display="block">
  <semantics>
    <mtable>
      <mtr>
        <mtd>
          <mrow>
            <mtext/>
            <mi>P</mi>
            <mrow>
              <mrow>
                <mo fence="true" stretchy="true">(</mo>
                <mrow>
                  <mrow>
                    <mi>X</mi>
                    <mo stretchy="false">=</mo>
                    <mfrac>
                      <mrow>
                        <mi>a</mi>
                        <mo stretchy="false">+</mo>
                        <mi>b</mi>
                      </mrow>
                      <mn>2</mn>
                    </mfrac>
                  </mrow>
                </mrow>
                <mo fence="true" stretchy="true">)</mo>
              </mrow>
              <mo stretchy="false">=</mo>
              <mn>0</mn>
            </mrow>
          </mrow>
        </mtd>
      </mtr>
      <mtr>
        <mtd>
          <mtext>car la probabilité d'une valeur précise pour une variable continue est nulle</mtext>
        </mtd>
      </mtr>
    </mtable>
    <annotation encoding="StarMath 5.0">"" P left( X = {a+b}over2 right) = 0   newline
"car la probabilité d'une valeur précise pour une variable continue est nulle"
</annotation>
  </semantics>
</math>
</file>

<file path=Object 21/content.xml><?xml version="1.0" encoding="utf-8"?>
<math xmlns="http://www.w3.org/1998/Math/MathML" display="block">
  <semantics>
    <mrow>
      <mi>f</mi>
      <mrow>
        <mrow>
          <mo fence="true" stretchy="false">(</mo>
          <mrow>
            <mi>x</mi>
          </mrow>
          <mo fence="true" stretchy="false">)</mo>
        </mrow>
        <mo stretchy="false">=</mo>
        <mfrac>
          <mn>1</mn>
          <msup>
            <mi>x</mi>
            <mn>2</mn>
          </msup>
        </mfrac>
      </mrow>
      <mtext> sur </mtext>
      <mo stretchy="false">[</mo>
      <mn>1</mn>
      <mrow>
        <mi>;</mi>
        <mo stretchy="false">+</mo>
        <mi mathvariant="normal">∞</mi>
      </mrow>
      <mo stretchy="false">[</mo>
    </mrow>
    <annotation encoding="StarMath 5.0">f( x ) = 1over{ x^2 } " sur " \[ 1;+infinity \[</annotation>
  </semantics>
</math>
</file>

<file path=Object 22/content.xml><?xml version="1.0" encoding="utf-8"?>
<math xmlns="http://www.w3.org/1998/Math/MathML" display="block">
  <semantics>
    <mtable>
      <mtr>
        <mtd>
          <mrow>
            <mtext/>
            <mrow>
              <mrow>
                <msubsup>
                  <mo stretchy="false">∫</mo>
                  <mi>a</mi>
                  <mi>b</mi>
                </msubsup>
                <mrow>
                  <mi>f</mi>
                  <mrow>
                    <mo fence="true" stretchy="false">(</mo>
                    <mrow>
                      <mi>x</mi>
                    </mrow>
                    <mo fence="true" stretchy="false">)</mo>
                  </mrow>
                  <mi>d</mi>
                  <mi>x</mi>
                </mrow>
              </mrow>
              <mo stretchy="false">=</mo>
              <msubsup>
                <mrow>
                  <mo fence="true" stretchy="true">[</mo>
                  <mrow>
                    <mrow>
                      <mi>F</mi>
                      <mrow>
                        <mo fence="true" stretchy="false">(</mo>
                        <mrow>
                          <mi>x</mi>
                        </mrow>
                        <mo fence="true" stretchy="false">)</mo>
                      </mrow>
                    </mrow>
                  </mrow>
                  <mo fence="true" stretchy="true">]</mo>
                </mrow>
                <mi>a</mi>
                <mi>b</mi>
              </msubsup>
              <mo stretchy="false">=</mo>
              <mi>F</mi>
            </mrow>
            <mrow>
              <mrow>
                <mo fence="true" stretchy="false">(</mo>
                <mrow>
                  <mi>b</mi>
                </mrow>
                <mo fence="true" stretchy="false">)</mo>
              </mrow>
              <mo stretchy="false">−</mo>
              <mi>F</mi>
            </mrow>
            <mrow>
              <mo fence="true" stretchy="false">(</mo>
              <mrow>
                <mi>a</mi>
              </mrow>
              <mo fence="true" stretchy="false">)</mo>
            </mrow>
          </mrow>
        </mtd>
      </mtr>
      <mtr>
        <mtd>
          <mrow>
            <mtext> avec </mtext>
            <mi>F</mi>
            <mtext> une primitive de </mtext>
            <mi>f</mi>
            <mtext> sur </mtext>
            <mrow>
              <mo fence="true" stretchy="false">[</mo>
              <mrow>
                <mrow>
                  <mi>a</mi>
                  <mi>;</mi>
                  <mi>b</mi>
                </mrow>
              </mrow>
              <mo fence="true" stretchy="false">]</mo>
            </mrow>
            <mtext> et </mtext>
            <mi>F</mi>
            <mrow>
              <mrow>
                <mo fence="true" stretchy="false">(</mo>
                <mrow>
                  <mi>x</mi>
                </mrow>
                <mo fence="true" stretchy="false">)</mo>
              </mrow>
              <mo stretchy="false">=</mo>
              <mfrac>
                <mi>x</mi>
                <mrow>
                  <mi>b</mi>
                  <mo stretchy="false">−</mo>
                  <mi>a</mi>
                </mrow>
              </mfrac>
            </mrow>
          </mrow>
        </mtd>
      </mtr>
      <mtr>
        <mtd>
          <mrow>
            <mtext> alors </mtext>
            <mrow>
              <mrow>
                <msubsup>
                  <mo stretchy="false">∫</mo>
                  <mi>a</mi>
                  <mi>b</mi>
                </msubsup>
                <mrow>
                  <mi>f</mi>
                  <mrow>
                    <mo fence="true" stretchy="false">(</mo>
                    <mrow>
                      <mi>x</mi>
                    </mrow>
                    <mo fence="true" stretchy="false">)</mo>
                  </mrow>
                  <mi>d</mi>
                  <mi>x</mi>
                </mrow>
              </mrow>
              <mo stretchy="false">=</mo>
              <mrow>
                <mfrac>
                  <mi>b</mi>
                  <mrow>
                    <mi>b</mi>
                    <mo stretchy="false">−</mo>
                    <mi>a</mi>
                  </mrow>
                </mfrac>
                <mo stretchy="false">−</mo>
                <mfrac>
                  <mi>a</mi>
                  <mrow>
                    <mi>b</mi>
                    <mo stretchy="false">−</mo>
                    <mi>a</mi>
                  </mrow>
                </mfrac>
              </mrow>
              <mo stretchy="false">=</mo>
              <mfrac>
                <mrow>
                  <mi>b</mi>
                  <mo stretchy="false">−</mo>
                  <mi>a</mi>
                </mrow>
                <mrow>
                  <mi>b</mi>
                  <mo stretchy="false">−</mo>
                  <mi>a</mi>
                </mrow>
              </mfrac>
              <mo stretchy="false">=</mo>
              <mn>1</mn>
            </mrow>
          </mrow>
        </mtd>
      </mtr>
    </mtable>
    <annotation encoding="StarMath 5.0">"" int_a^b {f(x) d x} = left[ F(x) right]_a^b = F( b ) - F( a )  newline
" avec " F " une primitive de " f " sur " [ a;b ] " et " F(x) = x over { b-a }  newline
" alors " int_a^b { f(x) d x } = b over{ b-a } - a over { b-a } = { b-a }over{ b-a } = 1</annotation>
  </semantics>
</math>
</file>

<file path=Object 23/content.xml><?xml version="1.0" encoding="utf-8"?>
<math xmlns="http://www.w3.org/1998/Math/MathML" display="block">
  <semantics>
    <mtable>
      <mtr>
        <mtd>
          <mtext>Positive?</mtext>
        </mtd>
      </mtr>
      <mtr>
        <mtd>
          <mrow>
            <mtext>  </mtext>
            <mrow>
              <msup>
                <mi>x</mi>
                <mn>2</mn>
              </msup>
              <mo stretchy="false">&gt;</mo>
              <mn>0</mn>
            </mrow>
            <mtext> sur </mtext>
            <mo stretchy="false">[</mo>
            <mn>1</mn>
            <mrow>
              <mi>;</mi>
              <mo stretchy="false">+</mo>
              <mi mathvariant="normal">∞</mi>
            </mrow>
            <mo stretchy="false">[</mo>
          </mrow>
        </mtd>
      </mtr>
      <mtr>
        <mtd>
          <mrow>
            <mtext>  donc </mtext>
            <mi>f</mi>
            <mrow>
              <mrow>
                <mo fence="true" stretchy="false">(</mo>
                <mrow>
                  <mi>x</mi>
                </mrow>
                <mo fence="true" stretchy="false">)</mo>
              </mrow>
              <mo stretchy="false">=</mo>
              <mfrac>
                <mn>1</mn>
                <msup>
                  <mi>x</mi>
                  <mn>2</mn>
                </msup>
              </mfrac>
              <mo stretchy="false">&gt;</mo>
              <mn>0</mn>
            </mrow>
          </mrow>
        </mtd>
      </mtr>
      <mtr>
        <mtd>
          <mtext>Continue?</mtext>
        </mtd>
      </mtr>
      <mtr>
        <mtd>
          <mtext>  C'est une fonction rationnelle, donc continue sur son domaine de définition</mtext>
        </mtd>
      </mtr>
      <mtr>
        <mtd>
          <mtext>Intégrale totale = 1 ?</mtext>
        </mtd>
      </mtr>
      <mtr>
        <mtd>
          <mrow>
            <mtext>  </mtext>
            <mrow>
              <mrow>
                <msubsup>
                  <mo stretchy="false">∫</mo>
                  <mn>1</mn>
                  <mrow>
                    <mo stretchy="false">+</mo>
                    <mi mathvariant="normal">∞</mi>
                  </mrow>
                </msubsup>
                <mrow>
                  <mi>f</mi>
                  <mrow>
                    <mo fence="true" stretchy="false">(</mo>
                    <mrow>
                      <mi>x</mi>
                    </mrow>
                    <mo fence="true" stretchy="false">)</mo>
                  </mrow>
                  <mi>d</mi>
                  <mi>x</mi>
                </mrow>
              </mrow>
              <mo stretchy="false">=</mo>
              <mrow>
                <munder>
                  <mi>lim</mi>
                  <mrow>
                    <mi>k</mi>
                    <mrow>
                      <mo stretchy="false">→</mo>
                      <mo stretchy="false">+</mo>
                      <mi mathvariant="normal">∞</mi>
                    </mrow>
                  </mrow>
                </munder>
                <mrow>
                  <msubsup>
                    <mo stretchy="false">∫</mo>
                    <mn>1</mn>
                    <mi>k</mi>
                  </msubsup>
                  <mrow>
                    <mi>f</mi>
                    <mrow>
                      <mo fence="true" stretchy="false">(</mo>
                      <mrow>
                        <mi>x</mi>
                      </mrow>
                      <mo fence="true" stretchy="false">)</mo>
                    </mrow>
                    <mi>d</mi>
                    <mi>x</mi>
                  </mrow>
                </mrow>
              </mrow>
            </mrow>
          </mrow>
        </mtd>
      </mtr>
      <mtr>
        <mtd>
          <mrow>
            <mrow>
              <mtext>    </mtext>
              <mo stretchy="false">=</mo>
              <mrow>
                <munder>
                  <mi>lim</mi>
                  <mrow>
                    <mi>k</mi>
                    <mrow>
                      <mo stretchy="false">→</mo>
                      <mo stretchy="false">+</mo>
                      <mi mathvariant="normal">∞</mi>
                    </mrow>
                  </mrow>
                </munder>
                <msubsup>
                  <mrow>
                    <mo fence="true" stretchy="false">[</mo>
                    <mrow>
                      <mrow>
                        <mi>F</mi>
                        <mrow>
                          <mo fence="true" stretchy="false">(</mo>
                          <mrow>
                            <mi>x</mi>
                          </mrow>
                          <mo fence="true" stretchy="false">)</mo>
                        </mrow>
                      </mrow>
                    </mrow>
                    <mo fence="true" stretchy="false">]</mo>
                  </mrow>
                  <mn>1</mn>
                  <mi>k</mi>
                </msubsup>
              </mrow>
              <mo stretchy="false">=</mo>
              <mrow>
                <munder>
                  <mi>lim</mi>
                  <mrow>
                    <mi>k</mi>
                    <mrow>
                      <mo stretchy="false">→</mo>
                      <mo stretchy="false">+</mo>
                      <mi mathvariant="normal">∞</mi>
                    </mrow>
                  </mrow>
                </munder>
                <mrow>
                  <mo fence="true" stretchy="false">(</mo>
                  <mrow>
                    <mrow>
                      <mi>F</mi>
                      <mrow>
                        <mrow>
                          <mo fence="true" stretchy="false">(</mo>
                          <mrow>
                            <mi>k</mi>
                          </mrow>
                          <mo fence="true" stretchy="false">)</mo>
                        </mrow>
                        <mo stretchy="false">−</mo>
                        <mi>F</mi>
                      </mrow>
                      <mrow>
                        <mo fence="true" stretchy="false">(</mo>
                        <mrow>
                          <mn>1</mn>
                        </mrow>
                        <mo fence="true" stretchy="false">)</mo>
                      </mrow>
                    </mrow>
                  </mrow>
                  <mo fence="true" stretchy="false">)</mo>
                </mrow>
              </mrow>
            </mrow>
            <mtext>  avec </mtext>
            <mi>F</mi>
            <mrow>
              <mrow>
                <mo fence="true" stretchy="false">(</mo>
                <mrow>
                  <mi>x</mi>
                </mrow>
                <mo fence="true" stretchy="false">)</mo>
              </mrow>
              <mo stretchy="false">=</mo>
              <mfrac>
                <mrow>
                  <mo stretchy="false">−</mo>
                  <mn>1</mn>
                </mrow>
                <mi>x</mi>
              </mfrac>
            </mrow>
          </mrow>
        </mtd>
      </mtr>
      <mtr>
        <mtd>
          <mrow>
            <mtext>  </mtext>
            <mrow>
              <mrow>
                <munder>
                  <mi>lim</mi>
                  <mrow>
                    <mi>k</mi>
                    <mrow>
                      <mo stretchy="false">→</mo>
                      <mo stretchy="false">+</mo>
                      <mi mathvariant="normal">∞</mi>
                    </mrow>
                  </mrow>
                </munder>
                <mrow>
                  <mfrac>
                    <mrow>
                      <mo stretchy="false">−</mo>
                      <mn>1</mn>
                    </mrow>
                    <mi>k</mi>
                  </mfrac>
                  <mo stretchy="false">+</mo>
                  <mfrac>
                    <mn>1</mn>
                    <mn>1</mn>
                  </mfrac>
                </mrow>
              </mrow>
              <mo stretchy="false">=</mo>
              <mn>1</mn>
            </mrow>
          </mrow>
        </mtd>
      </mtr>
    </mtable>
    <annotation encoding="StarMath 5.0">"Positive?"  newline
"  " x^2 &gt; 0 " sur " \[1;+infinity\[  newline
"  donc " f(x) = 1over x^2 &gt; 0  newline
"Continue?"  newline
"  C'est une fonction rationnelle, donc continue sur son domaine de définition"  newline
"Intégrale totale = 1 ?"  newline
"  " int_1^+infinity { f(x) d x } = lim from{ k -&gt; +infinity } int_1^k { f(x) d x }  newline
"    "= lim from{ k-&gt;+infinity } [ F(x) ]_1^k  = lim from{ k-&gt;+infinity } ( F(k) - F(1) ) "  avec " F( x ) = -1over x  newline 
"  " lim from{ k-&gt;+infinity } {-1over k + 1over1 } = 1</annotation>
  </semantics>
</math>
</file>

<file path=Object 24/content.xml><?xml version="1.0" encoding="utf-8"?>
<math xmlns="http://www.w3.org/1998/Math/MathML" display="block">
  <semantics>
    <mrow>
      <mi>P</mi>
      <mrow>
        <mrow>
          <mo fence="true" stretchy="false">(</mo>
          <mrow>
            <mrow>
              <mi>X</mi>
              <mo stretchy="false">=</mo>
              <mn>2</mn>
            </mrow>
          </mrow>
          <mo fence="true" stretchy="false">)</mo>
        </mrow>
        <mo stretchy="false">=</mo>
        <mn>0</mn>
      </mrow>
    </mrow>
    <annotation encoding="StarMath 5.0">P( X = 2 ) = 0</annotation>
  </semantics>
</math>
</file>

<file path=Object 25/content.xml><?xml version="1.0" encoding="utf-8"?>
<math xmlns="http://www.w3.org/1998/Math/MathML" display="block">
  <semantics>
    <mtable>
      <mtr>
        <mtd>
          <mrow>
            <mtext/>
            <mi>P</mi>
            <mrow>
              <mrow>
                <mo fence="true" stretchy="false">(</mo>
                <mrow>
                  <mrow>
                    <mn>2</mn>
                    <mo stretchy="false">≤</mo>
                    <mi>X</mi>
                    <mo stretchy="false">&lt;</mo>
                    <mn>3</mn>
                  </mrow>
                </mrow>
                <mo fence="true" stretchy="false">)</mo>
              </mrow>
              <mo stretchy="false">=</mo>
              <mrow>
                <msubsup>
                  <mo stretchy="false">∫</mo>
                  <mn>2</mn>
                  <mn>3</mn>
                </msubsup>
                <mrow>
                  <mi>f</mi>
                  <mrow>
                    <mo fence="true" stretchy="false">(</mo>
                    <mrow>
                      <mi>x</mi>
                    </mrow>
                    <mo fence="true" stretchy="false">)</mo>
                  </mrow>
                  <mi>d</mi>
                  <mi>x</mi>
                </mrow>
              </mrow>
            </mrow>
          </mrow>
        </mtd>
      </mtr>
      <mtr>
        <mtd>
          <mrow>
            <mrow>
              <mtext>    </mtext>
              <mo stretchy="false">=</mo>
              <msubsup>
                <mrow>
                  <mo fence="true" stretchy="false">[</mo>
                  <mrow>
                    <mrow>
                      <mi>F</mi>
                      <mrow>
                        <mo fence="true" stretchy="false">(</mo>
                        <mrow>
                          <mi>x</mi>
                        </mrow>
                        <mo fence="true" stretchy="false">)</mo>
                      </mrow>
                    </mrow>
                  </mrow>
                  <mo fence="true" stretchy="false">]</mo>
                </mrow>
                <mn>2</mn>
                <mn>3</mn>
              </msubsup>
              <mo stretchy="false">=</mo>
              <mi>F</mi>
            </mrow>
            <mrow>
              <mrow>
                <mo fence="true" stretchy="false">(</mo>
                <mrow>
                  <mn>3</mn>
                </mrow>
                <mo fence="true" stretchy="false">)</mo>
              </mrow>
              <mo stretchy="false">−</mo>
              <mi>F</mi>
            </mrow>
            <mrow>
              <mo fence="true" stretchy="false">(</mo>
              <mrow>
                <mn>2</mn>
              </mrow>
              <mo fence="true" stretchy="false">)</mo>
            </mrow>
            <mtext>  avec </mtext>
            <mi>F</mi>
            <mrow>
              <mrow>
                <mo fence="true" stretchy="false">(</mo>
                <mrow>
                  <mi>x</mi>
                </mrow>
                <mo fence="true" stretchy="false">)</mo>
              </mrow>
              <mo stretchy="false">=</mo>
              <mfrac>
                <mrow>
                  <mo stretchy="false">−</mo>
                  <mn>1</mn>
                </mrow>
                <mi>x</mi>
              </mfrac>
            </mrow>
            <mtext> sur </mtext>
            <mo stretchy="false">[</mo>
            <mn>1</mn>
            <mrow>
              <mi>;</mi>
              <mo stretchy="false">+</mo>
              <mi mathvariant="normal">∞</mi>
            </mrow>
            <mo stretchy="false">[</mo>
          </mrow>
        </mtd>
      </mtr>
      <mtr>
        <mtd>
          <mrow>
            <mtext> donc </mtext>
            <mi>P</mi>
            <mrow>
              <mrow>
                <mo fence="true" stretchy="false">(</mo>
                <mrow>
                  <mrow>
                    <mn>2</mn>
                    <mo stretchy="false">≤</mo>
                    <mi>X</mi>
                    <mo stretchy="false">&lt;</mo>
                    <mn>3</mn>
                  </mrow>
                </mrow>
                <mo fence="true" stretchy="false">)</mo>
              </mrow>
              <mo stretchy="false">=</mo>
              <mrow>
                <mfrac>
                  <mrow>
                    <mo stretchy="false">−</mo>
                    <mn>1</mn>
                  </mrow>
                  <mn>3</mn>
                </mfrac>
                <mo stretchy="false">+</mo>
                <mfrac>
                  <mn>1</mn>
                  <mn>2</mn>
                </mfrac>
              </mrow>
              <mo stretchy="false">=</mo>
              <mfrac>
                <mn>1</mn>
                <mn>6</mn>
              </mfrac>
            </mrow>
          </mrow>
        </mtd>
      </mtr>
    </mtable>
    <annotation encoding="StarMath 5.0">"" P( 2 &lt;= X &lt; 3 ) = int_2^3 { f(x) d x }  newline
"    " = [ F(x) ]_2^3 = F( 3 ) - F( 2 ) "  avec " F( x ) = -1over x " sur " \[ 1 ; +infinity \[  newline
" donc " P( 2 &lt;= X &lt; 3 ) = -1over3 + 1over2 = 1over6</annotation>
  </semantics>
</math>
</file>

<file path=Object 26/content.xml><?xml version="1.0" encoding="utf-8"?>
<math xmlns="http://www.w3.org/1998/Math/MathML" display="block">
  <semantics>
    <mrow>
      <mi>f</mi>
      <mrow>
        <mrow>
          <mo fence="true" stretchy="false">(</mo>
          <mrow>
            <mi>x</mi>
          </mrow>
          <mo fence="true" stretchy="false">)</mo>
        </mrow>
        <mo stretchy="false">=</mo>
        <msup>
          <mi>e</mi>
          <mrow>
            <mo stretchy="false">−</mo>
            <mi>x</mi>
          </mrow>
        </msup>
      </mrow>
      <mtext> sur </mtext>
      <mo stretchy="false">[</mo>
      <mn>0</mn>
      <mrow>
        <mi>;</mi>
        <mo stretchy="false">+</mo>
        <mi mathvariant="normal">∞</mi>
      </mrow>
      <mo stretchy="false">[</mo>
    </mrow>
    <annotation encoding="StarMath 5.0">f( x ) = e^-x " sur " \[ 0 ; +infinity \[ </annotation>
  </semantics>
</math>
</file>

<file path=Object 27/content.xml><?xml version="1.0" encoding="utf-8"?>
<math xmlns="http://www.w3.org/1998/Math/MathML" display="block">
  <semantics>
    <mtable>
      <mtr>
        <mtd>
          <mtext>Positive?</mtext>
        </mtd>
      </mtr>
      <mtr>
        <mtd>
          <mrow>
            <mtext>  </mtext>
            <mrow>
              <msup>
                <mi>e</mi>
                <mi>x</mi>
              </msup>
              <mo stretchy="false">&gt;</mo>
              <mn>0</mn>
            </mrow>
            <mtext> pour tout </mtext>
            <mrow>
              <mi>x</mi>
              <mo stretchy="false">∈</mo>
              <mrow>
                <mi mathvariant="normal">ℝ</mi>
                <mo stretchy="false">−</mo>
                <mrow/>
              </mrow>
            </mrow>
          </mrow>
        </mtd>
      </mtr>
      <mtr>
        <mtd>
          <mrow>
            <mtext>  donc </mtext>
            <mrow>
              <msup>
                <mi>e</mi>
                <mrow>
                  <mo stretchy="false">−</mo>
                  <mi>x</mi>
                </mrow>
              </msup>
              <mo stretchy="false">&gt;</mo>
              <mn>0</mn>
            </mrow>
            <mtext> pour tout </mtext>
            <mrow>
              <mi>x</mi>
              <mo stretchy="false">∈</mo>
              <mrow>
                <mi mathvariant="normal">ℝ</mi>
                <mo stretchy="false">+</mo>
                <mrow/>
              </mrow>
            </mrow>
          </mrow>
        </mtd>
      </mtr>
      <mtr>
        <mtd>
          <mtext>Continue?</mtext>
        </mtd>
      </mtr>
      <mtr>
        <mtd>
          <mrow>
            <mtext>  </mtext>
            <mi>x</mi>
            <mrow>
              <mo stretchy="false">→</mo>
              <mo stretchy="false">−</mo>
              <mi>x</mi>
            </mrow>
            <mtext> dérivable sur </mtext>
            <mi mathvariant="normal">ℝ</mi>
          </mrow>
        </mtd>
      </mtr>
      <mtr>
        <mtd>
          <mrow>
            <mtext>  </mtext>
            <mi>X</mi>
            <mo stretchy="false">→</mo>
            <msup>
              <mi>e</mi>
              <mi>X</mi>
            </msup>
            <mtext> avec </mtext>
            <mrow>
              <mi>X</mi>
              <mo stretchy="false">=</mo>
              <mrow>
                <mo stretchy="false">−</mo>
                <mi>x</mi>
              </mrow>
              <mo stretchy="false">∈</mo>
              <mi mathvariant="normal">ℝ</mi>
            </mrow>
          </mrow>
        </mtd>
      </mtr>
      <mtr>
        <mtd>
          <mtext>    donc dérivable, donc continue</mtext>
        </mtd>
      </mtr>
      <mtr>
        <mtd>
          <mtext>Intégrale totale = 1?</mtext>
        </mtd>
      </mtr>
      <mtr>
        <mtd>
          <mrow>
            <mtext>  </mtext>
            <mrow>
              <mrow>
                <msubsup>
                  <mo stretchy="false">∫</mo>
                  <mn>0</mn>
                  <mrow>
                    <mo stretchy="false">+</mo>
                    <mi mathvariant="normal">∞</mi>
                  </mrow>
                </msubsup>
                <mrow>
                  <mi>f</mi>
                  <mrow>
                    <mo fence="true" stretchy="false">(</mo>
                    <mrow>
                      <mi>x</mi>
                    </mrow>
                    <mo fence="true" stretchy="false">)</mo>
                  </mrow>
                  <mi>d</mi>
                  <mi>x</mi>
                </mrow>
              </mrow>
              <mo stretchy="false">=</mo>
              <mrow>
                <munder>
                  <mi>lim</mi>
                  <mrow>
                    <mi>k</mi>
                    <mrow>
                      <mo stretchy="false">→</mo>
                      <mo stretchy="false">+</mo>
                      <mi mathvariant="normal">∞</mi>
                    </mrow>
                  </mrow>
                </munder>
                <mrow>
                  <msubsup>
                    <mo stretchy="false">∫</mo>
                    <mn>0</mn>
                    <mi>k</mi>
                  </msubsup>
                  <mrow>
                    <mi>f</mi>
                    <mrow>
                      <mo fence="true" stretchy="false">(</mo>
                      <mrow>
                        <mi>x</mi>
                      </mrow>
                      <mo fence="true" stretchy="false">)</mo>
                    </mrow>
                    <mi>d</mi>
                    <mi>x</mi>
                  </mrow>
                </mrow>
              </mrow>
            </mrow>
          </mrow>
        </mtd>
      </mtr>
      <mtr>
        <mtd>
          <mrow>
            <mrow>
              <mtext>    </mtext>
              <mo stretchy="false">=</mo>
              <mrow>
                <munder>
                  <mi>lim</mi>
                  <mrow>
                    <mi>k</mi>
                    <mrow>
                      <mo stretchy="false">→</mo>
                      <mo stretchy="false">+</mo>
                      <mi mathvariant="normal">∞</mi>
                    </mrow>
                  </mrow>
                </munder>
                <msubsup>
                  <mrow>
                    <mo fence="true" stretchy="false">[</mo>
                    <mrow>
                      <mrow>
                        <mi>F</mi>
                        <mrow>
                          <mo fence="true" stretchy="false">(</mo>
                          <mrow>
                            <mi>x</mi>
                          </mrow>
                          <mo fence="true" stretchy="false">)</mo>
                        </mrow>
                      </mrow>
                    </mrow>
                    <mo fence="true" stretchy="false">]</mo>
                  </mrow>
                  <mn>0</mn>
                  <mi>k</mi>
                </msubsup>
              </mrow>
              <mo stretchy="false">=</mo>
              <mrow>
                <munder>
                  <mi>lim</mi>
                  <mrow>
                    <mi>k</mi>
                    <mrow>
                      <mo stretchy="false">→</mo>
                      <mo stretchy="false">+</mo>
                      <mi mathvariant="normal">∞</mi>
                    </mrow>
                  </mrow>
                </munder>
                <mi>F</mi>
              </mrow>
            </mrow>
            <mrow>
              <mrow>
                <mo fence="true" stretchy="false">(</mo>
                <mrow>
                  <mi>k</mi>
                </mrow>
                <mo fence="true" stretchy="false">)</mo>
              </mrow>
              <mo stretchy="false">−</mo>
              <mi>F</mi>
            </mrow>
            <mrow>
              <mo fence="true" stretchy="false">(</mo>
              <mrow>
                <mn>0</mn>
              </mrow>
              <mo fence="true" stretchy="false">)</mo>
            </mrow>
            <mtext> avec </mtext>
            <mi>F</mi>
            <mrow>
              <mrow>
                <mo fence="true" stretchy="false">(</mo>
                <mrow>
                  <mi>x</mi>
                </mrow>
                <mo fence="true" stretchy="false">)</mo>
              </mrow>
              <mo stretchy="false">=</mo>
              <mrow>
                <mo stretchy="false">−</mo>
                <msup>
                  <mi>e</mi>
                  <mrow>
                    <mo stretchy="false">−</mo>
                    <mi>x</mi>
                  </mrow>
                </msup>
              </mrow>
            </mrow>
            <mtext> sur </mtext>
            <mo stretchy="false">[</mo>
            <mn>0</mn>
            <mrow>
              <mi>;</mi>
              <mo stretchy="false">+</mo>
              <mi mathvariant="normal">∞</mi>
            </mrow>
            <mo stretchy="false">[</mo>
          </mrow>
        </mtd>
      </mtr>
      <mtr>
        <mtd>
          <mrow>
            <mtext>    </mtext>
            <mo stretchy="false">=</mo>
            <mrow>
              <munder>
                <mi>lim</mi>
                <mrow>
                  <mi>k</mi>
                  <mrow>
                    <mo stretchy="false">→</mo>
                    <mo stretchy="false">+</mo>
                    <mi mathvariant="normal">∞</mi>
                  </mrow>
                </mrow>
              </munder>
              <mrow>
                <mrow>
                  <mo stretchy="false">−</mo>
                  <msup>
                    <mi>e</mi>
                    <mrow>
                      <mo stretchy="false">−</mo>
                      <mi>k</mi>
                    </mrow>
                  </msup>
                </mrow>
                <mo stretchy="false">+</mo>
                <msup>
                  <mi>e</mi>
                  <mn>0</mn>
                </msup>
              </mrow>
            </mrow>
            <mo stretchy="false">=</mo>
            <mrow>
              <mn>0</mn>
              <mo stretchy="false">+</mo>
              <mn>1</mn>
            </mrow>
            <mo stretchy="false">=</mo>
            <mn>1</mn>
          </mrow>
        </mtd>
      </mtr>
    </mtable>
    <annotation encoding="StarMath 5.0">"Positive?"  newline
"  " e^x &gt; 0 " pour tout " x in setR-{}  newline
"  donc " e^-x &gt; 0 " pour tout " x in setR+{}  newline
"Continue?"  newline
"  " x -&gt; -x " dérivable sur " setR  newline 
"  " X -&gt; e^X " avec " X = -x in setR  newline
"    donc dérivable, donc continue"   newline
"Intégrale totale = 1?"  newline
"  " int_0^+infinity { f(x) d x } = lim from{ k-&gt;+infinity } int_0^k { f(x) d x }  newline 
"    " = lim from{ k-&gt;+infinity } [ F(x) ]_0^k = lim from {k-&gt;+infinity} F(k)-F(0) " avec " F(x) = -e^-x " sur " \[0;+infinity\[ newline
"    " = lim from{ k-&gt;+infinity } {-e^-k + e^0} = 0 + 1 = 1 </annotation>
  </semantics>
</math>
</file>

<file path=Object 28/content.xml><?xml version="1.0" encoding="utf-8"?>
<math xmlns="http://www.w3.org/1998/Math/MathML" display="block">
  <semantics>
    <mrow>
      <mi>P</mi>
      <mrow>
        <mrow>
          <mo fence="true" stretchy="false">(</mo>
          <mrow>
            <mrow>
              <mi>X</mi>
              <mo stretchy="false">=</mo>
              <mn>12</mn>
            </mrow>
          </mrow>
          <mo fence="true" stretchy="false">)</mo>
        </mrow>
        <mo stretchy="false">=</mo>
        <mn>0</mn>
      </mrow>
    </mrow>
    <annotation encoding="StarMath 5.0">P( X = 12 ) = 0</annotation>
  </semantics>
</math>
</file>

<file path=Object 29/content.xml><?xml version="1.0" encoding="utf-8"?>
<math xmlns="http://www.w3.org/1998/Math/MathML" display="block">
  <semantics>
    <mtable>
      <mtr>
        <mtd>
          <mrow>
            <mtext/>
            <mi>P</mi>
            <mrow>
              <mrow>
                <mo fence="true" stretchy="false">(</mo>
                <mrow>
                  <mrow>
                    <mn>1</mn>
                    <mo stretchy="false">≤</mo>
                    <mi>X</mi>
                    <mo stretchy="false">&lt;</mo>
                    <mn>2</mn>
                  </mrow>
                </mrow>
                <mo fence="true" stretchy="false">)</mo>
              </mrow>
              <mo stretchy="false">=</mo>
              <mrow>
                <msubsup>
                  <mo stretchy="false">∫</mo>
                  <mn>1</mn>
                  <mn>2</mn>
                </msubsup>
                <mrow>
                  <mi>f</mi>
                  <mrow>
                    <mo fence="true" stretchy="false">(</mo>
                    <mrow>
                      <mi>x</mi>
                    </mrow>
                    <mo fence="true" stretchy="false">)</mo>
                  </mrow>
                  <mi>d</mi>
                  <mi>x</mi>
                </mrow>
              </mrow>
              <mo stretchy="false">=</mo>
              <msubsup>
                <mrow>
                  <mo fence="true" stretchy="false">[</mo>
                  <mrow>
                    <mrow>
                      <mi>F</mi>
                      <mrow>
                        <mo fence="true" stretchy="false">(</mo>
                        <mrow>
                          <mi>x</mi>
                        </mrow>
                        <mo fence="true" stretchy="false">)</mo>
                      </mrow>
                    </mrow>
                  </mrow>
                  <mo fence="true" stretchy="false">]</mo>
                </mrow>
                <mn>1</mn>
                <mn>2</mn>
              </msubsup>
            </mrow>
          </mrow>
        </mtd>
      </mtr>
      <mtr>
        <mtd>
          <mrow>
            <mrow>
              <mtext>    </mtext>
              <mo stretchy="false">=</mo>
              <mi>F</mi>
            </mrow>
            <mrow>
              <mrow>
                <mo fence="true" stretchy="false">(</mo>
                <mrow>
                  <mn>2</mn>
                </mrow>
                <mo fence="true" stretchy="false">)</mo>
              </mrow>
              <mo stretchy="false">−</mo>
              <mi>F</mi>
            </mrow>
            <mrow>
              <mrow>
                <mo fence="true" stretchy="false">(</mo>
                <mrow>
                  <mn>1</mn>
                </mrow>
                <mo fence="true" stretchy="false">)</mo>
              </mrow>
              <mo stretchy="false">=</mo>
              <mrow>
                <mrow>
                  <mo stretchy="false">−</mo>
                  <msup>
                    <mi>e</mi>
                    <mrow>
                      <mo stretchy="false">−</mo>
                      <mn>2</mn>
                    </mrow>
                  </msup>
                </mrow>
                <mo stretchy="false">+</mo>
                <msup>
                  <mi>e</mi>
                  <mrow>
                    <mo stretchy="false">−</mo>
                    <mn>1</mn>
                  </mrow>
                </msup>
              </mrow>
            </mrow>
          </mrow>
        </mtd>
      </mtr>
      <mtr>
        <mtd>
          <mrow>
            <mtext>    </mtext>
            <mo stretchy="false">=</mo>
            <mfrac>
              <mrow>
                <mi>e</mi>
                <mo stretchy="false">−</mo>
                <mn>1</mn>
              </mrow>
              <msup>
                <mi>e</mi>
                <mn>2</mn>
              </msup>
            </mfrac>
            <mo stretchy="false">≃</mo>
            <mn>0,23</mn>
          </mrow>
        </mtd>
      </mtr>
      <mtr>
        <mtd>
          <mrow>
            <mtext>Il y a environ 23% de chances que </mtext>
            <mi>X</mi>
            <mtext> soit entre 1 et 2</mtext>
          </mrow>
        </mtd>
      </mtr>
    </mtable>
    <annotation encoding="StarMath 5.0">"" P( 1 &lt;= X &lt; 2 ) = int_1^2 { f(x) d x } = [ F(x) ]_1^2  newline
"    " = F( 2 ) - F( 1 ) = -e^-2 + e^-1  newline
"    " = { e-1 }over e^2 simeq 0,23  newline
"Il y a environ 23% de chances que " X " soit entre 1 et 2"</annotation>
  </semantics>
</math>
</file>

<file path=Object 3/content.xml><?xml version="1.0" encoding="utf-8"?>
<math xmlns="http://www.w3.org/1998/Math/MathML" display="block">
  <semantics>
    <mrow>
      <mtext/>
      <mrow>
        <mrow>
          <msubsup>
            <mo stretchy="false">∫</mo>
            <mn>0</mn>
            <mn>0,2</mn>
          </msubsup>
          <mrow>
            <msub>
              <mi>f</mi>
              <mn>1</mn>
            </msub>
            <mrow>
              <mo fence="true" stretchy="false">(</mo>
              <mrow>
                <mi>x</mi>
              </mrow>
              <mo fence="true" stretchy="false">)</mo>
            </mrow>
            <mi>d</mi>
            <mi>x</mi>
          </mrow>
        </mrow>
        <mo stretchy="false">≃</mo>
        <mrow>
          <mn>4</mn>
          <mo stretchy="false">×</mo>
          <mrow>
            <mo fence="true" stretchy="false">(</mo>
            <mrow>
              <mrow>
                <mn>0,1</mn>
                <mo stretchy="false">×</mo>
                <mn>0,25</mn>
              </mrow>
            </mrow>
            <mo fence="true" stretchy="false">)</mo>
          </mrow>
        </mrow>
        <mo stretchy="false">=</mo>
        <mn>0,1</mn>
      </mrow>
    </mrow>
    <annotation encoding="StarMath 5.0">"" int_0^0,2{f_1(x) d x} simeq 4 times ( 0,1 times 0,25 ) = 0,1 </annotation>
  </semantics>
</math>
</file>

<file path=Object 30/content.xml><?xml version="1.0" encoding="utf-8"?>
<math xmlns="http://www.w3.org/1998/Math/MathML" display="block">
  <semantics>
    <mtable>
      <mtr>
        <mtd>
          <mrow>
            <mtext/>
            <mi>P</mi>
            <mrow>
              <mrow>
                <mo fence="true" stretchy="false">(</mo>
                <mrow>
                  <mrow>
                    <mi>X</mi>
                    <mo stretchy="false">≥</mo>
                    <mn>2</mn>
                  </mrow>
                </mrow>
                <mo fence="true" stretchy="false">)</mo>
              </mrow>
              <mo stretchy="false">=</mo>
              <mrow>
                <mn>1</mn>
                <mo stretchy="false">−</mo>
                <mi>P</mi>
              </mrow>
            </mrow>
            <mrow>
              <mrow>
                <mo fence="true" stretchy="false">(</mo>
                <mrow>
                  <mrow>
                    <mn>0</mn>
                    <mo stretchy="false">≤</mo>
                    <mi>X</mi>
                    <mo stretchy="false">&lt;</mo>
                    <mn>2</mn>
                  </mrow>
                </mrow>
                <mo fence="true" stretchy="false">)</mo>
              </mrow>
              <mo stretchy="false">=</mo>
              <mrow>
                <mn>1</mn>
                <mo stretchy="false">−</mo>
                <mrow>
                  <msubsup>
                    <mo stretchy="false">∫</mo>
                    <mn>0</mn>
                    <mn>2</mn>
                  </msubsup>
                  <mrow>
                    <mi>f</mi>
                    <mrow>
                      <mo fence="true" stretchy="false">(</mo>
                      <mrow>
                        <mi>x</mi>
                      </mrow>
                      <mo fence="true" stretchy="false">)</mo>
                    </mrow>
                    <mi>d</mi>
                    <mi>x</mi>
                  </mrow>
                </mrow>
              </mrow>
            </mrow>
          </mrow>
        </mtd>
      </mtr>
      <mtr>
        <mtd>
          <mrow>
            <mrow>
              <mtext>    </mtext>
              <mo stretchy="false">=</mo>
              <mrow>
                <mn>1</mn>
                <mo stretchy="false">−</mo>
                <msubsup>
                  <mrow>
                    <mo fence="true" stretchy="false">[</mo>
                    <mrow>
                      <mrow>
                        <mi>F</mi>
                        <mrow>
                          <mo fence="true" stretchy="false">(</mo>
                          <mrow>
                            <mi>x</mi>
                          </mrow>
                          <mo fence="true" stretchy="false">)</mo>
                        </mrow>
                      </mrow>
                    </mrow>
                    <mo fence="true" stretchy="false">]</mo>
                  </mrow>
                  <mn>0</mn>
                  <mn>2</mn>
                </msubsup>
              </mrow>
              <mo stretchy="false">=</mo>
              <mrow>
                <mn>1</mn>
                <mo stretchy="false">−</mo>
                <mi>F</mi>
              </mrow>
            </mrow>
            <mrow>
              <mrow>
                <mo fence="true" stretchy="false">(</mo>
                <mrow>
                  <mn>2</mn>
                </mrow>
                <mo fence="true" stretchy="false">)</mo>
              </mrow>
              <mo stretchy="false">+</mo>
              <mi>F</mi>
            </mrow>
            <mrow>
              <mo fence="true" stretchy="false">(</mo>
              <mrow>
                <mn>0</mn>
              </mrow>
              <mo fence="true" stretchy="false">)</mo>
            </mrow>
          </mrow>
        </mtd>
      </mtr>
      <mtr>
        <mtd>
          <mrow>
            <mtext>    </mtext>
            <mo stretchy="false">=</mo>
            <mrow>
              <mn>1</mn>
              <mo stretchy="false">+</mo>
              <msup>
                <mi>e</mi>
                <mrow>
                  <mo stretchy="false">−</mo>
                  <mn>2</mn>
                </mrow>
              </msup>
              <mo stretchy="false">−</mo>
              <msup>
                <mi>e</mi>
                <mn>0</mn>
              </msup>
            </mrow>
            <mo stretchy="false">=</mo>
            <msup>
              <mi>e</mi>
              <mrow>
                <mo stretchy="false">−</mo>
                <mn>2</mn>
              </mrow>
            </msup>
            <mo stretchy="false">=</mo>
            <mfrac>
              <mn>1</mn>
              <msup>
                <mi>e</mi>
                <mn>2</mn>
              </msup>
            </mfrac>
            <mo stretchy="false">≃</mo>
            <mn>0,14</mn>
          </mrow>
        </mtd>
      </mtr>
    </mtable>
    <annotation encoding="StarMath 5.0">"" P( X &gt;= 2 ) = 1 - P( 0 &lt;= X &lt; 2 ) = 1 - int_0^2 { f(x) d x }  newline
"    " = 1 - [ F(x) ]_0^2 = 1 - F( 2 ) + F( 0 )  newline
"    " = 1 + e^-2 - e^0 = e^-2 = 1over e^2 simeq 0,14 </annotation>
  </semantics>
</math>
</file>

<file path=Object 31/content.xml><?xml version="1.0" encoding="utf-8"?>
<math xmlns="http://www.w3.org/1998/Math/MathML" display="block">
  <semantics>
    <mtable>
      <mtr>
        <mtd>
          <mrow>
            <mtext>La variable aléatoire </mtext>
            <mi>X</mi>
            <mtext> continue sur un intervalle </mtext>
            <mrow>
              <mo fence="true" stretchy="false">[</mo>
              <mrow>
                <mrow>
                  <mi>a</mi>
                  <mi>b</mi>
                </mrow>
              </mrow>
              <mo fence="true" stretchy="false">]</mo>
            </mrow>
            <mtext> (ouvert ou fermé) </mtext>
          </mrow>
        </mtd>
      </mtr>
      <mtr>
        <mtd>
          <mrow>
            <mtext>suit une loi uniforme si elle est associée à la densité </mtext>
            <mi>f</mi>
            <mrow>
              <mrow>
                <mo fence="true" stretchy="false">(</mo>
                <mrow>
                  <mi>x</mi>
                </mrow>
                <mo fence="true" stretchy="false">)</mo>
              </mrow>
              <mo stretchy="false">=</mo>
              <mfrac>
                <mn>1</mn>
                <mrow>
                  <mi>b</mi>
                  <mo stretchy="false">−</mo>
                  <mi>a</mi>
                </mrow>
              </mfrac>
            </mrow>
          </mrow>
        </mtd>
      </mtr>
      <mtr>
        <mtd>
          <mrow>
            <mtext>On notera </mtext>
            <mrow>
              <mi>X</mi>
              <mo stretchy="false">∼</mo>
              <msub>
                <mi>U</mi>
                <mrow>
                  <mo fence="true" stretchy="false">[</mo>
                  <mrow>
                    <mrow>
                      <mi>a</mi>
                      <mi>b</mi>
                    </mrow>
                  </mrow>
                  <mo fence="true" stretchy="false">]</mo>
                </mrow>
              </msub>
            </mrow>
          </mrow>
        </mtd>
      </mtr>
    </mtable>
    <annotation encoding="StarMath 5.0">"La variable aléatoire " X " continue sur un intervalle " [ a b ] " (ouvert ou fermé) "  newline
"suit une loi uniforme si elle est associée à la densité " f( x ) = 1over{ b-a }  newline
"On notera " X sim U_[ a b ] </annotation>
  </semantics>
</math>
</file>

<file path=Object 32/content.xml><?xml version="1.0" encoding="utf-8"?>
<math xmlns="http://www.w3.org/1998/Math/MathML" display="block">
  <semantics>
    <mrow>
      <mi>P</mi>
      <mrow>
        <mrow>
          <mo fence="true" stretchy="false">(</mo>
          <mrow>
            <mrow>
              <mi>X</mi>
              <mo stretchy="false">=</mo>
              <mi>K</mi>
            </mrow>
          </mrow>
          <mo fence="true" stretchy="false">)</mo>
        </mrow>
        <mo stretchy="false">=</mo>
        <mn>0</mn>
      </mrow>
      <mtext> si </mtext>
      <mrow>
        <mi>K</mi>
        <mo stretchy="false">∈</mo>
        <mrow>
          <mo fence="true" stretchy="false">[</mo>
          <mrow>
            <mrow>
              <mi>a</mi>
              <mi>b</mi>
            </mrow>
          </mrow>
          <mo fence="true" stretchy="false">]</mo>
        </mrow>
      </mrow>
    </mrow>
    <annotation encoding="StarMath 5.0">P( X = K ) = 0 " si " K in [ a b ]</annotation>
  </semantics>
</math>
</file>

<file path=Object 33/content.xml><?xml version="1.0" encoding="utf-8"?>
<math xmlns="http://www.w3.org/1998/Math/MathML" display="block">
  <semantics>
    <mrow>
      <mi>P</mi>
      <mrow>
        <mrow>
          <mo fence="true" stretchy="false">(</mo>
          <mrow>
            <mrow>
              <mi>c</mi>
              <mo stretchy="false">&lt;</mo>
              <mi>X</mi>
              <mo stretchy="false">&lt;</mo>
              <mi>d</mi>
            </mrow>
          </mrow>
          <mo fence="true" stretchy="false">)</mo>
        </mrow>
        <mo stretchy="false">=</mo>
        <mfrac>
          <mrow>
            <mi>d</mi>
            <mo stretchy="false">−</mo>
            <mi>c</mi>
          </mrow>
          <mrow>
            <mi>b</mi>
            <mo stretchy="false">−</mo>
            <mi>a</mi>
          </mrow>
        </mfrac>
      </mrow>
      <mtext> si </mtext>
      <mrow>
        <mi>a</mi>
        <mo stretchy="false">≤</mo>
        <mi>c</mi>
        <mo stretchy="false">≤</mo>
        <mi>d</mi>
        <mo stretchy="false">≤</mo>
        <mi>b</mi>
      </mrow>
    </mrow>
    <annotation encoding="StarMath 5.0">P(c &lt; X &lt; d) = {d-c}over{b-a} " si " a &lt;= c &lt;= d &lt;= b </annotation>
  </semantics>
</math>
</file>

<file path=Object 34/content.xml><?xml version="1.0" encoding="utf-8"?>
<math xmlns="http://www.w3.org/1998/Math/MathML" display="block">
  <semantics>
    <mtable>
      <mtr>
        <mtd>
          <mrow>
            <mtext/>
            <mi>P</mi>
            <mrow>
              <mrow>
                <mo fence="true" stretchy="false">(</mo>
                <mrow>
                  <mrow>
                    <mi>c</mi>
                    <mo stretchy="false">&lt;</mo>
                    <mi>X</mi>
                    <mo stretchy="false">&lt;</mo>
                    <mi>d</mi>
                  </mrow>
                </mrow>
                <mo fence="true" stretchy="false">)</mo>
              </mrow>
              <mo stretchy="false">=</mo>
              <mrow>
                <msubsup>
                  <mo stretchy="false">∫</mo>
                  <mi>c</mi>
                  <mi>d</mi>
                </msubsup>
                <mfrac>
                  <mn>1</mn>
                  <mrow>
                    <mi>b</mi>
                    <mo stretchy="false">−</mo>
                    <mi>a</mi>
                  </mrow>
                </mfrac>
              </mrow>
            </mrow>
            <mi>d</mi>
            <mi>x</mi>
          </mrow>
        </mtd>
      </mtr>
      <mtr>
        <mtd>
          <mrow>
            <mrow>
              <mtext>    </mtext>
              <mo stretchy="false">=</mo>
              <msubsup>
                <mrow>
                  <mo fence="true" stretchy="false">[</mo>
                  <mrow>
                    <mrow>
                      <mi>F</mi>
                      <mrow>
                        <mo fence="true" stretchy="false">(</mo>
                        <mrow>
                          <mi>x</mi>
                        </mrow>
                        <mo fence="true" stretchy="false">)</mo>
                      </mrow>
                    </mrow>
                  </mrow>
                  <mo fence="true" stretchy="false">]</mo>
                </mrow>
                <mi>c</mi>
                <mi>d</mi>
              </msubsup>
            </mrow>
            <mtext>  avec </mtext>
            <mi>F</mi>
            <mtext> une primitive de </mtext>
            <mi>f</mi>
            <mtext> sur </mtext>
            <mrow>
              <mo fence="true" stretchy="false">[</mo>
              <mrow>
                <mrow>
                  <mi>a</mi>
                  <mi>b</mi>
                </mrow>
              </mrow>
              <mo fence="true" stretchy="false">]</mo>
            </mrow>
            <mtext> et </mtext>
            <mi>F</mi>
            <mrow>
              <mrow>
                <mo fence="true" stretchy="false">(</mo>
                <mrow>
                  <mi>x</mi>
                </mrow>
                <mo fence="true" stretchy="false">)</mo>
              </mrow>
              <mo stretchy="false">=</mo>
              <mfrac>
                <mi>x</mi>
                <mrow>
                  <mi>b</mi>
                  <mo stretchy="false">−</mo>
                  <mi>a</mi>
                </mrow>
              </mfrac>
            </mrow>
          </mrow>
        </mtd>
      </mtr>
      <mtr>
        <mtd>
          <mrow>
            <mtext> donc </mtext>
            <mi>P</mi>
            <mrow>
              <mrow>
                <mo fence="true" stretchy="false">(</mo>
                <mrow>
                  <mrow>
                    <mi>c</mi>
                    <mo stretchy="false">&lt;</mo>
                    <mi>X</mi>
                    <mo stretchy="false">&lt;</mo>
                    <mi>d</mi>
                  </mrow>
                </mrow>
                <mo fence="true" stretchy="false">)</mo>
              </mrow>
              <mo stretchy="false">=</mo>
              <mi>F</mi>
            </mrow>
            <mrow>
              <mrow>
                <mo fence="true" stretchy="false">(</mo>
                <mrow>
                  <mi>d</mi>
                </mrow>
                <mo fence="true" stretchy="false">)</mo>
              </mrow>
              <mo stretchy="false">−</mo>
              <mi>F</mi>
            </mrow>
            <mrow>
              <mrow>
                <mo fence="true" stretchy="false">(</mo>
                <mrow>
                  <mi>c</mi>
                </mrow>
                <mo fence="true" stretchy="false">)</mo>
              </mrow>
              <mo stretchy="false">=</mo>
              <mrow>
                <mfrac>
                  <mi>d</mi>
                  <mrow>
                    <mi>b</mi>
                    <mo stretchy="false">−</mo>
                    <mi>a</mi>
                  </mrow>
                </mfrac>
                <mo stretchy="false">−</mo>
                <mfrac>
                  <mi>c</mi>
                  <mrow>
                    <mi>b</mi>
                    <mo stretchy="false">−</mo>
                    <mi>a</mi>
                  </mrow>
                </mfrac>
              </mrow>
              <mo stretchy="false">=</mo>
              <mfrac>
                <mrow>
                  <mi>d</mi>
                  <mo stretchy="false">−</mo>
                  <mi>c</mi>
                </mrow>
                <mrow>
                  <mi>b</mi>
                  <mo stretchy="false">−</mo>
                  <mi>a</mi>
                </mrow>
              </mfrac>
            </mrow>
          </mrow>
        </mtd>
      </mtr>
    </mtable>
    <annotation encoding="StarMath 5.0">"" P( c &lt; X &lt; d ) = int_c^d { 1over{b-a} } d x  newline
"    " = [ F(x) ]_c^d "  avec " F " une primitive de " f " sur " [ a b ] " et " F( x ) = x over { b-a }  newline
" donc " P( c &lt; X &lt; d ) = F( d ) - F( c ) = d over{b-a} - c over {b-a} = { d-c }over{ b-a }</annotation>
  </semantics>
</math>
</file>

<file path=Object 35/content.xml><?xml version="1.0" encoding="utf-8"?>
<math xmlns="http://www.w3.org/1998/Math/MathML" display="block">
  <semantics>
    <mrow>
      <mi>P</mi>
      <mrow>
        <mrow>
          <mo fence="true" stretchy="false">(</mo>
          <mrow>
            <mrow>
              <mn>1</mn>
              <mo stretchy="false">&lt;</mo>
              <mi>X</mi>
              <mo stretchy="false">&lt;</mo>
              <mn>5</mn>
            </mrow>
          </mrow>
          <mo fence="true" stretchy="false">)</mo>
        </mrow>
        <mo stretchy="false">=</mo>
        <mfrac>
          <mrow>
            <mn>5</mn>
            <mo stretchy="false">−</mo>
            <mn>1</mn>
          </mrow>
          <mrow>
            <mn>10</mn>
            <mo stretchy="false">−</mo>
            <mn>0</mn>
          </mrow>
        </mfrac>
        <mo stretchy="false">=</mo>
        <mfrac>
          <mn>4</mn>
          <mn>10</mn>
        </mfrac>
        <mo stretchy="false">=</mo>
        <mn>0,4</mn>
      </mrow>
    </mrow>
    <annotation encoding="StarMath 5.0">P( 1 &lt; X &lt; 5 ) = { 5-1 }over{ 10-0 } = 4over10 = 0,4</annotation>
  </semantics>
</math>
</file>

<file path=Object 36/content.xml><?xml version="1.0" encoding="utf-8"?>
<math xmlns="http://www.w3.org/1998/Math/MathML" display="block">
  <semantics>
    <mrow>
      <mi>P</mi>
      <mrow>
        <mrow>
          <mo fence="true" stretchy="false">(</mo>
          <mrow>
            <mrow>
              <mn>2</mn>
              <mo stretchy="false">&lt;</mo>
              <mi>X</mi>
              <mo stretchy="false">&lt;</mo>
              <mn>12</mn>
            </mrow>
          </mrow>
          <mo fence="true" stretchy="false">)</mo>
        </mrow>
        <mo stretchy="false">=</mo>
        <mi>P</mi>
      </mrow>
      <mrow>
        <mrow>
          <mo fence="true" stretchy="false">(</mo>
          <mrow>
            <mrow>
              <mn>2</mn>
              <mo stretchy="false">&lt;</mo>
              <mi>X</mi>
              <mo stretchy="false">≤</mo>
              <mn>10</mn>
            </mrow>
          </mrow>
          <mo fence="true" stretchy="false">)</mo>
        </mrow>
        <mo stretchy="false">=</mo>
        <mfrac>
          <mrow>
            <mn>10</mn>
            <mo stretchy="false">−</mo>
            <mn>2</mn>
          </mrow>
          <mrow>
            <mn>10</mn>
            <mo stretchy="false">−</mo>
            <mn>0</mn>
          </mrow>
        </mfrac>
        <mo stretchy="false">=</mo>
        <mfrac>
          <mn>8</mn>
          <mn>10</mn>
        </mfrac>
        <mo stretchy="false">=</mo>
        <mn>0,8</mn>
      </mrow>
    </mrow>
    <annotation encoding="StarMath 5.0">P( 2 &lt; X &lt; 12 ) = P( 2 &lt; X &lt;= 10 ) = { 10-2 }over{ 10-0 } = 8over10 = 0,8</annotation>
  </semantics>
</math>
</file>

<file path=Object 37/content.xml><?xml version="1.0" encoding="utf-8"?>
<math xmlns="http://www.w3.org/1998/Math/MathML" display="block">
  <semantics>
    <mrow>
      <mi>P</mi>
      <mrow>
        <mrow>
          <mo fence="true" stretchy="false">(</mo>
          <mrow>
            <mrow>
              <mn>15</mn>
              <mo stretchy="false">&lt;</mo>
              <mi>X</mi>
              <mo stretchy="false">&lt;</mo>
              <mn>16</mn>
            </mrow>
          </mrow>
          <mo fence="true" stretchy="false">)</mo>
        </mrow>
        <mo stretchy="false">=</mo>
        <mi>P</mi>
      </mrow>
      <mrow>
        <mrow>
          <mo fence="true" stretchy="false">(</mo>
          <mrow>
            <mi mathvariant="normal">∅</mi>
          </mrow>
          <mo fence="true" stretchy="false">)</mo>
        </mrow>
        <mo stretchy="false">=</mo>
        <mn>0</mn>
      </mrow>
    </mrow>
    <annotation encoding="StarMath 5.0">P( 15 &lt; X &lt; 16 ) = P( emptyset ) = 0</annotation>
  </semantics>
</math>
</file>

<file path=Object 38/content.xml><?xml version="1.0" encoding="utf-8"?>
<math xmlns="http://www.w3.org/1998/Math/MathML" display="block">
  <semantics>
    <mrow>
      <mi>P</mi>
      <mrow>
        <mrow>
          <mo fence="true" stretchy="false">(</mo>
          <mrow>
            <mrow>
              <mi>X</mi>
              <mo stretchy="false">=</mo>
              <mn>5</mn>
            </mrow>
          </mrow>
          <mo fence="true" stretchy="false">)</mo>
        </mrow>
        <mo stretchy="false">=</mo>
        <mn>0</mn>
      </mrow>
    </mrow>
    <annotation encoding="StarMath 5.0">P( X = 5 ) = 0</annotation>
  </semantics>
</math>
</file>

<file path=Object 39/content.xml><?xml version="1.0" encoding="utf-8"?>
<math xmlns="http://www.w3.org/1998/Math/MathML" display="block">
  <semantics>
    <mrow>
      <msub>
        <mi>P</mi>
        <mrow>
          <mi>X</mi>
          <mo stretchy="false">&lt;</mo>
          <mn>4</mn>
        </mrow>
      </msub>
      <mrow>
        <mrow>
          <mo fence="true" stretchy="false">(</mo>
          <mrow>
            <mrow>
              <mn>1</mn>
              <mo stretchy="false">≤</mo>
              <mi>X</mi>
              <mo stretchy="false">≤</mo>
              <mn>5</mn>
            </mrow>
          </mrow>
          <mo fence="true" stretchy="false">)</mo>
        </mrow>
        <mo stretchy="false">=</mo>
        <mfrac>
          <mrow>
            <mi>P</mi>
            <mrow>
              <mo fence="true" stretchy="false">(</mo>
              <mrow>
                <mrow>
                  <mn>1</mn>
                  <mo stretchy="false">≤</mo>
                  <mi>X</mi>
                  <mo stretchy="false">&lt;</mo>
                  <mn>4</mn>
                </mrow>
              </mrow>
              <mo fence="true" stretchy="false">)</mo>
            </mrow>
          </mrow>
          <mrow>
            <mi>P</mi>
            <mrow>
              <mo fence="true" stretchy="false">(</mo>
              <mrow>
                <mrow>
                  <mn>0</mn>
                  <mo stretchy="false">≤</mo>
                  <mi>X</mi>
                  <mo stretchy="false">&lt;</mo>
                  <mn>4</mn>
                </mrow>
              </mrow>
              <mo fence="true" stretchy="false">)</mo>
            </mrow>
          </mrow>
        </mfrac>
        <mo stretchy="false">=</mo>
        <mfrac>
          <mfrac>
            <mrow>
              <mn>4</mn>
              <mo stretchy="false">−</mo>
              <mn>1</mn>
            </mrow>
            <mrow>
              <mn>10</mn>
              <mo stretchy="false">−</mo>
              <mn>0</mn>
            </mrow>
          </mfrac>
          <mfrac>
            <mrow>
              <mn>4</mn>
              <mo stretchy="false">−</mo>
              <mn>0</mn>
            </mrow>
            <mrow>
              <mn>10</mn>
              <mo stretchy="false">−</mo>
              <mn>0</mn>
            </mrow>
          </mfrac>
        </mfrac>
        <mo stretchy="false">=</mo>
        <mfrac>
          <mn>3</mn>
          <mn>4</mn>
        </mfrac>
        <mo stretchy="false">=</mo>
        <mn>0,75</mn>
      </mrow>
    </mrow>
    <annotation encoding="StarMath 5.0">P_{X&lt;4}( 1 &lt;= X &lt;= 5 ) = { P( 1 &lt;= X &lt; 4 ) }over{ P( 0 &lt;= X &lt; 4 ) } = {{4-1}over{10-0}}over{{4-0}over{10-0}} = 3over4 = 0,75</annotation>
  </semantics>
</math>
</file>

<file path=Object 4/content.xml><?xml version="1.0" encoding="utf-8"?>
<math xmlns="http://www.w3.org/1998/Math/MathML" display="block">
  <semantics>
    <mtable>
      <mtr>
        <mtd>
          <mrow>
            <mtext/>
            <mrow>
              <mrow>
                <msubsup>
                  <mo stretchy="false">∫</mo>
                  <mn>0</mn>
                  <mn>0,2</mn>
                </msubsup>
                <mrow>
                  <msub>
                    <mi>f</mi>
                    <mn>1</mn>
                  </msub>
                  <mrow>
                    <mo fence="true" stretchy="false">(</mo>
                    <mrow>
                      <mi>x</mi>
                    </mrow>
                    <mo fence="true" stretchy="false">)</mo>
                  </mrow>
                  <mi>d</mi>
                  <mi>x</mi>
                </mrow>
              </mrow>
              <mo stretchy="false">=</mo>
              <msubsup>
                <mrow>
                  <mo fence="true" stretchy="false">[</mo>
                  <mrow>
                    <mrow>
                      <msub>
                        <mi>F</mi>
                        <mn>1</mn>
                      </msub>
                      <mrow>
                        <mo fence="true" stretchy="false">(</mo>
                        <mrow>
                          <mi>x</mi>
                        </mrow>
                        <mo fence="true" stretchy="false">)</mo>
                      </mrow>
                    </mrow>
                  </mrow>
                  <mo fence="true" stretchy="false">]</mo>
                </mrow>
                <mn>0</mn>
                <mn>0,2</mn>
              </msubsup>
              <mo stretchy="false">=</mo>
              <msub>
                <mi>F</mi>
                <mn>1</mn>
              </msub>
            </mrow>
            <mrow>
              <mrow>
                <mo fence="true" stretchy="false">(</mo>
                <mrow>
                  <mn>0,2</mn>
                </mrow>
                <mo fence="true" stretchy="false">)</mo>
              </mrow>
              <mo stretchy="false">−</mo>
              <msub>
                <mi>F</mi>
                <mn>1</mn>
              </msub>
            </mrow>
            <mrow>
              <mo fence="true" stretchy="false">(</mo>
              <mrow>
                <mn>0</mn>
              </mrow>
              <mo fence="true" stretchy="false">)</mo>
            </mrow>
            <mtext>  </mtext>
            <mstyle mathsize="8pt">
              <mrow>
                <mtext>avec </mtext>
                <msub>
                  <mi>F</mi>
                  <mn>1</mn>
                </msub>
                <mtext> une primitive de </mtext>
                <msub>
                  <mi>f</mi>
                  <mn>1</mn>
                </msub>
                <mtext> sur </mtext>
                <mrow>
                  <mo fence="true" stretchy="false">[</mo>
                  <mrow>
                    <mrow>
                      <mn>0</mn>
                      <mi>;</mi>
                      <mn>1</mn>
                    </mrow>
                  </mrow>
                  <mo fence="true" stretchy="false">]</mo>
                </mrow>
              </mrow>
            </mstyle>
          </mrow>
        </mtd>
      </mtr>
      <mtr>
        <mtd>
          <mrow>
            <mtext> or </mtext>
            <msub>
              <mi>f</mi>
              <mn>1</mn>
            </msub>
            <mrow>
              <mrow>
                <mo fence="true" stretchy="false">(</mo>
                <mrow>
                  <mi>x</mi>
                </mrow>
                <mo fence="true" stretchy="false">)</mo>
              </mrow>
              <mo stretchy="false">=</mo>
              <mn>6</mn>
            </mrow>
            <mrow>
              <mi>x</mi>
              <mo stretchy="false">−</mo>
              <mn>6</mn>
            </mrow>
            <msup>
              <mi>x</mi>
              <mn>2</mn>
            </msup>
            <mtext> donc </mtext>
            <msub>
              <mi>F</mi>
              <mn>1</mn>
            </msub>
            <mrow>
              <mrow>
                <mo fence="true" stretchy="false">(</mo>
                <mrow>
                  <mi>x</mi>
                </mrow>
                <mo fence="true" stretchy="false">)</mo>
              </mrow>
              <mo stretchy="false">=</mo>
              <mn>6</mn>
            </mrow>
            <mrow>
              <mfrac>
                <msup>
                  <mi>x</mi>
                  <mn>2</mn>
                </msup>
                <mn>2</mn>
              </mfrac>
              <mo stretchy="false">−</mo>
              <mn>6</mn>
            </mrow>
            <mrow>
              <mfrac>
                <msup>
                  <mi>x</mi>
                  <mn>3</mn>
                </msup>
                <mn>3</mn>
              </mfrac>
              <mo stretchy="false">=</mo>
              <mn>3</mn>
            </mrow>
            <mrow>
              <msup>
                <mi>x</mi>
                <mn>2</mn>
              </msup>
              <mo stretchy="false">−</mo>
              <mn>2</mn>
            </mrow>
            <msup>
              <mi>x</mi>
              <mn>3</mn>
            </msup>
          </mrow>
        </mtd>
      </mtr>
      <mtr>
        <mtd>
          <mrow>
            <mtext/>
            <mrow>
              <mrow>
                <msubsup>
                  <mo stretchy="false">∫</mo>
                  <mn>0</mn>
                  <mn>0,2</mn>
                </msubsup>
                <mrow>
                  <msub>
                    <mi>f</mi>
                    <mn>1</mn>
                  </msub>
                  <mrow>
                    <mo fence="true" stretchy="false">(</mo>
                    <mrow>
                      <mi>x</mi>
                    </mrow>
                    <mo fence="true" stretchy="false">)</mo>
                  </mrow>
                  <mi>d</mi>
                  <mi>x</mi>
                </mrow>
              </mrow>
              <mo stretchy="false">=</mo>
              <mrow>
                <mrow>
                  <mo fence="true" stretchy="false">(</mo>
                  <mrow>
                    <mrow>
                      <mrow>
                        <mn>3</mn>
                        <mo stretchy="false">×</mo>
                        <msup>
                          <mn>0,2</mn>
                          <mn>2</mn>
                        </msup>
                      </mrow>
                      <mo stretchy="false">−</mo>
                      <mrow>
                        <mn>2</mn>
                        <mo stretchy="false">×</mo>
                        <msup>
                          <mn>0,2</mn>
                          <mn>3</mn>
                        </msup>
                      </mrow>
                    </mrow>
                  </mrow>
                  <mo fence="true" stretchy="false">)</mo>
                </mrow>
                <mo stretchy="false">−</mo>
                <mrow>
                  <mo fence="true" stretchy="false">(</mo>
                  <mrow>
                    <mrow>
                      <mrow>
                        <mn>3</mn>
                        <mo stretchy="false">×</mo>
                        <msup>
                          <mn>0</mn>
                          <mn>2</mn>
                        </msup>
                      </mrow>
                      <mo stretchy="false">−</mo>
                      <mrow>
                        <mn>2</mn>
                        <mo stretchy="false">×</mo>
                        <msup>
                          <mn>0</mn>
                          <mn>3</mn>
                        </msup>
                      </mrow>
                    </mrow>
                  </mrow>
                  <mo fence="true" stretchy="false">)</mo>
                </mrow>
              </mrow>
            </mrow>
          </mrow>
        </mtd>
      </mtr>
      <mtr>
        <mtd>
          <mrow>
            <mtext>                     </mtext>
            <mo stretchy="false">=</mo>
            <mn>0,104</mn>
          </mrow>
        </mtd>
      </mtr>
    </mtable>
    <annotation encoding="StarMath 5.0">"" int_0^0,2{f_1(x) d x} = [ F_1(x) ]_0^0,2 = F_1( 0,2 ) - F_1( 0 ) "  " size 8{ "avec " F_1 " une primitive de " f_1 " sur " [ 0 ; 1 ] }  newline
" or " f_1( x ) = 6x-6x^2 " donc " F_1( x ) = 6x^2over2 - 6x^3over3 = 3x^2-2x^3  newline
"" int_0^0,2{ f_1(x) d x } = ( 3 times 0,2^2 - 2 times 0,2^3 ) - ( 3 times 0^2 - 2 times 0^3 )  newline
"                     " = 0,104</annotation>
  </semantics>
</math>
</file>

<file path=Object 40/content.xml><?xml version="1.0" encoding="utf-8"?>
<math xmlns="http://www.w3.org/1998/Math/MathML" display="block">
  <semantics>
    <mtable>
      <mtr>
        <mtd>
          <mtext>Rappel : Avec une variable discrète, on calculait : </mtext>
        </mtd>
      </mtr>
      <mtr>
        <mtd>
          <mrow>
            <mtext/>
            <mi>E</mi>
            <mrow>
              <mrow>
                <mo fence="true" stretchy="false">(</mo>
                <mrow>
                  <mi>X</mi>
                </mrow>
                <mo fence="true" stretchy="false">)</mo>
              </mrow>
              <mo stretchy="false">=</mo>
              <mrow>
                <munderover>
                  <mo stretchy="false">∑</mo>
                  <mrow>
                    <mi>i</mi>
                    <mo stretchy="false">=</mo>
                    <mn>1</mn>
                  </mrow>
                  <mrow>
                    <mi>i</mi>
                    <mo stretchy="false">=</mo>
                    <mi>n</mi>
                  </mrow>
                </munderover>
                <mrow>
                  <msub>
                    <mi>p</mi>
                    <mi>i</mi>
                  </msub>
                  <msub>
                    <mi>x</mi>
                    <mi>i</mi>
                  </msub>
                </mrow>
              </mrow>
            </mrow>
            <mtext> (avec </mtext>
            <mi>n</mi>
            <mtext> valeurs </mtext>
            <msub>
              <mi>x</mi>
              <mi>i</mi>
            </msub>
            <mtext>)</mtext>
          </mrow>
        </mtd>
      </mtr>
      <mtr>
        <mtd>
          <mrow>
            <mtext>Avec une variable </mtext>
            <mi>X</mi>
            <mtext> continue sur un intervalle </mtext>
            <mrow>
              <mo fence="true" stretchy="false">[</mo>
              <mrow>
                <mrow>
                  <mi>a</mi>
                  <mi>b</mi>
                </mrow>
              </mrow>
              <mo fence="true" stretchy="false">]</mo>
            </mrow>
            <mtext> , on calculera : </mtext>
          </mrow>
        </mtd>
      </mtr>
      <mtr>
        <mtd>
          <mrow>
            <mtext/>
            <mi>E</mi>
            <mrow>
              <mrow>
                <mo fence="true" stretchy="false">(</mo>
                <mrow>
                  <mi>X</mi>
                </mrow>
                <mo fence="true" stretchy="false">)</mo>
              </mrow>
              <mo stretchy="false">=</mo>
              <mrow>
                <msubsup>
                  <mo stretchy="false">∫</mo>
                  <mi>a</mi>
                  <mi>b</mi>
                </msubsup>
                <mrow>
                  <mrow>
                    <mi>x</mi>
                    <mo stretchy="false">×</mo>
                    <mi>f</mi>
                  </mrow>
                  <mrow>
                    <mo fence="true" stretchy="false">(</mo>
                    <mrow>
                      <mi>x</mi>
                    </mrow>
                    <mo fence="true" stretchy="false">)</mo>
                  </mrow>
                  <mi mathvariant="italic">dx</mi>
                </mrow>
              </mrow>
            </mrow>
            <mtext>  </mtext>
            <mstyle mathsize="8pt">
              <mtable>
                <mtr>
                  <mtd>
                    <mrow>
                      <mrow>
                        <mo stretchy="false">∫</mo>
                        <mrow/>
                      </mrow>
                      <mtext> remplace </mtext>
                      <mrow>
                        <mo stretchy="false">∑</mo>
                        <mrow/>
                      </mrow>
                    </mrow>
                  </mtd>
                </mtr>
                <mtr>
                  <mtd>
                    <mrow>
                      <mi>a</mi>
                      <mtext> remplace </mtext>
                      <msub>
                        <mi>x</mi>
                        <mn>1</mn>
                      </msub>
                      <mtext>  </mtext>
                      <mi>b</mi>
                      <mtext> remplace </mtext>
                      <msub>
                        <mi>x</mi>
                        <mi>n</mi>
                      </msub>
                    </mrow>
                  </mtd>
                </mtr>
                <mtr>
                  <mtd>
                    <mrow>
                      <mi>x</mi>
                      <mtext> remplace </mtext>
                      <msub>
                        <mi>x</mi>
                        <mi>i</mi>
                      </msub>
                      <mtext>  </mtext>
                      <mi>f</mi>
                      <mrow>
                        <mo fence="true" stretchy="false">(</mo>
                        <mrow>
                          <mi>x</mi>
                        </mrow>
                        <mo fence="true" stretchy="false">)</mo>
                      </mrow>
                      <mi mathvariant="italic">dx</mi>
                      <mtext> remplace </mtext>
                      <msub>
                        <mi>p</mi>
                        <mi>i</mi>
                      </msub>
                    </mrow>
                  </mtd>
                </mtr>
              </mtable>
            </mstyle>
          </mrow>
        </mtd>
      </mtr>
    </mtable>
    <annotation encoding="StarMath 5.0">"Rappel : Avec une variable discrète, on calculait : "  newline
"" E ( X ) = sum from{ i = 1 } to{ i = n } { p_i x_i } " (avec " n " valeurs " x_i")"  newline
"Avec une variable " X " continue sur un intervalle " [ a b ] " , on calculera : "  newline
"" E( X ) = int_a^b { x times f(x) dx } "  " size 8 stack{ int{} " remplace " sum{} # a " remplace " x_1 "  " b " remplace " x_n # x " remplace " x_i "  " f(x) dx " remplace " p_i }</annotation>
  </semantics>
</math>
</file>

<file path=Object 41/content.xml><?xml version="1.0" encoding="utf-8"?>
<math xmlns="http://www.w3.org/1998/Math/MathML" display="block">
  <semantics>
    <mtable>
      <mtr>
        <mtd>
          <mrow>
            <mtext>Et de façon générale, si </mtext>
            <mrow>
              <mi>X</mi>
              <mo stretchy="false">∼</mo>
              <msub>
                <mi>U</mi>
                <mrow>
                  <mo fence="true" stretchy="false">[</mo>
                  <mrow>
                    <mrow>
                      <mi>a</mi>
                      <mi>b</mi>
                    </mrow>
                  </mrow>
                  <mo fence="true" stretchy="false">]</mo>
                </mrow>
              </msub>
            </mrow>
            <mtext> alors</mtext>
          </mrow>
        </mtd>
      </mtr>
      <mtr>
        <mtd>
          <mrow>
            <mtext> </mtext>
            <mi>E</mi>
            <mrow>
              <mrow>
                <mo fence="true" stretchy="false">(</mo>
                <mrow>
                  <mi>X</mi>
                </mrow>
                <mo fence="true" stretchy="false">)</mo>
              </mrow>
              <mo stretchy="false">=</mo>
              <mrow>
                <msubsup>
                  <mo stretchy="false">∫</mo>
                  <mi>a</mi>
                  <mi>b</mi>
                </msubsup>
                <mrow>
                  <mi>x</mi>
                  <mfrac>
                    <mn>1</mn>
                    <mrow>
                      <mi>b</mi>
                      <mo stretchy="false">−</mo>
                      <mi>a</mi>
                    </mrow>
                  </mfrac>
                  <mi mathvariant="italic">dx</mi>
                </mrow>
              </mrow>
              <mo stretchy="false">=</mo>
              <msubsup>
                <mrow>
                  <mo fence="true" stretchy="false">[</mo>
                  <mrow>
                    <mrow>
                      <mi>F</mi>
                      <mrow>
                        <mo fence="true" stretchy="false">(</mo>
                        <mrow>
                          <mi>x</mi>
                        </mrow>
                        <mo fence="true" stretchy="false">)</mo>
                      </mrow>
                    </mrow>
                  </mrow>
                  <mo fence="true" stretchy="false">]</mo>
                </mrow>
                <mi>a</mi>
                <mi>b</mi>
              </msubsup>
            </mrow>
            <mtext> avec </mtext>
            <mi>F</mi>
            <mrow>
              <mrow>
                <mo fence="true" stretchy="false">(</mo>
                <mrow>
                  <mi>x</mi>
                </mrow>
                <mo fence="true" stretchy="false">)</mo>
              </mrow>
              <mo stretchy="false">=</mo>
              <mfrac>
                <msup>
                  <mi>x</mi>
                  <mn>2</mn>
                </msup>
                <mrow>
                  <mn>2</mn>
                  <mrow>
                    <mo fence="true" stretchy="false">(</mo>
                    <mrow>
                      <mrow>
                        <mi>b</mi>
                        <mo stretchy="false">−</mo>
                        <mi>a</mi>
                      </mrow>
                    </mrow>
                    <mo fence="true" stretchy="false">)</mo>
                  </mrow>
                </mrow>
              </mfrac>
            </mrow>
          </mrow>
        </mtd>
      </mtr>
      <mtr>
        <mtd>
          <mrow>
            <mtext> </mtext>
            <mi>E</mi>
            <mrow>
              <mrow>
                <mo fence="true" stretchy="false">(</mo>
                <mrow>
                  <mi>X</mi>
                </mrow>
                <mo fence="true" stretchy="false">)</mo>
              </mrow>
              <mo stretchy="false">=</mo>
              <mfrac>
                <mrow>
                  <msup>
                    <mi>b</mi>
                    <mn>2</mn>
                  </msup>
                  <mo stretchy="false">−</mo>
                  <msup>
                    <mi>a</mi>
                    <mn>2</mn>
                  </msup>
                </mrow>
                <mrow>
                  <mn>2</mn>
                  <mrow>
                    <mo fence="true" stretchy="false">(</mo>
                    <mrow>
                      <mrow>
                        <mi>b</mi>
                        <mo stretchy="false">−</mo>
                        <mi>a</mi>
                      </mrow>
                    </mrow>
                    <mo fence="true" stretchy="false">)</mo>
                  </mrow>
                </mrow>
              </mfrac>
              <mo stretchy="false">=</mo>
              <mfrac>
                <mrow>
                  <mrow>
                    <mo fence="true" stretchy="false">(</mo>
                    <mrow>
                      <mrow>
                        <mi>b</mi>
                        <mo stretchy="false">−</mo>
                        <mi>a</mi>
                      </mrow>
                    </mrow>
                    <mo fence="true" stretchy="false">)</mo>
                  </mrow>
                  <mo stretchy="false">−</mo>
                  <mrow>
                    <mo fence="true" stretchy="false">(</mo>
                    <mrow>
                      <mrow>
                        <mi>b</mi>
                        <mo stretchy="false">+</mo>
                        <mi>a</mi>
                      </mrow>
                    </mrow>
                    <mo fence="true" stretchy="false">)</mo>
                  </mrow>
                </mrow>
                <mrow>
                  <mn>2</mn>
                  <mrow>
                    <mo fence="true" stretchy="false">(</mo>
                    <mrow>
                      <mrow>
                        <mi>b</mi>
                        <mo stretchy="false">−</mo>
                        <mi>a</mi>
                      </mrow>
                    </mrow>
                    <mo fence="true" stretchy="false">)</mo>
                  </mrow>
                </mrow>
              </mfrac>
              <mo stretchy="false">=</mo>
              <mfrac>
                <mrow>
                  <mi>a</mi>
                  <mo stretchy="false">+</mo>
                  <mi>b</mi>
                </mrow>
                <mn>2</mn>
              </mfrac>
            </mrow>
          </mrow>
        </mtd>
      </mtr>
      <mtr>
        <mtd>
          <mrow/>
        </mtd>
      </mtr>
      <mtr>
        <mtd>
          <mrow>
            <mtext>On retient que si </mtext>
            <mi>X</mi>
            <mspace width="2em"/>
            <msub>
              <mi>U</mi>
              <mrow>
                <mo fence="true" stretchy="false">[</mo>
                <mrow>
                  <mrow>
                    <mi>a</mi>
                    <mi>b</mi>
                  </mrow>
                </mrow>
                <mo fence="true" stretchy="false">]</mo>
              </mrow>
            </msub>
            <mtext> alors </mtext>
            <mi>E</mi>
            <mrow>
              <mrow>
                <mo fence="true" stretchy="false">(</mo>
                <mrow>
                  <mi>X</mi>
                </mrow>
                <mo fence="true" stretchy="false">)</mo>
              </mrow>
              <mo stretchy="false">=</mo>
              <mfrac>
                <mrow>
                  <mi>a</mi>
                  <mo stretchy="false">+</mo>
                  <mi>b</mi>
                </mrow>
                <mn>2</mn>
              </mfrac>
            </mrow>
          </mrow>
        </mtd>
      </mtr>
    </mtable>
    <annotation encoding="StarMath 5.0">"Et de façon générale, si " X sim U_[ a b ] " alors"  newline
" " E( X ) = int_a^b { x 1over{b-a} dx } = [ F(x) ]_a^b " avec " F( x ) = x^2 over{ 2(b-a) }  newline
" " E( X ) = { b^2 - a^2 }over{ 2(b-a) } = { (b-a)-(b+a) }over{ 2(b-a) } = { a+b }over2  newline 
newline
"On retient que si " X ~ U_[ a b ] " alors " E( X ) = { a+b }over2</annotation>
  </semantics>
</math>
</file>

<file path=Object 42/content.xml><?xml version="1.0" encoding="utf-8"?>
<math xmlns="http://www.w3.org/1998/Math/MathML" display="block">
  <semantics>
    <mtable>
      <mtr>
        <mtd>
          <mrow>
            <mtext>Dans notre exemple : </mtext>
            <mi>E</mi>
            <mrow>
              <mrow>
                <mo fence="true" stretchy="false">(</mo>
                <mrow>
                  <mi>X</mi>
                </mrow>
                <mo fence="true" stretchy="false">)</mo>
              </mrow>
              <mo stretchy="false">=</mo>
              <mrow>
                <msubsup>
                  <mo stretchy="false">∫</mo>
                  <mn>0</mn>
                  <mn>10</mn>
                </msubsup>
                <mrow>
                  <mi>x</mi>
                  <mfrac>
                    <mn>1</mn>
                    <mn>10</mn>
                  </mfrac>
                  <mi mathvariant="italic">dx</mi>
                </mrow>
              </mrow>
            </mrow>
          </mrow>
        </mtd>
      </mtr>
      <mtr>
        <mtd>
          <mrow>
            <mrow>
              <mtext>    </mtext>
              <mo stretchy="false">=</mo>
              <msubsup>
                <mrow>
                  <mo fence="true" stretchy="false">[</mo>
                  <mrow>
                    <mrow>
                      <mi>F</mi>
                      <mrow>
                        <mo fence="true" stretchy="false">(</mo>
                        <mrow>
                          <mi>x</mi>
                        </mrow>
                        <mo fence="true" stretchy="false">)</mo>
                      </mrow>
                    </mrow>
                  </mrow>
                  <mo fence="true" stretchy="false">]</mo>
                </mrow>
                <mn>0</mn>
                <mn>10</mn>
              </msubsup>
            </mrow>
            <mtext>  avec </mtext>
            <mi>F</mi>
            <mrow>
              <mrow>
                <mo fence="true" stretchy="false">(</mo>
                <mrow>
                  <mi>x</mi>
                </mrow>
                <mo fence="true" stretchy="false">)</mo>
              </mrow>
              <mo stretchy="false">=</mo>
              <mrow>
                <mfrac>
                  <msup>
                    <mi>x</mi>
                    <mn>2</mn>
                  </msup>
                  <mn>2</mn>
                </mfrac>
                <mo stretchy="false">×</mo>
                <mfrac>
                  <mn>1</mn>
                  <mn>10</mn>
                </mfrac>
              </mrow>
              <mo stretchy="false">=</mo>
              <mfrac>
                <msup>
                  <mi>x</mi>
                  <mn>2</mn>
                </msup>
                <mn>20</mn>
              </mfrac>
            </mrow>
          </mrow>
        </mtd>
      </mtr>
      <mtr>
        <mtd>
          <mrow>
            <mtext> </mtext>
            <mi>E</mi>
            <mrow>
              <mrow>
                <mo fence="true" stretchy="false">(</mo>
                <mrow>
                  <mi>X</mi>
                </mrow>
                <mo fence="true" stretchy="false">)</mo>
              </mrow>
              <mo stretchy="false">=</mo>
              <mrow>
                <mrow>
                  <mfrac>
                    <mn>1</mn>
                    <mn>20</mn>
                  </mfrac>
                  <mo stretchy="false">×</mo>
                  <msup>
                    <mn>10</mn>
                    <mn>2</mn>
                  </msup>
                </mrow>
                <mo stretchy="false">−</mo>
                <mrow>
                  <mfrac>
                    <mn>1</mn>
                    <mn>20</mn>
                  </mfrac>
                  <mo stretchy="false">×</mo>
                  <msup>
                    <mn>0</mn>
                    <mn>2</mn>
                  </msup>
                </mrow>
              </mrow>
              <mo stretchy="false">=</mo>
              <mfrac>
                <mn>100</mn>
                <mn>20</mn>
              </mfrac>
              <mo stretchy="false">=</mo>
              <mn>5</mn>
            </mrow>
          </mrow>
        </mtd>
      </mtr>
    </mtable>
    <annotation encoding="StarMath 5.0">"Dans notre exemple : " E( X ) = int_0^10 { x 1over{10} dx }  newline
"    " = [ F(x) ]_0^10 "  avec " F(x) = x^2 over2 times { 1over10 } = x^2 over 20  newline
" " E( X ) = 1over20 times 10^2 - 1over20 times 0^2 = 100over20 = 5</annotation>
  </semantics>
</math>
</file>

<file path=Object 43/content.xml><?xml version="1.0" encoding="utf-8"?>
<math xmlns="http://www.w3.org/1998/Math/MathML" display="block">
  <semantics>
    <mtable>
      <mtr>
        <mtd>
          <mrow>
            <mtext>On considère la fonction </mtext>
            <mi>f</mi>
            <mtext> définie sur </mtext>
            <mo stretchy="false">[</mo>
            <mn>0</mn>
            <mrow>
              <mi>,</mi>
              <mo stretchy="false">+</mo>
              <mi>∞</mi>
            </mrow>
            <mo stretchy="false">[</mo>
          </mrow>
        </mtd>
      </mtr>
      <mtr>
        <mtd>
          <mrow>
            <mtext> par </mtext>
            <mi>f</mi>
            <mrow>
              <mrow>
                <mo fence="true" stretchy="false">(</mo>
                <mrow>
                  <mi>x</mi>
                </mrow>
                <mo fence="true" stretchy="false">)</mo>
              </mrow>
              <mo stretchy="false">=</mo>
              <mi mathvariant="normal">λ</mi>
            </mrow>
            <msup>
              <mi>e</mi>
              <mrow>
                <mi>–</mi>
                <mi mathvariant="normal">λ</mi>
                <mi>x</mi>
              </mrow>
            </msup>
            <mtext> avec un paramètre </mtext>
            <mrow>
              <mi mathvariant="normal">λ</mi>
              <mo stretchy="false">∈</mo>
              <mi mathvariant="normal">ℝ</mi>
            </mrow>
          </mrow>
        </mtd>
      </mtr>
      <mtr>
        <mtd>
          <mrow/>
        </mtd>
      </mtr>
      <mtr>
        <mtd>
          <mrow>
            <mtext>Montrer que cette fonction peut être une densité pour certains réels </mtext>
            <mi mathvariant="normal">λ</mi>
            <mtext> à déterminer</mtext>
          </mrow>
        </mtd>
      </mtr>
    </mtable>
    <annotation encoding="StarMath 5.0">"On considère la fonction " f " définie sur " \[ 0 , +∞ \[  newline
" par " f ( x ) = %lambda e^{–%lambda x} " avec un paramètre " %lambda in setR  newline 
newline
"Montrer que cette fonction peut être une densité pour certains réels " %lambda " à déterminer"</annotation>
  </semantics>
</math>
</file>

<file path=Object 44/content.xml><?xml version="1.0" encoding="utf-8"?>
<math xmlns="http://www.w3.org/1998/Math/MathML" display="block">
  <semantics>
    <mtable>
      <mtr>
        <mtd>
          <mtext>Positive?</mtext>
        </mtd>
      </mtr>
      <mtr>
        <mtd>
          <mrow>
            <mtext>    Il faut que </mtext>
            <mrow>
              <mi mathvariant="normal">λ</mi>
              <mo stretchy="false">∈</mo>
              <mrow>
                <mi mathvariant="normal">ℝ</mi>
                <mo stretchy="false">+</mo>
                <mrow/>
              </mrow>
            </mrow>
            <mtext> pour que </mtext>
            <mi>f</mi>
            <mrow>
              <mrow>
                <mo fence="true" stretchy="false">(</mo>
                <mrow>
                  <mi>x</mi>
                </mrow>
                <mo fence="true" stretchy="false">)</mo>
              </mrow>
              <mo stretchy="false">≥</mo>
              <mn>0</mn>
            </mrow>
          </mrow>
        </mtd>
      </mtr>
      <mtr>
        <mtd>
          <mtext>Continue?</mtext>
        </mtd>
      </mtr>
      <mtr>
        <mtd>
          <mrow>
            <mtext>    </mtext>
            <mi>f</mi>
            <mtext> est un produit d'une constante par une composition de 2 fonctions :</mtext>
          </mrow>
        </mtd>
      </mtr>
      <mtr>
        <mtd>
          <mrow>
            <mtext>           </mtext>
            <mi>x</mi>
            <mrow>
              <mo stretchy="false">→</mo>
              <mo stretchy="false">−</mo>
              <mi mathvariant="normal">λ</mi>
            </mrow>
            <mi>x</mi>
            <mtext> linéaire continue sur </mtext>
            <mi mathvariant="normal">ℝ</mi>
          </mrow>
        </mtd>
      </mtr>
      <mtr>
        <mtd>
          <mrow>
            <mtext>      et </mtext>
            <mi>X</mi>
            <mo stretchy="false">→</mo>
            <msup>
              <mi>e</mi>
              <mi>X</mi>
            </msup>
            <mtext> exponentielle continue sur </mtext>
            <mi mathvariant="normal">ℝ</mi>
          </mrow>
        </mtd>
      </mtr>
      <mtr>
        <mtd>
          <mrow>
            <mtext>    donc </mtext>
            <mi>f</mi>
            <mtext> est continue sur </mtext>
            <mi mathvariant="normal">ℝ</mi>
          </mrow>
        </mtd>
      </mtr>
      <mtr>
        <mtd>
          <mrow>
            <mtext>    Elle est donc continue sur son domaine de définition : </mtext>
            <mrow>
              <mi mathvariant="normal">ℝ</mi>
              <mo stretchy="false">+</mo>
              <mrow/>
            </mrow>
          </mrow>
        </mtd>
      </mtr>
      <mtr>
        <mtd>
          <mrow>
            <mtext/>
            <mrow>
              <mrow>
                <msubsup>
                  <mo stretchy="false">∫</mo>
                  <mn>0</mn>
                  <mrow>
                    <mo stretchy="false">+</mo>
                    <mi mathvariant="normal">∞</mi>
                  </mrow>
                </msubsup>
                <mrow>
                  <mi>f</mi>
                  <mrow>
                    <mo fence="true" stretchy="false">(</mo>
                    <mrow>
                      <mi>x</mi>
                    </mrow>
                    <mo fence="true" stretchy="false">)</mo>
                  </mrow>
                  <mi mathvariant="italic">dx</mi>
                </mrow>
              </mrow>
              <mo stretchy="false">=</mo>
              <mn>1</mn>
            </mrow>
            <mi>?</mi>
          </mrow>
        </mtd>
      </mtr>
      <mtr>
        <mtd>
          <mrow>
            <mtext>    Remarque : Si </mtext>
            <mrow>
              <mi mathvariant="normal">λ</mi>
              <mo stretchy="false">=</mo>
              <mn>0</mn>
            </mrow>
            <mtext> alors </mtext>
            <mrow>
              <mrow>
                <msubsup>
                  <mo stretchy="false">∫</mo>
                  <mn>0</mn>
                  <mrow>
                    <mo stretchy="false">+</mo>
                    <mi mathvariant="normal">∞</mi>
                  </mrow>
                </msubsup>
                <mrow>
                  <mi>f</mi>
                  <mrow>
                    <mo fence="true" stretchy="false">(</mo>
                    <mrow>
                      <mi>x</mi>
                    </mrow>
                    <mo fence="true" stretchy="false">)</mo>
                  </mrow>
                  <mi mathvariant="italic">dx</mi>
                </mrow>
              </mrow>
              <mo stretchy="false">=</mo>
              <mrow>
                <msubsup>
                  <mo stretchy="false">∫</mo>
                  <mn>0</mn>
                  <mrow>
                    <mo stretchy="false">+</mo>
                    <mi mathvariant="normal">∞</mi>
                  </mrow>
                </msubsup>
                <mrow>
                  <mn>0</mn>
                  <mi mathvariant="italic">dx</mi>
                </mrow>
              </mrow>
              <mo stretchy="false">=</mo>
              <mn>0</mn>
            </mrow>
          </mrow>
        </mtd>
      </mtr>
      <mtr>
        <mtd>
          <mrow>
            <mtext>        On retire </mtext>
            <mrow>
              <mi mathvariant="normal">λ</mi>
              <mo stretchy="false">=</mo>
              <mn>0</mn>
            </mrow>
          </mrow>
        </mtd>
      </mtr>
      <mtr>
        <mtd>
          <mrow>
            <mtext>    Si </mtext>
            <mrow>
              <mi mathvariant="normal">λ</mi>
              <mo stretchy="false">&gt;</mo>
              <mn>0</mn>
            </mrow>
          </mrow>
        </mtd>
      </mtr>
      <mtr>
        <mtd>
          <mrow>
            <mtext>        </mtext>
            <mrow>
              <mrow>
                <msubsup>
                  <mo stretchy="false">∫</mo>
                  <mn>0</mn>
                  <mrow>
                    <mo stretchy="false">+</mo>
                    <mi mathvariant="normal">∞</mi>
                  </mrow>
                </msubsup>
                <mrow>
                  <mi>f</mi>
                  <mrow>
                    <mo fence="true" stretchy="false">(</mo>
                    <mrow>
                      <mi>x</mi>
                    </mrow>
                    <mo fence="true" stretchy="false">)</mo>
                  </mrow>
                  <mi mathvariant="italic">dx</mi>
                </mrow>
              </mrow>
              <mo stretchy="false">=</mo>
              <mrow>
                <munder>
                  <mi>lim</mi>
                  <mrow>
                    <mi>K</mi>
                    <mrow>
                      <mo stretchy="false">→</mo>
                      <mo stretchy="false">+</mo>
                      <mi mathvariant="normal">∞</mi>
                    </mrow>
                  </mrow>
                </munder>
                <mrow>
                  <msubsup>
                    <mo stretchy="false">∫</mo>
                    <mn>0</mn>
                    <mi>K</mi>
                  </msubsup>
                  <mrow>
                    <mi>f</mi>
                    <mrow>
                      <mo fence="true" stretchy="false">(</mo>
                      <mrow>
                        <mi>x</mi>
                      </mrow>
                      <mo fence="true" stretchy="false">)</mo>
                    </mrow>
                    <mi mathvariant="italic">dx</mi>
                  </mrow>
                </mrow>
              </mrow>
            </mrow>
          </mrow>
        </mtd>
      </mtr>
      <mtr>
        <mtd>
          <mrow>
            <mrow>
              <mtext>          </mtext>
              <mo stretchy="false">=</mo>
              <mrow>
                <munder>
                  <mi>lim</mi>
                  <mrow>
                    <mi>K</mi>
                    <mrow>
                      <mo stretchy="false">→</mo>
                      <mo stretchy="false">+</mo>
                      <mi mathvariant="normal">∞</mi>
                    </mrow>
                  </mrow>
                </munder>
                <msubsup>
                  <mrow>
                    <mo fence="true" stretchy="false">[</mo>
                    <mrow>
                      <mrow>
                        <mi>F</mi>
                        <mrow>
                          <mo fence="true" stretchy="false">(</mo>
                          <mrow>
                            <mi>x</mi>
                          </mrow>
                          <mo fence="true" stretchy="false">)</mo>
                        </mrow>
                      </mrow>
                    </mrow>
                    <mo fence="true" stretchy="false">]</mo>
                  </mrow>
                  <mn>0</mn>
                  <mi>K</mi>
                </msubsup>
              </mrow>
            </mrow>
            <mtext> avec </mtext>
            <mi>F</mi>
            <mtext> une primitive de </mtext>
            <mi>f</mi>
            <mtext> sur </mtext>
            <mrow>
              <mi mathvariant="normal">ℝ</mi>
              <mo stretchy="false">+</mo>
              <mrow/>
            </mrow>
          </mrow>
        </mtd>
      </mtr>
      <mtr>
        <mtd>
          <mrow>
            <mtext>          par exemple </mtext>
            <mi>F</mi>
            <mrow>
              <mrow>
                <mo fence="true" stretchy="false">(</mo>
                <mrow>
                  <mi>x</mi>
                </mrow>
                <mo fence="true" stretchy="false">)</mo>
              </mrow>
              <mo stretchy="false">=</mo>
              <mrow>
                <mo stretchy="false">−</mo>
                <msup>
                  <mi>e</mi>
                  <mrow>
                    <mrow>
                      <mo stretchy="false">−</mo>
                      <mi mathvariant="normal">λ</mi>
                    </mrow>
                    <mi>x</mi>
                  </mrow>
                </msup>
              </mrow>
            </mrow>
          </mrow>
        </mtd>
      </mtr>
      <mtr>
        <mtd>
          <mrow>
            <mtext>        donc </mtext>
            <mrow>
              <mrow>
                <msubsup>
                  <mo stretchy="false">∫</mo>
                  <mn>0</mn>
                  <mrow>
                    <mo stretchy="false">+</mo>
                    <mi mathvariant="normal">∞</mi>
                  </mrow>
                </msubsup>
                <mrow>
                  <mi>f</mi>
                  <mrow>
                    <mo fence="true" stretchy="false">(</mo>
                    <mrow>
                      <mi>x</mi>
                    </mrow>
                    <mo fence="true" stretchy="false">)</mo>
                  </mrow>
                  <mi mathvariant="italic">dx</mi>
                </mrow>
              </mrow>
              <mo stretchy="false">=</mo>
              <mrow>
                <munder>
                  <mi>lim</mi>
                  <mrow>
                    <mi>K</mi>
                    <mrow>
                      <mo stretchy="false">→</mo>
                      <mo stretchy="false">+</mo>
                      <mi mathvariant="normal">∞</mi>
                    </mrow>
                  </mrow>
                </munder>
                <mrow>
                  <mo fence="true" stretchy="false">(</mo>
                  <mrow>
                    <mrow>
                      <mrow>
                        <mo stretchy="false">−</mo>
                        <msup>
                          <mi>e</mi>
                          <mrow>
                            <mrow>
                              <mo stretchy="false">−</mo>
                              <mi mathvariant="normal">λ</mi>
                            </mrow>
                            <mi>K</mi>
                          </mrow>
                        </msup>
                      </mrow>
                      <mo stretchy="false">+</mo>
                      <msup>
                        <mi>e</mi>
                        <mn>0</mn>
                      </msup>
                    </mrow>
                  </mrow>
                  <mo fence="true" stretchy="false">)</mo>
                </mrow>
              </mrow>
              <mo stretchy="false">=</mo>
              <mrow>
                <munder>
                  <mi>lim</mi>
                  <mrow>
                    <mi>K</mi>
                    <mrow>
                      <mo stretchy="false">→</mo>
                      <mo stretchy="false">+</mo>
                      <mi mathvariant="normal">∞</mi>
                    </mrow>
                  </mrow>
                </munder>
                <mrow>
                  <mo fence="true" stretchy="false">(</mo>
                  <mrow>
                    <mrow>
                      <mn>1</mn>
                      <mo stretchy="false">−</mo>
                      <msup>
                        <mi>e</mi>
                        <mrow>
                          <mrow>
                            <mo stretchy="false">−</mo>
                            <mi mathvariant="normal">λ</mi>
                          </mrow>
                          <mi>K</mi>
                        </mrow>
                      </msup>
                    </mrow>
                  </mrow>
                  <mo fence="true" stretchy="false">)</mo>
                </mrow>
              </mrow>
              <mo stretchy="false">=</mo>
              <mn>1</mn>
            </mrow>
          </mrow>
        </mtd>
      </mtr>
    </mtable>
    <annotation encoding="StarMath 5.0">"Positive?"  newline
"    Il faut que " %lambda in setR+{} " pour que " f(x) &gt;= 0  newline
"Continue?"  newline
"    " f " est un produit d'une constante par une composition de 2 fonctions :"  newline
"           " x -&gt; - %lambda x " linéaire continue sur " setR  newline
"      et " X -&gt; e^X " exponentielle continue sur " setR  newline
"    donc " f " est continue sur " setR  newline
"    Elle est donc continue sur son domaine de définition : " setR+{}  newline
"" int_0^+infinity { f(x) dx } = 1 ?  newline
"    Remarque : Si " %lambda = 0 " alors " int_0^+infinity { f(x) dx } = int_0^+infinity { 0 dx } = 0  newline
"        On retire " %lambda = 0  newline
"    Si " %lambda &gt; 0  newline
"        " int_0^+infinity { f(x) dx } = lim from{ K-&gt;+infinity } { int_0^K {f(x) dx} }  newline
"          " = lim from{ K-&gt;+infinity } [ F(x) ]_0^K " avec " F " une primitive de " f " sur " setR+{}  newline
"          par exemple " F( x ) = -e^{ -%lambda x }  newline
"        donc " int_0^+infinity { f(x) dx } = lim from{ K-&gt;+infinity } ( -e^{-%lambda K} + e^0 ) = lim from{ K-&gt;+infinity } ( 1-e^{-%lambda K} ) = 1 </annotation>
  </semantics>
</math>
</file>

<file path=Object 45/content.xml><?xml version="1.0" encoding="utf-8"?>
<math xmlns="http://www.w3.org/1998/Math/MathML" display="block">
  <semantics>
    <mtable>
      <mtr>
        <mtd>
          <mrow>
            <mtext>On appelle densité exponentielle de paramètre </mtext>
            <mrow>
              <mi mathvariant="normal">λ</mi>
              <mo stretchy="false">&gt;</mo>
              <mn>0</mn>
            </mrow>
          </mrow>
        </mtd>
      </mtr>
      <mtr>
        <mtd>
          <mrow>
            <mtext>la fonction </mtext>
            <mi>f</mi>
            <mtext> définie sur </mtext>
            <mrow>
              <mi mathvariant="normal">ℝ</mi>
              <mo stretchy="false">+</mo>
              <mrow/>
            </mrow>
            <mtext> par : </mtext>
          </mrow>
        </mtd>
      </mtr>
      <mtr>
        <mtd>
          <mrow>
            <mtext>    </mtext>
            <mi>f</mi>
            <mrow>
              <mrow>
                <mo fence="true" stretchy="false">(</mo>
                <mrow>
                  <mi>x</mi>
                </mrow>
                <mo fence="true" stretchy="false">)</mo>
              </mrow>
              <mo stretchy="false">=</mo>
              <mi mathvariant="normal">λ</mi>
            </mrow>
            <msup>
              <mi>e</mi>
              <mrow>
                <mrow>
                  <mo stretchy="false">−</mo>
                  <mi mathvariant="normal">λ</mi>
                </mrow>
                <mi>x</mi>
              </mrow>
            </msup>
          </mrow>
        </mtd>
      </mtr>
    </mtable>
    <annotation encoding="StarMath 5.0">"On appelle densité exponentielle de paramètre " %lambda &gt; 0  newline
"la fonction " f " définie sur " setR+{} " par : "  newline
"    " f( x ) = %lambda e^{ -%lambda x }</annotation>
  </semantics>
</math>
</file>

<file path=Object 46/content.xml><?xml version="1.0" encoding="utf-8"?>
<math xmlns="http://www.w3.org/1998/Math/MathML" display="block">
  <semantics>
    <mrow>
      <mi>P</mi>
      <mrow>
        <mrow>
          <mo fence="true" stretchy="false">(</mo>
          <mrow>
            <mrow>
              <mn>5</mn>
              <mo stretchy="false">&lt;</mo>
              <mi>X</mi>
              <mo stretchy="false">&lt;</mo>
              <mn>6</mn>
            </mrow>
          </mrow>
          <mo fence="true" stretchy="false">)</mo>
        </mrow>
        <mo stretchy="false">=</mo>
        <mrow>
          <msubsup>
            <mo stretchy="false">∫</mo>
            <mn>5</mn>
            <mn>6</mn>
          </msubsup>
          <mrow>
            <mn>2</mn>
            <msup>
              <mi>e</mi>
              <mrow>
                <mrow>
                  <mo stretchy="false">−</mo>
                  <mn>2</mn>
                </mrow>
                <mi>x</mi>
              </mrow>
            </msup>
            <mi mathvariant="italic">dx</mi>
          </mrow>
        </mrow>
        <mo stretchy="false">=</mo>
        <msubsup>
          <mrow>
            <mo fence="true" stretchy="false">[</mo>
            <mrow>
              <mrow>
                <mo stretchy="false">−</mo>
                <msup>
                  <mi>e</mi>
                  <mrow>
                    <mrow>
                      <mo stretchy="false">−</mo>
                      <mn>2</mn>
                    </mrow>
                    <mi>x</mi>
                  </mrow>
                </msup>
              </mrow>
            </mrow>
            <mo fence="true" stretchy="false">]</mo>
          </mrow>
          <mn>5</mn>
          <mn>6</mn>
        </msubsup>
        <mo stretchy="false">=</mo>
        <mrow>
          <mrow>
            <mo stretchy="false">−</mo>
            <msup>
              <mi>e</mi>
              <mrow>
                <mo stretchy="false">−</mo>
                <mn>12</mn>
              </mrow>
            </msup>
          </mrow>
          <mo stretchy="false">+</mo>
          <msup>
            <mi>e</mi>
            <mrow>
              <mo stretchy="false">−</mo>
              <mn>10</mn>
            </mrow>
          </msup>
        </mrow>
        <mo stretchy="false">=</mo>
        <mrow>
          <msup>
            <mi>e</mi>
            <mrow>
              <mo stretchy="false">−</mo>
              <mn>10</mn>
            </mrow>
          </msup>
          <mo stretchy="false">−</mo>
          <msup>
            <mi>e</mi>
            <mrow>
              <mo stretchy="false">−</mo>
              <mn>12</mn>
            </mrow>
          </msup>
        </mrow>
        <mo stretchy="false">≃</mo>
        <mrow>
          <mn>4</mn>
          <mo stretchy="false">⋅</mo>
          <msup>
            <mn>10</mn>
            <mrow>
              <mo stretchy="false">−</mo>
              <mn>5</mn>
            </mrow>
          </msup>
        </mrow>
      </mrow>
    </mrow>
    <annotation encoding="StarMath 5.0">P ( 5 &lt; X &lt; 6 ) = int_5^6 { 2 e^{-2x} dx } = [ -e^{-2x} ]_5^6 = -e^-12 + e^-10 = e^-10 - e^-12 simeq 4 cdot 10^-5 </annotation>
  </semantics>
</math>
</file>

<file path=Object 47/content.xml><?xml version="1.0" encoding="utf-8"?>
<math xmlns="http://www.w3.org/1998/Math/MathML" display="block">
  <semantics>
    <mtable>
      <mtr>
        <mtd>
          <mrow>
            <mtext/>
            <mi>E</mi>
            <mrow>
              <mrow>
                <mo fence="true" stretchy="false">(</mo>
                <mrow>
                  <mi>X</mi>
                </mrow>
                <mo fence="true" stretchy="false">)</mo>
              </mrow>
              <mo stretchy="false">=</mo>
              <mrow>
                <msubsup>
                  <mo stretchy="false">∫</mo>
                  <mn>0</mn>
                  <mrow>
                    <mo stretchy="false">+</mo>
                    <mi mathvariant="normal">∞</mi>
                  </mrow>
                </msubsup>
                <mrow>
                  <mi>x</mi>
                  <mi>f</mi>
                  <mrow>
                    <mo fence="true" stretchy="false">(</mo>
                    <mrow>
                      <mi>x</mi>
                    </mrow>
                    <mo fence="true" stretchy="false">)</mo>
                  </mrow>
                  <mi mathvariant="italic">dx</mi>
                </mrow>
              </mrow>
              <mo stretchy="false">=</mo>
              <mrow>
                <munder>
                  <mi>lim</mi>
                  <mrow>
                    <mi>K</mi>
                    <mrow>
                      <mo stretchy="false">→</mo>
                      <mo stretchy="false">+</mo>
                      <mi mathvariant="normal">∞</mi>
                    </mrow>
                  </mrow>
                </munder>
                <mrow>
                  <msubsup>
                    <mo stretchy="false">∫</mo>
                    <mn>0</mn>
                    <mi>K</mi>
                  </msubsup>
                  <mrow>
                    <mi mathvariant="normal">λ</mi>
                    <mi>x</mi>
                    <msup>
                      <mi>e</mi>
                      <mrow>
                        <mrow>
                          <mo stretchy="false">−</mo>
                          <mi mathvariant="normal">λ</mi>
                        </mrow>
                        <mi>x</mi>
                      </mrow>
                    </msup>
                    <mi mathvariant="italic">dx</mi>
                  </mrow>
                </mrow>
              </mrow>
            </mrow>
          </mrow>
        </mtd>
      </mtr>
      <mtr>
        <mtd>
          <mrow>
            <mrow>
              <mtext>    </mtext>
              <mo stretchy="false">=</mo>
              <mrow>
                <munder>
                  <mi>lim</mi>
                  <mrow>
                    <mi>K</mi>
                    <mrow>
                      <mo stretchy="false">→</mo>
                      <mo stretchy="false">+</mo>
                      <mi mathvariant="normal">∞</mi>
                    </mrow>
                  </mrow>
                </munder>
                <msubsup>
                  <mrow>
                    <mo fence="true" stretchy="false">[</mo>
                    <mrow>
                      <mrow>
                        <mi>G</mi>
                        <mrow>
                          <mo fence="true" stretchy="false">(</mo>
                          <mrow>
                            <mi>x</mi>
                          </mrow>
                          <mo fence="true" stretchy="false">)</mo>
                        </mrow>
                      </mrow>
                    </mrow>
                    <mo fence="true" stretchy="false">]</mo>
                  </mrow>
                  <mn>0</mn>
                  <mi>K</mi>
                </msubsup>
              </mrow>
            </mrow>
            <mtext> avec </mtext>
            <mi>G</mi>
            <mtext> une primitive de </mtext>
            <mi>g</mi>
            <mrow>
              <mrow>
                <mo fence="true" stretchy="false">(</mo>
                <mrow>
                  <mi>x</mi>
                </mrow>
                <mo fence="true" stretchy="false">)</mo>
              </mrow>
              <mo stretchy="false">=</mo>
              <mi>x</mi>
            </mrow>
            <mi>f</mi>
            <mrow>
              <mo fence="true" stretchy="false">(</mo>
              <mrow>
                <mi>x</mi>
              </mrow>
              <mo fence="true" stretchy="false">)</mo>
            </mrow>
          </mrow>
        </mtd>
      </mtr>
      <mtr>
        <mtd>
          <mrow>
            <mtext>      primitive de </mtext>
            <mi>g</mi>
            <mrow>
              <mrow>
                <mo fence="true" stretchy="false">(</mo>
                <mrow>
                  <mi>x</mi>
                </mrow>
                <mo fence="true" stretchy="false">)</mo>
              </mrow>
              <mo stretchy="false">=</mo>
              <mi>x</mi>
            </mrow>
            <mi>f</mi>
            <mrow>
              <mrow>
                <mo fence="true" stretchy="false">(</mo>
                <mrow>
                  <mi>x</mi>
                </mrow>
                <mo fence="true" stretchy="false">)</mo>
              </mrow>
              <mo stretchy="false">=</mo>
              <mi mathvariant="normal">λ</mi>
            </mrow>
            <mi>x</mi>
            <msup>
              <mi>e</mi>
              <mrow>
                <mrow>
                  <mo stretchy="false">−</mo>
                  <mi mathvariant="normal">λ</mi>
                </mrow>
                <mi>x</mi>
              </mrow>
            </msup>
            <mtext> sur </mtext>
            <mrow>
              <mi mathvariant="normal">ℝ</mi>
              <mo stretchy="false">+</mo>
              <mrow/>
            </mrow>
          </mrow>
        </mtd>
      </mtr>
    </mtable>
    <annotation encoding="StarMath 5.0">"" E( X ) = int_0^+infinity { x f(x) dx } = lim from{ K-&gt;+infinity } { int_0^K {%lambda x e^{-%lambda x} dx} }  newline
"    " = lim from{ K-&gt;+infinity } [ G(x) ]_0^K " avec " G " une primitive de " g(x) = x f(x)  newline 
"      primitive de " g(x) = x f(x) = %lambda x e^{ -%lambda x } " sur " setR+{}  </annotation>
  </semantics>
</math>
</file>

<file path=Object 48/content.xml><?xml version="1.0" encoding="utf-8"?>
<math xmlns="http://www.w3.org/1998/Math/MathML" display="block">
  <semantics>
    <mtable>
      <mtr>
        <mtd>
          <mrow>
            <mtext>* On vérifie que </mtext>
            <mi>G</mi>
            <mrow>
              <mrow>
                <mo fence="true" stretchy="false">(</mo>
                <mrow>
                  <mi>x</mi>
                </mrow>
                <mo fence="true" stretchy="false">)</mo>
              </mrow>
              <mo stretchy="false">=</mo>
              <mrow>
                <mo fence="true" stretchy="true">(</mo>
                <mrow>
                  <mrow>
                    <mrow>
                      <mo stretchy="false">−</mo>
                      <mi>x</mi>
                    </mrow>
                    <mo stretchy="false">−</mo>
                    <mfrac>
                      <mn>1</mn>
                      <mi mathvariant="normal">λ</mi>
                    </mfrac>
                  </mrow>
                </mrow>
                <mo fence="true" stretchy="true">)</mo>
              </mrow>
            </mrow>
            <msup>
              <mi>e</mi>
              <mrow>
                <mrow>
                  <mo stretchy="false">−</mo>
                  <mi mathvariant="normal">λ</mi>
                </mrow>
                <mi>x</mi>
              </mrow>
            </msup>
            <mtext> convient</mtext>
          </mrow>
        </mtd>
      </mtr>
      <mtr>
        <mtd>
          <mrow>
            <mtext>    On pose </mtext>
            <mi>G</mi>
            <mrow>
              <mrow>
                <mo fence="true" stretchy="false">(</mo>
                <mrow>
                  <mi>x</mi>
                </mrow>
                <mo fence="true" stretchy="false">)</mo>
              </mrow>
              <mo stretchy="false">=</mo>
              <mi>u</mi>
            </mrow>
            <mrow>
              <mrow>
                <mo fence="true" stretchy="false">(</mo>
                <mrow>
                  <mi>x</mi>
                </mrow>
                <mo fence="true" stretchy="false">)</mo>
              </mrow>
              <mo stretchy="false">×</mo>
              <mi>v</mi>
            </mrow>
            <mrow>
              <mo fence="true" stretchy="false">(</mo>
              <mrow>
                <mi>x</mi>
              </mrow>
              <mo fence="true" stretchy="false">)</mo>
            </mrow>
            <mtext> avec </mtext>
            <mstyle mathsize="10pt">
              <mtable>
                <mtr>
                  <mtd>
                    <mrow>
                      <mstyle mathsize="8pt">
                        <mtable>
                          <mtr>
                            <mtd>
                              <mrow>
                                <mtext/>
                                <mi>u</mi>
                                <mrow>
                                  <mrow>
                                    <mo fence="true" stretchy="false">(</mo>
                                    <mrow>
                                      <mi>x</mi>
                                    </mrow>
                                    <mo fence="true" stretchy="false">)</mo>
                                  </mrow>
                                  <mo stretchy="false">=</mo>
                                  <mrow>
                                    <mrow>
                                      <mo stretchy="false">−</mo>
                                      <mi>x</mi>
                                    </mrow>
                                    <mo stretchy="false">−</mo>
                                    <msup>
                                      <mi mathvariant="normal">λ</mi>
                                      <mrow>
                                        <mo stretchy="false">−</mo>
                                        <mn>1</mn>
                                      </mrow>
                                    </msup>
                                  </mrow>
                                </mrow>
                              </mrow>
                            </mtd>
                          </mtr>
                          <mtr>
                            <mtd>
                              <mrow>
                                <mtext/>
                                <mi>u</mi>
                                <mi>'</mi>
                                <mrow>
                                  <mrow>
                                    <mo fence="true" stretchy="false">(</mo>
                                    <mrow>
                                      <mi>x</mi>
                                    </mrow>
                                    <mo fence="true" stretchy="false">)</mo>
                                  </mrow>
                                  <mo stretchy="false">=</mo>
                                  <mrow>
                                    <mo stretchy="false">−</mo>
                                    <mn>1</mn>
                                  </mrow>
                                </mrow>
                              </mrow>
                            </mtd>
                          </mtr>
                        </mtable>
                      </mstyle>
                      <mtext> sur </mtext>
                      <mi mathvariant="normal">ℝ</mi>
                    </mrow>
                  </mtd>
                </mtr>
                <mtr>
                  <mtd>
                    <mrow>
                      <mstyle mathsize="8pt">
                        <mtable>
                          <mtr>
                            <mtd>
                              <mrow>
                                <mtext/>
                                <mi>v</mi>
                                <mrow>
                                  <mrow>
                                    <mo fence="true" stretchy="false">(</mo>
                                    <mrow>
                                      <mi>x</mi>
                                    </mrow>
                                    <mo fence="true" stretchy="false">)</mo>
                                  </mrow>
                                  <mo stretchy="false">=</mo>
                                  <msup>
                                    <mi>e</mi>
                                    <mrow>
                                      <mrow>
                                        <mo stretchy="false">−</mo>
                                        <mi mathvariant="normal">λ</mi>
                                      </mrow>
                                      <mi>x</mi>
                                    </mrow>
                                  </msup>
                                </mrow>
                              </mrow>
                            </mtd>
                          </mtr>
                          <mtr>
                            <mtd>
                              <mrow>
                                <mtext/>
                                <mi>v</mi>
                                <mi>'</mi>
                                <mrow>
                                  <mrow>
                                    <mo fence="true" stretchy="false">(</mo>
                                    <mrow>
                                      <mi>x</mi>
                                    </mrow>
                                    <mo fence="true" stretchy="false">)</mo>
                                  </mrow>
                                  <mo stretchy="false">=</mo>
                                  <mrow>
                                    <mo stretchy="false">−</mo>
                                    <mi mathvariant="normal">λ</mi>
                                  </mrow>
                                </mrow>
                                <msup>
                                  <mi>e</mi>
                                  <mrow>
                                    <mrow>
                                      <mo stretchy="false">−</mo>
                                      <mi mathvariant="normal">λ</mi>
                                    </mrow>
                                    <mi>x</mi>
                                  </mrow>
                                </msup>
                              </mrow>
                            </mtd>
                          </mtr>
                        </mtable>
                      </mstyle>
                      <mtext> sur </mtext>
                      <mi mathvariant="normal">ℝ</mi>
                    </mrow>
                  </mtd>
                </mtr>
              </mtable>
            </mstyle>
          </mrow>
        </mtd>
      </mtr>
      <mtr>
        <mtd>
          <mrow>
            <mtext>    Donc </mtext>
            <mi>G</mi>
            <mtext> dérivable sur </mtext>
            <mi mathvariant="normal">ℝ</mi>
            <mtext> donc sur </mtext>
            <mrow>
              <mi mathvariant="normal">ℝ</mi>
              <mo stretchy="false">+</mo>
              <mrow/>
            </mrow>
            <mtext> et : </mtext>
          </mrow>
        </mtd>
      </mtr>
      <mtr>
        <mtd>
          <mrow>
            <mtext>    </mtext>
            <mi>G</mi>
            <mi>'</mi>
            <mrow>
              <mrow>
                <mo fence="true" stretchy="false">(</mo>
                <mrow>
                  <mi>x</mi>
                </mrow>
                <mo fence="true" stretchy="false">)</mo>
              </mrow>
              <mo stretchy="false">=</mo>
              <mi>u</mi>
            </mrow>
            <mi>'</mi>
            <mrow>
              <mo fence="true" stretchy="false">(</mo>
              <mrow>
                <mi>x</mi>
              </mrow>
              <mo fence="true" stretchy="false">)</mo>
            </mrow>
            <mi>v</mi>
            <mrow>
              <mrow>
                <mo fence="true" stretchy="false">(</mo>
                <mrow>
                  <mi>x</mi>
                </mrow>
                <mo fence="true" stretchy="false">)</mo>
              </mrow>
              <mo stretchy="false">+</mo>
              <mi>u</mi>
            </mrow>
            <mrow>
              <mo fence="true" stretchy="false">(</mo>
              <mrow>
                <mi>x</mi>
              </mrow>
              <mo fence="true" stretchy="false">)</mo>
            </mrow>
            <mi>v</mi>
            <mi>'</mi>
            <mrow>
              <mo fence="true" stretchy="false">(</mo>
              <mrow>
                <mi>x</mi>
              </mrow>
              <mo fence="true" stretchy="false">)</mo>
            </mrow>
          </mrow>
        </mtd>
      </mtr>
      <mtr>
        <mtd>
          <mrow>
            <mrow>
              <mtext>        </mtext>
              <mo stretchy="false">=</mo>
              <mrow>
                <mrow>
                  <mo stretchy="false">−</mo>
                  <msup>
                    <mi>e</mi>
                    <mrow>
                      <mrow>
                        <mo stretchy="false">−</mo>
                        <mi mathvariant="normal">λ</mi>
                      </mrow>
                      <mi>x</mi>
                    </mrow>
                  </msup>
                </mrow>
                <mo stretchy="false">+</mo>
                <mrow>
                  <mo fence="true" stretchy="false">(</mo>
                  <mrow>
                    <mrow>
                      <mrow>
                        <mo stretchy="false">−</mo>
                        <mi>x</mi>
                      </mrow>
                      <mo stretchy="false">−</mo>
                      <msup>
                        <mi mathvariant="normal">λ</mi>
                        <mrow>
                          <mo stretchy="false">−</mo>
                          <mn>1</mn>
                        </mrow>
                      </msup>
                    </mrow>
                  </mrow>
                  <mo fence="true" stretchy="false">)</mo>
                </mrow>
              </mrow>
            </mrow>
            <mrow>
              <mo fence="true" stretchy="false">(</mo>
              <mrow>
                <mrow>
                  <mrow>
                    <mo stretchy="false">−</mo>
                    <mi mathvariant="normal">λ</mi>
                  </mrow>
                  <msup>
                    <mi>e</mi>
                    <mrow>
                      <mrow>
                        <mo stretchy="false">−</mo>
                        <mi mathvariant="normal">λ</mi>
                      </mrow>
                      <mi>x</mi>
                    </mrow>
                  </msup>
                </mrow>
              </mrow>
              <mo fence="true" stretchy="false">)</mo>
            </mrow>
          </mrow>
        </mtd>
      </mtr>
      <mtr>
        <mtd>
          <mrow>
            <mrow>
              <mtext>        </mtext>
              <mo stretchy="false">=</mo>
              <mrow>
                <mrow>
                  <mo stretchy="false">−</mo>
                  <msup>
                    <mi>e</mi>
                    <mrow>
                      <mrow>
                        <mo stretchy="false">−</mo>
                        <mi mathvariant="normal">λ</mi>
                      </mrow>
                      <mi>x</mi>
                    </mrow>
                  </msup>
                </mrow>
                <mo stretchy="false">+</mo>
                <mi mathvariant="normal">λ</mi>
              </mrow>
            </mrow>
            <mi>x</mi>
            <mrow>
              <msup>
                <mi>e</mi>
                <mrow>
                  <mrow>
                    <mo stretchy="false">−</mo>
                    <mi mathvariant="normal">λ</mi>
                  </mrow>
                  <mi>x</mi>
                </mrow>
              </msup>
              <mo stretchy="false">+</mo>
              <msup>
                <mi>e</mi>
                <mrow>
                  <mrow>
                    <mo stretchy="false">−</mo>
                    <mi mathvariant="normal">λ</mi>
                  </mrow>
                  <mi>x</mi>
                </mrow>
              </msup>
            </mrow>
          </mrow>
        </mtd>
      </mtr>
      <mtr>
        <mtd>
          <mrow>
            <mrow>
              <mtext>        </mtext>
              <mo stretchy="false">=</mo>
              <mi mathvariant="normal">λ</mi>
            </mrow>
            <mi>x</mi>
            <mrow>
              <msup>
                <mi>e</mi>
                <mrow>
                  <mrow>
                    <mo stretchy="false">−</mo>
                    <mi mathvariant="normal">λ</mi>
                  </mrow>
                  <mi>x</mi>
                </mrow>
              </msup>
              <mo stretchy="false">=</mo>
              <mi>g</mi>
            </mrow>
            <mrow>
              <mo fence="true" stretchy="false">(</mo>
              <mrow>
                <mi>x</mi>
              </mrow>
              <mo fence="true" stretchy="false">)</mo>
            </mrow>
          </mrow>
        </mtd>
      </mtr>
    </mtable>
    <annotation encoding="StarMath 5.0">"* On vérifie que " G( x ) = left( -x -1over%lambda right) e^{ -%lambda x } " convient"  newline 
"    On pose " G(x) = u(x) times v(x) " avec " size 10 binom{ size 8 binom{"" u(x) = -x-%lambda^-1}{"" u'(x) = -1 }" sur "setR}{ size 8 binom{"" v(x) = e^{-%lambda x}}{"" v'(x) = -%lambda e^{-%lambda x} }" sur "setR}  newline
"    Donc " G " dérivable sur " setR " donc sur " setR+{} " et : "  newline
"    " G'( x ) = u'( x ) v( x ) + u( x ) v'( x )  newline
"        " = -e^{ -%lambda x } + ( -x -%lambda^-1 ) ( -%lambda e^{-%lambda x} )  newline
"        " = -e^{ -%lambda x } + %lambda x e^{ -%lambda x } + e^{ -%lambda x }  newline
"        " = %lambda x e^{ -%lambda x } = g( x )</annotation>
  </semantics>
</math>
</file>

<file path=Object 49/content.xml><?xml version="1.0" encoding="utf-8"?>
<math xmlns="http://www.w3.org/1998/Math/MathML" display="block">
  <semantics>
    <mtable>
      <mtr>
        <mtd>
          <mrow>
            <mtext>Ainsi </mtext>
            <mi>E</mi>
            <mrow>
              <mrow>
                <mo fence="true" stretchy="false">(</mo>
                <mrow>
                  <mi>X</mi>
                </mrow>
                <mo fence="true" stretchy="false">)</mo>
              </mrow>
              <mo stretchy="false">=</mo>
              <mrow>
                <msubsup>
                  <mo stretchy="false">∫</mo>
                  <mn>0</mn>
                  <mrow>
                    <mo stretchy="false">+</mo>
                    <mi mathvariant="normal">∞</mi>
                  </mrow>
                </msubsup>
                <mrow>
                  <mi>x</mi>
                  <mi>f</mi>
                  <mrow>
                    <mo fence="true" stretchy="false">(</mo>
                    <mrow>
                      <mi>x</mi>
                    </mrow>
                    <mo fence="true" stretchy="false">)</mo>
                  </mrow>
                  <mi mathvariant="italic">dx</mi>
                </mrow>
              </mrow>
              <mo stretchy="false">=</mo>
              <mrow>
                <munder>
                  <mi>lim</mi>
                  <mrow>
                    <mi>K</mi>
                    <mrow>
                      <mo stretchy="false">→</mo>
                      <mo stretchy="false">+</mo>
                      <mi mathvariant="normal">∞</mi>
                    </mrow>
                  </mrow>
                </munder>
                <msubsup>
                  <mrow>
                    <mo fence="true" stretchy="true">[</mo>
                    <mrow>
                      <mrow>
                        <mrow>
                          <mo fence="true" stretchy="true">(</mo>
                          <mrow>
                            <mrow>
                              <mrow>
                                <mo stretchy="false">−</mo>
                                <mi>x</mi>
                              </mrow>
                              <mo stretchy="false">−</mo>
                              <mfrac>
                                <mn>1</mn>
                                <mi mathvariant="normal">λ</mi>
                              </mfrac>
                            </mrow>
                          </mrow>
                          <mo fence="true" stretchy="true">)</mo>
                        </mrow>
                        <msup>
                          <mi>e</mi>
                          <mrow>
                            <mrow>
                              <mo stretchy="false">−</mo>
                              <mi mathvariant="normal">λ</mi>
                            </mrow>
                            <mi>x</mi>
                          </mrow>
                        </msup>
                      </mrow>
                    </mrow>
                    <mo fence="true" stretchy="true">]</mo>
                  </mrow>
                  <mn>0</mn>
                  <mi>K</mi>
                </msubsup>
              </mrow>
            </mrow>
          </mrow>
        </mtd>
      </mtr>
      <mtr>
        <mtd>
          <mrow>
            <mtext/>
            <mi>E</mi>
            <mrow>
              <mrow>
                <mo fence="true" stretchy="false">(</mo>
                <mrow>
                  <mi>X</mi>
                </mrow>
                <mo fence="true" stretchy="false">)</mo>
              </mrow>
              <mo stretchy="false">=</mo>
              <mrow>
                <munder>
                  <mi>lim</mi>
                  <mrow>
                    <mi>K</mi>
                    <mrow>
                      <mo stretchy="false">→</mo>
                      <mo stretchy="false">+</mo>
                      <mi mathvariant="normal">∞</mi>
                    </mrow>
                  </mrow>
                </munder>
                <mrow>
                  <mo fence="true" stretchy="true">(</mo>
                  <mrow>
                    <mrow>
                      <mrow>
                        <mo fence="true" stretchy="true">(</mo>
                        <mrow>
                          <mrow>
                            <mrow>
                              <mo stretchy="false">−</mo>
                              <mi>K</mi>
                            </mrow>
                            <mo stretchy="false">−</mo>
                            <mfrac>
                              <mn>1</mn>
                              <mi mathvariant="normal">λ</mi>
                            </mfrac>
                          </mrow>
                        </mrow>
                        <mo fence="true" stretchy="true">)</mo>
                      </mrow>
                      <mrow>
                        <msup>
                          <mi>e</mi>
                          <mrow>
                            <mrow>
                              <mo stretchy="false">−</mo>
                              <mi mathvariant="normal">λ</mi>
                            </mrow>
                            <mi>K</mi>
                          </mrow>
                        </msup>
                        <mo stretchy="false">−</mo>
                        <mrow>
                          <mo fence="true" stretchy="true">(</mo>
                          <mrow>
                            <mfrac>
                              <mrow>
                                <mo stretchy="false">−</mo>
                                <mn>1</mn>
                              </mrow>
                              <mi mathvariant="normal">λ</mi>
                            </mfrac>
                          </mrow>
                          <mo fence="true" stretchy="true">)</mo>
                        </mrow>
                      </mrow>
                      <msup>
                        <mi>e</mi>
                        <mn>0</mn>
                      </msup>
                    </mrow>
                  </mrow>
                  <mo fence="true" stretchy="true">)</mo>
                </mrow>
              </mrow>
            </mrow>
          </mrow>
        </mtd>
      </mtr>
      <mtr>
        <mtd>
          <mrow>
            <mtext/>
            <mi>E</mi>
            <mrow>
              <mrow>
                <mo fence="true" stretchy="false">(</mo>
                <mrow>
                  <mi>X</mi>
                </mrow>
                <mo fence="true" stretchy="false">)</mo>
              </mrow>
              <mo stretchy="false">=</mo>
              <mrow>
                <munder>
                  <mi>lim</mi>
                  <mrow>
                    <mi>K</mi>
                    <mrow>
                      <mo stretchy="false">→</mo>
                      <mo stretchy="false">+</mo>
                      <mi mathvariant="normal">∞</mi>
                    </mrow>
                  </mrow>
                </munder>
                <mrow>
                  <mo fence="true" stretchy="true">(</mo>
                  <mrow>
                    <mrow>
                      <mrow>
                        <mo stretchy="false">−</mo>
                        <mi>K</mi>
                      </mrow>
                      <mrow>
                        <msup>
                          <mi>e</mi>
                          <mrow>
                            <mrow>
                              <mo stretchy="false">−</mo>
                              <mi mathvariant="normal">λ</mi>
                            </mrow>
                            <mi>K</mi>
                          </mrow>
                        </msup>
                        <mo stretchy="false">−</mo>
                        <mfrac>
                          <mn>1</mn>
                          <mi mathvariant="normal">λ</mi>
                        </mfrac>
                      </mrow>
                      <mrow>
                        <msup>
                          <mi>e</mi>
                          <mrow>
                            <mrow>
                              <mo stretchy="false">−</mo>
                              <mi mathvariant="normal">λ</mi>
                            </mrow>
                            <mi>K</mi>
                          </mrow>
                        </msup>
                        <mo stretchy="false">+</mo>
                        <mfrac>
                          <mn>1</mn>
                          <mi mathvariant="normal">λ</mi>
                        </mfrac>
                      </mrow>
                    </mrow>
                  </mrow>
                  <mo fence="true" stretchy="true">)</mo>
                </mrow>
              </mrow>
            </mrow>
          </mrow>
        </mtd>
      </mtr>
      <mtr>
        <mtd>
          <mrow>
            <mtext>    or </mtext>
            <mrow>
              <mrow>
                <munder>
                  <mi>lim</mi>
                  <mrow>
                    <mi>K</mi>
                    <mrow>
                      <mo stretchy="false">→</mo>
                      <mo stretchy="false">+</mo>
                      <mi mathvariant="normal">∞</mi>
                    </mrow>
                  </mrow>
                </munder>
                <mrow>
                  <mrow>
                    <mo stretchy="false">−</mo>
                    <mi>K</mi>
                  </mrow>
                  <msup>
                    <mi>e</mi>
                    <mrow>
                      <mrow>
                        <mo stretchy="false">−</mo>
                        <mi mathvariant="normal">λ</mi>
                      </mrow>
                      <mi>K</mi>
                    </mrow>
                  </msup>
                </mrow>
              </mrow>
              <mo stretchy="false">=</mo>
              <mrow>
                <munder>
                  <mi>lim</mi>
                  <mrow>
                    <mi>K</mi>
                    <mrow>
                      <mo stretchy="false">→</mo>
                      <mo stretchy="false">+</mo>
                      <mi mathvariant="normal">∞</mi>
                    </mrow>
                  </mrow>
                </munder>
                <mfrac>
                  <mrow>
                    <mo stretchy="false">−</mo>
                    <mi>K</mi>
                  </mrow>
                  <msup>
                    <mi>e</mi>
                    <mrow>
                      <mi mathvariant="normal">λ</mi>
                      <mi>K</mi>
                    </mrow>
                  </msup>
                </mfrac>
              </mrow>
              <mo stretchy="false">=</mo>
              <mn>0</mn>
            </mrow>
            <mtext>  (TCC)</mtext>
          </mrow>
        </mtd>
      </mtr>
      <mtr>
        <mtd>
          <mrow>
            <mtext>Donc </mtext>
            <mi>E</mi>
            <mrow>
              <mrow>
                <mo fence="true" stretchy="false">(</mo>
                <mrow>
                  <mi>X</mi>
                </mrow>
                <mo fence="true" stretchy="false">)</mo>
              </mrow>
              <mo stretchy="false">=</mo>
              <mfrac>
                <mn>1</mn>
                <mi mathvariant="normal">λ</mi>
              </mfrac>
            </mrow>
          </mrow>
        </mtd>
      </mtr>
    </mtable>
    <annotation encoding="StarMath 5.0">"Ainsi " E( X ) = int_0^+infinity { x f(x) dx } = lim from{ K-&gt;+infinity } left[ left(-x-1over%lambda right) e^{-%lambda x} right] _0^K  newline
"" E( X ) = lim from{ K-&gt;+infinity } left( left(-K-1over%lambda right) e^{-%lambda K} - left(-1over%lambda right) e^0 right)  newline
"" E( X ) = lim from{ K-&gt;+infinity } left( -K e^{-%lambda K} -1over%lambda e^{-%lambda K} + 1over%lambda right)  newline
"    or " lim from{ K-&gt;+infinity } { -K e^{-%lambda K} } = lim from{ K-&gt;+infinity } { -K over {e^{%lambda K}} } = 0 "  (TCC)"  newline
"Donc " E( X ) = 1over%lambda</annotation>
  </semantics>
</math>
</file>

<file path=Object 5/content.xml><?xml version="1.0" encoding="utf-8"?>
<math xmlns="http://www.w3.org/1998/Math/MathML" display="block">
  <semantics>
    <mrow>
      <msub>
        <mi>f</mi>
        <mn>1</mn>
      </msub>
      <mrow>
        <mrow>
          <mo fence="true" stretchy="false">(</mo>
          <mrow>
            <mi>x</mi>
          </mrow>
          <mo fence="true" stretchy="false">)</mo>
        </mrow>
        <mo stretchy="false">=</mo>
        <mn>6</mn>
      </mrow>
      <mi>x</mi>
      <mrow>
        <mo fence="true" stretchy="false">(</mo>
        <mrow>
          <mrow>
            <mn>1</mn>
            <mo stretchy="false">−</mo>
            <mi>x</mi>
          </mrow>
        </mrow>
        <mo fence="true" stretchy="false">)</mo>
      </mrow>
    </mrow>
    <annotation encoding="StarMath 5.0">f_1( x ) = 6x( 1-x )</annotation>
  </semantics>
</math>
</file>

<file path=Object 50/content.xml><?xml version="1.0" encoding="utf-8"?>
<math xmlns="http://www.w3.org/1998/Math/MathML" display="block">
  <semantics>
    <mtable>
      <mtr>
        <mtd>
          <mrow>
            <mtext>Si </mtext>
            <mi>X</mi>
            <mtext> suit une loi à densité exponentielle de paramètre </mtext>
            <mrow>
              <mi mathvariant="normal">λ</mi>
              <mo stretchy="false">&gt;</mo>
              <mn>0</mn>
            </mrow>
          </mrow>
        </mtd>
      </mtr>
      <mtr>
        <mtd>
          <mrow>
            <mtext> alors </mtext>
            <mi>E</mi>
            <mrow>
              <mrow>
                <mo fence="true" stretchy="false">(</mo>
                <mrow>
                  <mi>X</mi>
                </mrow>
                <mo fence="true" stretchy="false">)</mo>
              </mrow>
              <mo stretchy="false">=</mo>
              <mfrac>
                <mn>1</mn>
                <mi mathvariant="normal">λ</mi>
              </mfrac>
            </mrow>
          </mrow>
        </mtd>
      </mtr>
      <mtr>
        <mtd>
          <mrow>
            <mtext>C'est donc la valeur moyenne de </mtext>
            <mi>X</mi>
          </mrow>
        </mtd>
      </mtr>
      <mtr>
        <mtd>
          <mtext> elle doit donc être exprimée dans la même unité</mtext>
        </mtd>
      </mtr>
      <mtr>
        <mtd>
          <mrow>
            <mtext>Par conséquent : </mtext>
            <mi mathvariant="normal">λ</mi>
            <mtext> doit être exprimé dans l'unité inverse de celle de </mtext>
            <mi>X</mi>
          </mrow>
        </mtd>
      </mtr>
    </mtable>
    <annotation encoding="StarMath 5.0">"Si " X " suit une loi à densité exponentielle de paramètre " %lambda &gt; 0  newline
" alors " E( X ) = 1over%lambda  newline
"C'est donc la valeur moyenne de " X  newline
" elle doit donc être exprimée dans la même unité"  newline
"Par conséquent : " %lambda " doit être exprimé dans l'unité inverse de celle de " X </annotation>
  </semantics>
</math>
</file>

<file path=Object 51/content.xml><?xml version="1.0" encoding="utf-8"?>
<math xmlns="http://www.w3.org/1998/Math/MathML" display="block">
  <semantics>
    <mtable>
      <mtr>
        <mtd>
          <mrow>
            <mtext/>
            <mi>P</mi>
            <mrow>
              <mrow>
                <mo fence="true" stretchy="false">(</mo>
                <mrow>
                  <mrow>
                    <mi>a</mi>
                    <mo stretchy="false">&lt;</mo>
                    <mi>X</mi>
                    <mo stretchy="false">&lt;</mo>
                    <mi>b</mi>
                  </mrow>
                </mrow>
                <mo fence="true" stretchy="false">)</mo>
              </mrow>
              <mo stretchy="false">=</mo>
              <mi>?</mi>
            </mrow>
            <mtext>  avec </mtext>
            <mi>a</mi>
            <mtext> et </mtext>
            <mi>b</mi>
            <mtext> dans </mtext>
            <mi mathvariant="normal">ℝ</mi>
            <mtext>+</mtext>
          </mrow>
        </mtd>
      </mtr>
      <mtr>
        <mtd>
          <mrow>
            <mtext/>
            <mi>P</mi>
            <mrow>
              <mrow>
                <mo fence="true" stretchy="false">(</mo>
                <mrow>
                  <mrow>
                    <mi>a</mi>
                    <mo stretchy="false">&lt;</mo>
                    <mi>X</mi>
                    <mo stretchy="false">&lt;</mo>
                    <mi>b</mi>
                  </mrow>
                </mrow>
                <mo fence="true" stretchy="false">)</mo>
              </mrow>
              <mo stretchy="false">=</mo>
              <mrow>
                <msubsup>
                  <mo stretchy="false">∫</mo>
                  <mi>a</mi>
                  <mi>b</mi>
                </msubsup>
                <mrow>
                  <mi>f</mi>
                  <mrow>
                    <mo fence="true" stretchy="false">(</mo>
                    <mrow>
                      <mi>x</mi>
                    </mrow>
                    <mo fence="true" stretchy="false">)</mo>
                  </mrow>
                  <mi mathvariant="italic">dx</mi>
                </mrow>
              </mrow>
              <mo stretchy="false">=</mo>
              <mrow>
                <msubsup>
                  <mo stretchy="false">∫</mo>
                  <mi>a</mi>
                  <mi>b</mi>
                </msubsup>
                <mrow>
                  <mi mathvariant="normal">λ</mi>
                  <msup>
                    <mi>e</mi>
                    <mrow>
                      <mrow>
                        <mo stretchy="false">−</mo>
                        <mi mathvariant="normal">λ</mi>
                      </mrow>
                      <mi>x</mi>
                    </mrow>
                  </msup>
                  <mi mathvariant="italic">dx</mi>
                </mrow>
              </mrow>
            </mrow>
          </mrow>
        </mtd>
      </mtr>
      <mtr>
        <mtd>
          <mrow>
            <mrow>
              <mtext>    </mtext>
              <mo stretchy="false">=</mo>
              <msubsup>
                <mrow>
                  <mo fence="true" stretchy="false">[</mo>
                  <mrow>
                    <mrow>
                      <mi>F</mi>
                      <mrow>
                        <mo fence="true" stretchy="false">(</mo>
                        <mrow>
                          <mi>x</mi>
                        </mrow>
                        <mo fence="true" stretchy="false">)</mo>
                      </mrow>
                    </mrow>
                  </mrow>
                  <mo fence="true" stretchy="false">]</mo>
                </mrow>
                <mi>a</mi>
                <mi>b</mi>
              </msubsup>
            </mrow>
            <mtext> avec </mtext>
            <mi>F</mi>
            <mtext> une primitive de </mtext>
            <mi>f</mi>
            <mtext> sur </mtext>
            <mrow>
              <mi mathvariant="normal">ℝ</mi>
              <mo stretchy="false">+</mo>
              <mtext> par exemple </mtext>
            </mrow>
            <mi>F</mi>
            <mrow>
              <mrow>
                <mo fence="true" stretchy="false">(</mo>
                <mrow>
                  <mi>x</mi>
                </mrow>
                <mo fence="true" stretchy="false">)</mo>
              </mrow>
              <mo stretchy="false">=</mo>
              <mrow>
                <mo stretchy="false">−</mo>
                <msup>
                  <mi>e</mi>
                  <mrow>
                    <mrow>
                      <mo stretchy="false">−</mo>
                      <mi mathvariant="normal">λ</mi>
                    </mrow>
                    <mi>x</mi>
                  </mrow>
                </msup>
              </mrow>
            </mrow>
          </mrow>
        </mtd>
      </mtr>
      <mtr>
        <mtd>
          <mrow>
            <mtext/>
            <mi>P</mi>
            <mrow>
              <mrow>
                <mo fence="true" stretchy="false">(</mo>
                <mrow>
                  <mrow>
                    <mi>a</mi>
                    <mo stretchy="false">&lt;</mo>
                    <mi>X</mi>
                    <mo stretchy="false">&lt;</mo>
                    <mi>b</mi>
                  </mrow>
                </mrow>
                <mo fence="true" stretchy="false">)</mo>
              </mrow>
              <mo stretchy="false">=</mo>
              <mrow>
                <mrow>
                  <mo stretchy="false">−</mo>
                  <msup>
                    <mi>e</mi>
                    <mrow>
                      <mrow>
                        <mo stretchy="false">−</mo>
                        <mi mathvariant="normal">λ</mi>
                      </mrow>
                      <mi>b</mi>
                    </mrow>
                  </msup>
                </mrow>
                <mo stretchy="false">+</mo>
                <msup>
                  <mi>e</mi>
                  <mrow>
                    <mrow>
                      <mo stretchy="false">−</mo>
                      <mi mathvariant="normal">λ</mi>
                    </mrow>
                    <mi>a</mi>
                  </mrow>
                </msup>
              </mrow>
            </mrow>
            <mrow>
              <mtext>  </mtext>
              <mo stretchy="false">=</mo>
              <mtext>  </mtext>
            </mrow>
            <mrow>
              <msup>
                <mi>e</mi>
                <mrow>
                  <mrow>
                    <mo stretchy="false">−</mo>
                    <mi mathvariant="normal">λ</mi>
                  </mrow>
                  <mi>a</mi>
                </mrow>
              </msup>
              <mo stretchy="false">−</mo>
              <msup>
                <mi>e</mi>
                <mrow>
                  <mrow>
                    <mo stretchy="false">−</mo>
                    <mi mathvariant="normal">λ</mi>
                  </mrow>
                  <mi>b</mi>
                </mrow>
              </msup>
            </mrow>
          </mrow>
        </mtd>
      </mtr>
    </mtable>
    <annotation encoding="StarMath 5.0">"" P( a &lt; X &lt; b ) = ?  "  avec " a " et " b " dans " setR"+"  newline
"" P( a &lt; X &lt; b ) = int_a^b { f(x) dx } = int_a^b { %lambda e^{-%lambda x} dx }  newline
"    " = [ F(x) ]_a^b " avec " F " une primitive de " f " sur " setR+ " par exemple " F( x ) = -e^{-%lambda x}  newline
"" P( a &lt; X &lt; b ) = -e^{ -%lambda b } + e^{ -%lambda a } "  " = "  " e^{ -%lambda a } - e^{ -%lambda b }</annotation>
  </semantics>
</math>
</file>

<file path=Object 52/content.xml><?xml version="1.0" encoding="utf-8"?>
<math xmlns="http://www.w3.org/1998/Math/MathML" display="block">
  <semantics>
    <mtable>
      <mtr>
        <mtd>
          <mrow>
            <mtext/>
            <mi>P</mi>
            <mrow>
              <mrow>
                <mo fence="true" stretchy="false">(</mo>
                <mrow>
                  <mrow>
                    <mi>X</mi>
                    <mo stretchy="false">≤</mo>
                    <mi mathvariant="normal">α</mi>
                  </mrow>
                </mrow>
                <mo fence="true" stretchy="false">)</mo>
              </mrow>
              <mo stretchy="false">=</mo>
              <mi>?</mi>
            </mrow>
            <mtext>  avec </mtext>
            <mrow>
              <mi mathvariant="normal">α</mi>
              <mo stretchy="false">∈</mo>
              <mi mathvariant="normal">ℝ</mi>
            </mrow>
            <mtext>+</mtext>
          </mrow>
        </mtd>
      </mtr>
      <mtr>
        <mtd>
          <mrow>
            <mtext/>
            <mi>P</mi>
            <mrow>
              <mrow>
                <mo fence="true" stretchy="false">(</mo>
                <mrow>
                  <mrow>
                    <mi>X</mi>
                    <mo stretchy="false">≤</mo>
                    <mi mathvariant="normal">α</mi>
                  </mrow>
                </mrow>
                <mo fence="true" stretchy="false">)</mo>
              </mrow>
              <mo stretchy="false">=</mo>
              <mi>P</mi>
            </mrow>
            <mrow>
              <mo fence="true" stretchy="false">(</mo>
              <mrow>
                <mrow>
                  <mn>0</mn>
                  <mo stretchy="false">&lt;</mo>
                  <mi>X</mi>
                  <mo stretchy="false">&lt;</mo>
                  <mi mathvariant="normal">α</mi>
                </mrow>
              </mrow>
              <mo fence="true" stretchy="false">)</mo>
            </mrow>
          </mrow>
        </mtd>
      </mtr>
      <mtr>
        <mtd>
          <mrow>
            <mrow>
              <mtext>                </mtext>
              <mo stretchy="false">=</mo>
              <mrow>
                <msup>
                  <mi>e</mi>
                  <mrow>
                    <mrow>
                      <mo stretchy="false">−</mo>
                      <mi mathvariant="normal">λ</mi>
                    </mrow>
                    <mo stretchy="false">×</mo>
                    <mn>0</mn>
                  </mrow>
                </msup>
                <mo stretchy="false">−</mo>
                <msup>
                  <mi>e</mi>
                  <mrow>
                    <mrow>
                      <mo stretchy="false">−</mo>
                      <mi mathvariant="normal">λ</mi>
                    </mrow>
                    <mi mathvariant="normal">α</mi>
                  </mrow>
                </msup>
              </mrow>
            </mrow>
            <mrow>
              <mtext>  </mtext>
              <mo stretchy="false">=</mo>
              <mtext>  </mtext>
            </mrow>
            <mrow>
              <mn>1</mn>
              <mo stretchy="false">−</mo>
              <msup>
                <mi>e</mi>
                <mrow>
                  <mrow>
                    <mo stretchy="false">−</mo>
                    <mi mathvariant="normal">λ</mi>
                  </mrow>
                  <mi mathvariant="normal">α</mi>
                </mrow>
              </msup>
            </mrow>
          </mrow>
        </mtd>
      </mtr>
    </mtable>
    <annotation encoding="StarMath 5.0">"" P( X &lt;= %alpha ) = ? "  avec " %alpha in setR"+"  newline
"" P( X &lt;= %alpha ) = P( 0 &lt; X &lt; %alpha )  newline
"                " = e^{ -%lambda times 0 } - e^{ -%lambda %alpha } "  " = "  " 1 - e^{ -%lambda %alpha }</annotation>
  </semantics>
</math>
</file>

<file path=Object 53/content.xml><?xml version="1.0" encoding="utf-8"?>
<math xmlns="http://www.w3.org/1998/Math/MathML" display="block">
  <semantics>
    <mtable>
      <mtr>
        <mtd>
          <mrow>
            <mtext/>
            <mi>P</mi>
            <mrow>
              <mrow>
                <mo fence="true" stretchy="false">(</mo>
                <mrow>
                  <mrow>
                    <mi>X</mi>
                    <mo stretchy="false">≥</mo>
                    <mi mathvariant="normal">β</mi>
                  </mrow>
                </mrow>
                <mo fence="true" stretchy="false">)</mo>
              </mrow>
              <mo stretchy="false">=</mo>
              <mi>?</mi>
            </mrow>
            <mtext>  avec </mtext>
            <mrow>
              <mi mathvariant="normal">β</mi>
              <mo stretchy="false">∈</mo>
              <mi mathvariant="normal">ℝ</mi>
            </mrow>
            <mtext>+</mtext>
          </mrow>
        </mtd>
      </mtr>
      <mtr>
        <mtd>
          <mrow>
            <mtext/>
            <mi>P</mi>
            <mrow>
              <mrow>
                <mo fence="true" stretchy="false">(</mo>
                <mrow>
                  <mrow>
                    <mi>X</mi>
                    <mo stretchy="false">≥</mo>
                    <mi mathvariant="normal">β</mi>
                  </mrow>
                </mrow>
                <mo fence="true" stretchy="false">)</mo>
              </mrow>
              <mo stretchy="false">=</mo>
              <mrow>
                <mn>1</mn>
                <mo stretchy="false">−</mo>
                <mi>P</mi>
              </mrow>
            </mrow>
            <mrow>
              <mo fence="true" stretchy="false">(</mo>
              <mrow>
                <mrow>
                  <mi>X</mi>
                  <mo stretchy="false">&lt;</mo>
                  <mi mathvariant="normal">β</mi>
                </mrow>
              </mrow>
              <mo fence="true" stretchy="false">)</mo>
            </mrow>
          </mrow>
        </mtd>
      </mtr>
      <mtr>
        <mtd>
          <mrow>
            <mrow>
              <mtext>               </mtext>
              <mo stretchy="false">=</mo>
              <mrow>
                <mn>1</mn>
                <mo stretchy="false">−</mo>
                <mrow>
                  <mo fence="true" stretchy="false">(</mo>
                  <mrow>
                    <mrow>
                      <mn>1</mn>
                      <mo stretchy="false">−</mo>
                      <msup>
                        <mi>e</mi>
                        <mrow>
                          <mrow>
                            <mo stretchy="false">−</mo>
                            <mi mathvariant="normal">λ</mi>
                          </mrow>
                          <mi mathvariant="normal">β</mi>
                        </mrow>
                      </msup>
                    </mrow>
                  </mrow>
                  <mo fence="true" stretchy="false">)</mo>
                </mrow>
              </mrow>
            </mrow>
            <mrow>
              <mtext>  </mtext>
              <mo stretchy="false">=</mo>
              <mtext>  </mtext>
            </mrow>
            <msup>
              <mi>e</mi>
              <mrow>
                <mrow>
                  <mo stretchy="false">−</mo>
                  <mi mathvariant="normal">λ</mi>
                </mrow>
                <mi mathvariant="normal">β</mi>
              </mrow>
            </msup>
          </mrow>
        </mtd>
      </mtr>
    </mtable>
    <annotation encoding="StarMath 5.0">"" P( X &gt;= %beta ) = ? "  avec " %beta in setR"+"  newline
"" P( X &gt;= %beta ) = 1 - P( X &lt; %beta )  newline
"               " = 1 - ( 1-e^{-%lambda %beta} ) "  " = "  " e^{ -%lambda %beta }</annotation>
  </semantics>
</math>
</file>

<file path=Object 54/content.xml><?xml version="1.0" encoding="utf-8"?>
<math xmlns="http://www.w3.org/1998/Math/MathML" display="block">
  <semantics>
    <mtable>
      <mtr>
        <mtd>
          <mrow>
            <mtext>Calculer </mtext>
            <msub>
              <mi>P</mi>
              <mrow>
                <mi>X</mi>
                <mo stretchy="false">&gt;</mo>
                <mi>x</mi>
              </mrow>
            </msub>
            <mrow>
              <mrow>
                <mo fence="true" stretchy="false">(</mo>
                <mrow>
                  <mrow>
                    <mi>X</mi>
                    <mo stretchy="false">&gt;</mo>
                    <mrow>
                      <mi>x</mi>
                      <mo stretchy="false">+</mo>
                      <mi>h</mi>
                    </mrow>
                  </mrow>
                </mrow>
                <mo fence="true" stretchy="false">)</mo>
              </mrow>
              <mo stretchy="false">=</mo>
              <mi>?</mi>
            </mrow>
            <mtext>  avec </mtext>
            <mi>x</mi>
            <mtext> et </mtext>
            <mi>h</mi>
            <mtext> dans </mtext>
            <mi mathvariant="normal">ℝ</mi>
            <mtext>+</mtext>
          </mrow>
        </mtd>
      </mtr>
      <mtr>
        <mtd>
          <mrow>
            <mtext/>
            <msub>
              <mi>P</mi>
              <mrow>
                <mi>X</mi>
                <mo stretchy="false">&gt;</mo>
                <mi>x</mi>
              </mrow>
            </msub>
            <mrow>
              <mrow>
                <mo fence="true" stretchy="false">(</mo>
                <mrow>
                  <mrow>
                    <mi>X</mi>
                    <mo stretchy="false">&gt;</mo>
                    <mrow>
                      <mi>x</mi>
                      <mo stretchy="false">+</mo>
                      <mi>h</mi>
                    </mrow>
                  </mrow>
                </mrow>
                <mo fence="true" stretchy="false">)</mo>
              </mrow>
              <mo stretchy="false">=</mo>
              <mfrac>
                <mrow>
                  <mi>P</mi>
                  <mrow>
                    <mo fence="true" stretchy="false">(</mo>
                    <mrow>
                      <mrow>
                        <mi>X</mi>
                        <mo stretchy="false">&gt;</mo>
                        <mrow>
                          <mi>x</mi>
                          <mo stretchy="false">+</mo>
                          <mi>h</mi>
                        </mrow>
                      </mrow>
                    </mrow>
                    <mo fence="true" stretchy="false">)</mo>
                  </mrow>
                </mrow>
                <mrow>
                  <mi>P</mi>
                  <mrow>
                    <mo fence="true" stretchy="false">(</mo>
                    <mrow>
                      <mrow>
                        <mi>X</mi>
                        <mo stretchy="false">&gt;</mo>
                        <mi>x</mi>
                      </mrow>
                    </mrow>
                    <mo fence="true" stretchy="false">)</mo>
                  </mrow>
                </mrow>
              </mfrac>
            </mrow>
          </mrow>
        </mtd>
      </mtr>
      <mtr>
        <mtd>
          <mrow>
            <mtext>                        </mtext>
            <mo stretchy="false">=</mo>
            <mfrac>
              <msup>
                <mi>e</mi>
                <mrow>
                  <mrow>
                    <mo stretchy="false">−</mo>
                    <mi mathvariant="normal">λ</mi>
                  </mrow>
                  <mrow>
                    <mo fence="true" stretchy="false">(</mo>
                    <mrow>
                      <mrow>
                        <mi>x</mi>
                        <mo stretchy="false">+</mo>
                        <mi>h</mi>
                      </mrow>
                    </mrow>
                    <mo fence="true" stretchy="false">)</mo>
                  </mrow>
                </mrow>
              </msup>
              <msup>
                <mi>e</mi>
                <mrow>
                  <mrow>
                    <mo stretchy="false">−</mo>
                    <mi mathvariant="normal">λ</mi>
                  </mrow>
                  <mi>x</mi>
                </mrow>
              </msup>
            </mfrac>
            <mo stretchy="false">=</mo>
            <mfrac>
              <msup>
                <mi>e</mi>
                <mrow>
                  <mrow>
                    <mo stretchy="false">−</mo>
                    <mi mathvariant="normal">λ</mi>
                  </mrow>
                  <mrow>
                    <mi>x</mi>
                    <mo stretchy="false">−</mo>
                    <mi mathvariant="normal">λ</mi>
                  </mrow>
                  <mi>h</mi>
                </mrow>
              </msup>
              <msup>
                <mi>e</mi>
                <mrow>
                  <mrow>
                    <mo stretchy="false">−</mo>
                    <mi mathvariant="normal">λ</mi>
                  </mrow>
                  <mi>x</mi>
                </mrow>
              </msup>
            </mfrac>
          </mrow>
        </mtd>
      </mtr>
      <mtr>
        <mtd>
          <mrow>
            <mtext>                        </mtext>
            <mo stretchy="false">=</mo>
            <mfrac>
              <mrow>
                <msup>
                  <mi>e</mi>
                  <mrow>
                    <mrow>
                      <mo stretchy="false">−</mo>
                      <mi mathvariant="normal">λ</mi>
                    </mrow>
                    <mi>x</mi>
                  </mrow>
                </msup>
                <mo stretchy="false">×</mo>
                <msup>
                  <mi>e</mi>
                  <mrow>
                    <mrow>
                      <mo stretchy="false">−</mo>
                      <mi mathvariant="normal">λ</mi>
                    </mrow>
                    <mi>h</mi>
                  </mrow>
                </msup>
              </mrow>
              <msup>
                <mi>e</mi>
                <mrow>
                  <mrow>
                    <mo stretchy="false">−</mo>
                    <mi mathvariant="normal">λ</mi>
                  </mrow>
                  <mi>x</mi>
                </mrow>
              </msup>
            </mfrac>
          </mrow>
        </mtd>
      </mtr>
      <mtr>
        <mtd>
          <mrow>
            <mrow>
              <mtext>                        </mtext>
              <mo stretchy="false">=</mo>
              <msup>
                <mi>e</mi>
                <mrow>
                  <mrow>
                    <mo stretchy="false">−</mo>
                    <mi mathvariant="normal">λ</mi>
                  </mrow>
                  <mi>h</mi>
                </mrow>
              </msup>
            </mrow>
            <mrow>
              <mtext>  </mtext>
              <mo stretchy="false">=</mo>
              <mtext>  </mtext>
            </mrow>
            <mi>P</mi>
            <mrow>
              <mo fence="true" stretchy="false">(</mo>
              <mrow>
                <mrow>
                  <mi>X</mi>
                  <mo stretchy="false">&gt;</mo>
                  <mi>h</mi>
                </mrow>
              </mrow>
              <mo fence="true" stretchy="false">)</mo>
            </mrow>
          </mrow>
        </mtd>
      </mtr>
    </mtable>
    <annotation encoding="StarMath 5.0">"Calculer " P_{X&gt;x}( X &gt; x + h ) = ? "  avec " x " et " h " dans " setR"+"  newline
"" P_{X&gt;x}( X &gt; x+h ) = {P( X &gt; x+h )}over{P(X&gt;x)}  newline
"                        " = { e^{-%lambda(x+h)} }over{ e^{-%lambda x} } = { e^{-%lambda x - %lambda h} }over{ e^{-%lambda x} }  newline
"                        " = { e^{-%lambda x} times e^{-%lambda h} }over{ e^{-%lambda x} }  newline
"                        " = e^{ -%lambda h } "  " = "  " P( X &gt; h )</annotation>
  </semantics>
</math>
</file>

<file path=Object 55/content.xml><?xml version="1.0" encoding="utf-8"?>
<math xmlns="http://www.w3.org/1998/Math/MathML" display="block">
  <semantics>
    <mtable>
      <mtr>
        <mtd>
          <mrow>
            <mtext>Pour </mtext>
            <mi>x</mi>
            <mtext> et </mtext>
            <mi>h</mi>
            <mtext> dans </mtext>
            <mi mathvariant="normal">ℝ</mi>
            <mtext>+</mtext>
          </mrow>
        </mtd>
      </mtr>
      <mtr>
        <mtd>
          <mrow>
            <mtext/>
            <msub>
              <mi>P</mi>
              <mrow>
                <mi>X</mi>
                <mo stretchy="false">&gt;</mo>
                <mi>x</mi>
              </mrow>
            </msub>
            <mrow>
              <mrow>
                <mo fence="true" stretchy="false">(</mo>
                <mrow>
                  <mrow>
                    <mi>X</mi>
                    <mo stretchy="false">&gt;</mo>
                    <mrow>
                      <mi>x</mi>
                      <mo stretchy="false">+</mo>
                      <mi>h</mi>
                    </mrow>
                  </mrow>
                </mrow>
                <mo fence="true" stretchy="false">)</mo>
              </mrow>
              <mo stretchy="false">=</mo>
              <mi>P</mi>
            </mrow>
            <mrow>
              <mo fence="true" stretchy="false">(</mo>
              <mrow>
                <mrow>
                  <mi>X</mi>
                  <mo stretchy="false">&gt;</mo>
                  <mi>h</mi>
                </mrow>
              </mrow>
              <mo fence="true" stretchy="false">)</mo>
            </mrow>
          </mrow>
        </mtd>
      </mtr>
    </mtable>
    <annotation encoding="StarMath 5.0">"Pour " x " et " h " dans " setR"+"  newline
"" P_{X&gt;x}( X &gt; x+h ) = P( X &gt; h ) </annotation>
  </semantics>
</math>
</file>

<file path=Object 56/content.xml><?xml version="1.0" encoding="utf-8"?>
<math xmlns="http://www.w3.org/1998/Math/MathML" display="block">
  <semantics>
    <mrow>
      <mi>X</mi>
      <mo stretchy="false">∼</mo>
      <msub>
        <mi>E</mi>
        <mrow>
          <mrow>
            <mi mathvariant="normal">λ</mi>
            <mo stretchy="false">=</mo>
            <mn>2</mn>
          </mrow>
          <msup>
            <mtext>années</mtext>
            <mrow>
              <mo stretchy="false">−</mo>
              <mn>1</mn>
            </mrow>
          </msup>
        </mrow>
      </msub>
    </mrow>
    <annotation encoding="StarMath 5.0">X sim E_{%lambda = 2 "années"^-1} </annotation>
  </semantics>
</math>
</file>

<file path=Object 57/content.xml><?xml version="1.0" encoding="utf-8"?>
<math xmlns="http://www.w3.org/1998/Math/MathML" display="block">
  <semantics>
    <mrow>
      <mi>E</mi>
      <mrow>
        <mrow>
          <mo fence="true" stretchy="false">(</mo>
          <mrow>
            <mi>X</mi>
          </mrow>
          <mo fence="true" stretchy="false">)</mo>
        </mrow>
        <mo stretchy="false">=</mo>
        <mfrac>
          <mn>1</mn>
          <mi mathvariant="normal">λ</mi>
        </mfrac>
        <mo stretchy="false">=</mo>
        <mfrac>
          <mn>1</mn>
          <mn>2</mn>
        </mfrac>
      </mrow>
      <mrow>
        <mtext>année</mtext>
        <mo stretchy="false">=</mo>
        <mtext>6 mois</mtext>
      </mrow>
    </mrow>
    <annotation encoding="StarMath 5.0">E ( X ) = 1over%lambda = 1over2 "année" = "6 mois"</annotation>
  </semantics>
</math>
</file>

<file path=Object 58/content.xml><?xml version="1.0" encoding="utf-8"?>
<math xmlns="http://www.w3.org/1998/Math/MathML" display="block">
  <semantics>
    <mtable>
      <mtr>
        <mtd>
          <mrow>
            <mtext>Et dans un cas général où </mtext>
            <mrow>
              <mi>X</mi>
              <mo stretchy="false">∼</mo>
              <msub>
                <mi>E</mi>
                <mi>λ</mi>
              </msub>
            </mrow>
          </mrow>
        </mtd>
      </mtr>
      <mtr>
        <mtd>
          <mrow>
            <mtext/>
            <mi>P</mi>
            <mrow>
              <mrow>
                <mo fence="true" stretchy="false">(</mo>
                <mrow>
                  <mrow>
                    <mi>X</mi>
                    <mo stretchy="false">&gt;</mo>
                    <mfrac>
                      <mn>1</mn>
                      <mi mathvariant="normal">λ</mi>
                    </mfrac>
                  </mrow>
                </mrow>
                <mo fence="true" stretchy="false">)</mo>
              </mrow>
              <mo stretchy="false">=</mo>
              <msup>
                <mi>e</mi>
                <mrow>
                  <mrow>
                    <mo stretchy="false">−</mo>
                    <mi mathvariant="normal">λ</mi>
                  </mrow>
                  <mo stretchy="false">×</mo>
                  <mfrac>
                    <mn>1</mn>
                    <mi mathvariant="normal">λ</mi>
                  </mfrac>
                </mrow>
              </msup>
              <mo stretchy="false">=</mo>
              <msup>
                <mi>e</mi>
                <mrow>
                  <mo stretchy="false">−</mo>
                  <mn>1</mn>
                </mrow>
              </msup>
              <mo stretchy="false">=</mo>
              <mfrac>
                <mn>1</mn>
                <mi>e</mi>
              </mfrac>
            </mrow>
          </mrow>
        </mtd>
      </mtr>
    </mtable>
    <annotation encoding="StarMath 5.0">"Et dans un cas général où " X sim E_λ  newline
"" P( X &gt; 1over%lambda ) = e^{ -%lambda times {1over%lambda} } = e^-1 = 1over e</annotation>
  </semantics>
</math>
</file>

<file path=Object 59/content.xml><?xml version="1.0" encoding="utf-8"?>
<math xmlns="http://www.w3.org/1998/Math/MathML" display="block">
  <semantics>
    <mrow>
      <mi>P</mi>
      <mrow>
        <mrow>
          <mo fence="true" stretchy="false">(</mo>
          <mrow>
            <mrow>
              <mi>X</mi>
              <mo stretchy="false">&gt;</mo>
              <mn>0,5</mn>
            </mrow>
          </mrow>
          <mo fence="true" stretchy="false">)</mo>
        </mrow>
        <mo stretchy="false">=</mo>
        <msup>
          <mi>e</mi>
          <mrow>
            <mrow>
              <mo stretchy="false">−</mo>
              <mi mathvariant="normal">λ</mi>
            </mrow>
            <mi>×</mi>
            <mn>0,5</mn>
          </mrow>
        </msup>
        <mo stretchy="false">=</mo>
        <msup>
          <mi>e</mi>
          <mrow>
            <mo stretchy="false">−</mo>
            <mn>1</mn>
          </mrow>
        </msup>
        <mo stretchy="false">=</mo>
        <mfrac>
          <mn>1</mn>
          <mi>e</mi>
        </mfrac>
      </mrow>
    </mrow>
    <annotation encoding="StarMath 5.0">P ( X &gt; 0,5 ) = e^{-%lambda×0,5} = e^-1 = 1over e</annotation>
  </semantics>
</math>
</file>

<file path=Object 6/content.xml><?xml version="1.0" encoding="utf-8"?>
<math xmlns="http://www.w3.org/1998/Math/MathML" display="block">
  <semantics>
    <mrow>
      <msub>
        <mi>f</mi>
        <mn>2</mn>
      </msub>
      <mrow>
        <mrow>
          <mo fence="true" stretchy="false">(</mo>
          <mrow>
            <mi>x</mi>
          </mrow>
          <mo fence="true" stretchy="false">)</mo>
        </mrow>
        <mo stretchy="false">=</mo>
        <mn>1</mn>
      </mrow>
    </mrow>
    <annotation encoding="StarMath 5.0">f_2( x ) = 1</annotation>
  </semantics>
</math>
</file>

<file path=Object 60/content.xml><?xml version="1.0" encoding="utf-8"?>
<math xmlns="http://www.w3.org/1998/Math/MathML" display="block">
  <semantics>
    <mtable>
      <mtr>
        <mtd>
          <mrow>
            <mtext>On résout </mtext>
            <mi>P</mi>
            <mrow>
              <mrow>
                <mo fence="true" stretchy="false">(</mo>
                <mrow>
                  <mrow>
                    <mi>X</mi>
                    <mo stretchy="false">&gt;</mo>
                    <mi mathvariant="normal">α</mi>
                  </mrow>
                </mrow>
                <mo fence="true" stretchy="false">)</mo>
              </mrow>
              <mo stretchy="false">=</mo>
              <mfrac>
                <mn>1</mn>
                <mn>2</mn>
              </mfrac>
            </mrow>
          </mrow>
        </mtd>
      </mtr>
      <mtr>
        <mtd>
          <mrow>
            <mtext/>
            <mo stretchy="false">⇔</mo>
            <mrow>
              <msup>
                <mi>e</mi>
                <mrow>
                  <mrow>
                    <mo stretchy="false">−</mo>
                    <mi mathvariant="normal">λ</mi>
                  </mrow>
                  <mi mathvariant="normal">α</mi>
                </mrow>
              </msup>
              <mo stretchy="false">=</mo>
              <mfrac>
                <mn>1</mn>
                <mn>2</mn>
              </mfrac>
            </mrow>
            <mtext>  </mtext>
            <mo stretchy="false">⇔</mo>
            <mrow>
              <msup>
                <mi>e</mi>
                <mrow>
                  <mrow>
                    <mo stretchy="false">−</mo>
                    <mn>2</mn>
                  </mrow>
                  <mi mathvariant="normal">α</mi>
                </mrow>
              </msup>
              <mo stretchy="false">=</mo>
              <mfrac>
                <mn>1</mn>
                <mn>2</mn>
              </mfrac>
            </mrow>
          </mrow>
        </mtd>
      </mtr>
      <mtr>
        <mtd>
          <mrow>
            <mtext/>
            <mrow>
              <mo stretchy="false">⇔</mo>
              <mo stretchy="false">−</mo>
              <mn>2</mn>
            </mrow>
            <mrow>
              <mi mathvariant="normal">α</mi>
              <mo stretchy="false">=</mo>
              <mi>ln</mi>
            </mrow>
            <mrow>
              <mo fence="true" stretchy="true">(</mo>
              <mrow>
                <mfrac>
                  <mn>1</mn>
                  <mn>2</mn>
                </mfrac>
              </mrow>
              <mo fence="true" stretchy="true">)</mo>
            </mrow>
            <mtext>  </mtext>
            <mrow>
              <mo stretchy="false">⇔</mo>
              <mo stretchy="false">−</mo>
              <mn>2</mn>
            </mrow>
            <mrow>
              <mi mathvariant="normal">α</mi>
              <mo stretchy="false">=</mo>
              <mrow>
                <mo stretchy="false">−</mo>
                <mi>ln</mi>
              </mrow>
            </mrow>
            <mn>2</mn>
          </mrow>
        </mtd>
      </mtr>
      <mtr>
        <mtd>
          <mrow>
            <mtext/>
            <mo stretchy="false">⇔</mo>
            <mrow>
              <mi mathvariant="normal">α</mi>
              <mo stretchy="false">=</mo>
              <mfrac>
                <mrow>
                  <mi>ln</mi>
                  <mn>2</mn>
                </mrow>
                <mn>2</mn>
              </mfrac>
              <mo stretchy="false">≃</mo>
              <mn>0,35</mn>
            </mrow>
            <mtext> années</mtext>
          </mrow>
        </mtd>
      </mtr>
      <mtr>
        <mtd>
          <mrow>
            <mtext>Il y a 1 chance sur 2 que </mtext>
            <mi>X</mi>
            <mtext> dépasse 0,35 années</mtext>
          </mrow>
        </mtd>
      </mtr>
    </mtable>
    <annotation encoding="StarMath 5.0">"On résout " P ( X &gt; %alpha ) = 1over2  newline
"" dlrarrow e^{ -%lambda%alpha } = 1over2 "  " dlrarrow e^{ -2%alpha } = 1over2  newline
"" dlrarrow -2%alpha = ln left( 1over2 right) "  " dlrarrow -2%alpha = -ln 2  newline
"" dlrarrow %alpha = { ln 2 }over 2 simeq 0,35 " années"  newline
"Il y a 1 chance sur 2 que " X " dépasse 0,35 années"</annotation>
  </semantics>
</math>
</file>

<file path=Object 61/content.xml><?xml version="1.0" encoding="utf-8"?>
<math xmlns="http://www.w3.org/1998/Math/MathML" display="block">
  <semantics>
    <mtable>
      <mtr>
        <mtd>
          <mrow>
            <mtext>Et dans un cas général où </mtext>
            <mrow>
              <mi>X</mi>
              <mo stretchy="false">∼</mo>
              <msub>
                <mi>E</mi>
                <mi mathvariant="normal">λ</mi>
              </msub>
            </mrow>
          </mrow>
        </mtd>
      </mtr>
      <mtr>
        <mtd>
          <mrow>
            <mtext>    </mtext>
            <mi>P</mi>
            <mrow>
              <mrow>
                <mo fence="true" stretchy="false">(</mo>
                <mrow>
                  <mrow>
                    <mi>X</mi>
                    <mo stretchy="false">&gt;</mo>
                    <mi mathvariant="normal">α</mi>
                  </mrow>
                </mrow>
                <mo fence="true" stretchy="false">)</mo>
              </mrow>
              <mo stretchy="false">=</mo>
              <mfrac>
                <mn>1</mn>
                <mn>2</mn>
              </mfrac>
            </mrow>
          </mrow>
        </mtd>
      </mtr>
      <mtr>
        <mtd>
          <mrow>
            <mtext/>
            <mo stretchy="false">⇔</mo>
            <mrow>
              <msup>
                <mi>e</mi>
                <mrow>
                  <mrow>
                    <mo stretchy="false">−</mo>
                    <mi mathvariant="normal">λ</mi>
                  </mrow>
                  <mi mathvariant="normal">α</mi>
                </mrow>
              </msup>
              <mo stretchy="false">=</mo>
              <mfrac>
                <mn>1</mn>
                <mn>2</mn>
              </mfrac>
            </mrow>
            <mtext>  </mtext>
            <mrow>
              <mo stretchy="false">⇔</mo>
              <mo stretchy="false">−</mo>
              <mi mathvariant="normal">λ</mi>
            </mrow>
            <mrow>
              <mi mathvariant="normal">α</mi>
              <mo stretchy="false">=</mo>
              <mi>ln</mi>
            </mrow>
            <mfrac>
              <mn>1</mn>
              <mn>2</mn>
            </mfrac>
            <mtext>  </mtext>
            <mrow>
              <mo stretchy="false">⇔</mo>
              <mo stretchy="false">−</mo>
              <mi mathvariant="normal">λ</mi>
            </mrow>
            <mrow>
              <mi mathvariant="normal">α</mi>
              <mo stretchy="false">=</mo>
              <mrow>
                <mo stretchy="false">−</mo>
                <mi>ln</mi>
              </mrow>
            </mrow>
            <mn>2</mn>
          </mrow>
        </mtd>
      </mtr>
      <mtr>
        <mtd>
          <mrow>
            <mtext/>
            <mo stretchy="false">⇔</mo>
            <mrow>
              <mi mathvariant="normal">α</mi>
              <mo stretchy="false">=</mo>
              <mfrac>
                <mrow>
                  <mi>ln</mi>
                  <mn>2</mn>
                </mrow>
                <mi mathvariant="normal">λ</mi>
              </mfrac>
            </mrow>
          </mrow>
        </mtd>
      </mtr>
    </mtable>
    <annotation encoding="StarMath 5.0">"Et dans un cas général où " X sim E_%lambda  newline
"    " P( X &gt; %alpha ) = 1over2  newline
"" dlrarrow e^{ -%lambda%alpha } = 1over2 "  " dlrarrow -%lambda%alpha = ln 1over2 "  " dlrarrow -%lambda%alpha = -ln 2  newline
"" dlrarrow %alpha = {ln 2} over %lambda</annotation>
  </semantics>
</math>
</file>

<file path=Object 62/content.xml><?xml version="1.0" encoding="utf-8"?>
<math xmlns="http://www.w3.org/1998/Math/MathML" display="block">
  <semantics>
    <mtable>
      <mtr>
        <mtd>
          <mrow>
            <mtext/>
            <mrow>
              <mi>X</mi>
              <mo stretchy="false">∼</mo>
              <msub>
                <mi>E</mi>
                <mi mathvariant="normal">λ</mi>
              </msub>
            </mrow>
          </mrow>
        </mtd>
      </mtr>
      <mtr>
        <mtd>
          <mrow>
            <mtext/>
            <mi>P</mi>
            <mrow>
              <mrow>
                <mo fence="true" stretchy="false">(</mo>
                <mrow>
                  <mrow>
                    <mi>X</mi>
                    <mo stretchy="false">&gt;</mo>
                    <mn>5</mn>
                  </mrow>
                </mrow>
                <mo fence="true" stretchy="false">)</mo>
              </mrow>
              <mo stretchy="false">=</mo>
              <mfrac>
                <mn>1</mn>
                <mn>2</mn>
              </mfrac>
            </mrow>
            <mtext>  </mtext>
            <mo stretchy="false">⇔</mo>
            <mrow>
              <msup>
                <mi>e</mi>
                <mrow>
                  <mrow>
                    <mo stretchy="false">−</mo>
                    <mn>5</mn>
                  </mrow>
                  <mi mathvariant="normal">λ</mi>
                </mrow>
              </msup>
              <mo stretchy="false">=</mo>
              <mfrac>
                <mn>1</mn>
                <mn>2</mn>
              </mfrac>
            </mrow>
            <mtext>  </mtext>
            <mrow>
              <mo stretchy="false">⇔</mo>
              <mo stretchy="false">−</mo>
              <mn>5</mn>
            </mrow>
            <mrow>
              <mi mathvariant="normal">λ</mi>
              <mo stretchy="false">=</mo>
              <mi>ln</mi>
            </mrow>
            <mfrac>
              <mn>1</mn>
              <mn>2</mn>
            </mfrac>
            <mrow>
              <mo stretchy="false">⇔</mo>
              <mo stretchy="false">−</mo>
              <mn>5</mn>
            </mrow>
            <mrow>
              <mi mathvariant="normal">λ</mi>
              <mo stretchy="false">=</mo>
              <mrow>
                <mo stretchy="false">−</mo>
                <mi>ln</mi>
              </mrow>
            </mrow>
            <mn>2</mn>
          </mrow>
        </mtd>
      </mtr>
      <mtr>
        <mtd>
          <mrow>
            <mtext/>
            <mo stretchy="false">⇔</mo>
            <mrow>
              <mi mathvariant="normal">λ</mi>
              <mo stretchy="false">=</mo>
              <mfrac>
                <mrow>
                  <mi>ln</mi>
                  <mn>2</mn>
                </mrow>
                <mn>5</mn>
              </mfrac>
              <mo stretchy="false">≃</mo>
              <mn>0,14</mn>
            </mrow>
            <msup>
              <mtext>années</mtext>
              <mrow>
                <mo stretchy="false">−</mo>
                <mn>1</mn>
              </mrow>
            </msup>
          </mrow>
        </mtd>
      </mtr>
    </mtable>
    <annotation encoding="StarMath 5.0">"" X sim E_%lambda  newline
"" P( X &gt; 5 ) = 1over2 "  " dlrarrow e^{ -5%lambda } = 1over2 "  " dlrarrow -5%lambda = ln 1over2 dlrarrow -5%lambda = -ln 2  newline
"" dlrarrow %lambda = {ln 2}over5 simeq 0,14 "années"^-1 </annotation>
  </semantics>
</math>
</file>

<file path=Object 63/content.xml><?xml version="1.0" encoding="utf-8"?>
<math xmlns="http://www.w3.org/1998/Math/MathML" display="block">
  <semantics>
    <mtable>
      <mtr>
        <mtd>
          <mrow>
            <mtext/>
            <mi>E</mi>
            <mrow>
              <mrow>
                <mo fence="true" stretchy="false">(</mo>
                <mrow>
                  <mi>X</mi>
                </mrow>
                <mo fence="true" stretchy="false">)</mo>
              </mrow>
              <mo stretchy="false">=</mo>
              <mfrac>
                <mn>1</mn>
                <mi mathvariant="normal">λ</mi>
              </mfrac>
              <mo stretchy="false">=</mo>
              <mfrac>
                <mn>5</mn>
                <mrow>
                  <mi>ln</mi>
                  <mn>2</mn>
                </mrow>
              </mfrac>
              <mo stretchy="false">≃</mo>
              <mn>7,21</mn>
            </mrow>
            <mtext>années</mtext>
          </mrow>
        </mtd>
      </mtr>
      <mtr>
        <mtd>
          <mrow>
            <mtext>Soit en moyenne 7 années et </mtext>
            <mo stretchy="false">≃</mo>
            <mtext> 2,5 mois</mtext>
          </mrow>
        </mtd>
      </mtr>
    </mtable>
    <annotation encoding="StarMath 5.0">"" E( X ) = 1over%lambda = 5over{ ln 2 } simeq 7,21 "années"  newline
"Soit en moyenne 7 années et " simeq " 2,5 mois"</annotation>
  </semantics>
</math>
</file>

<file path=Object 64/content.xml><?xml version="1.0" encoding="utf-8"?>
<math xmlns="http://www.w3.org/1998/Math/MathML" display="block">
  <semantics>
    <mtable>
      <mtr>
        <mtd>
          <mrow>
            <mtext/>
            <msub>
              <mi>P</mi>
              <mrow>
                <mi>X</mi>
                <mo stretchy="false">&gt;</mo>
                <mn>10</mn>
              </mrow>
            </msub>
            <mrow>
              <mrow>
                <mo fence="true" stretchy="false">(</mo>
                <mrow>
                  <mrow>
                    <mi>X</mi>
                    <mo stretchy="false">&gt;</mo>
                    <mn>11</mn>
                  </mrow>
                </mrow>
                <mo fence="true" stretchy="false">)</mo>
              </mrow>
              <mo stretchy="false">=</mo>
              <mi>P</mi>
            </mrow>
            <mrow>
              <mo fence="true" stretchy="false">(</mo>
              <mrow>
                <mrow>
                  <mi>X</mi>
                  <mo stretchy="false">&gt;</mo>
                  <mn>1</mn>
                </mrow>
              </mrow>
              <mo fence="true" stretchy="false">)</mo>
            </mrow>
            <mtext> car c'est un loi de durée de vie sans vieillissement</mtext>
          </mrow>
        </mtd>
      </mtr>
      <mtr>
        <mtd>
          <mrow>
            <mtext>    </mtext>
            <mo stretchy="false">=</mo>
            <msup>
              <mi>e</mi>
              <mrow>
                <mrow>
                  <mo stretchy="false">−</mo>
                  <mi mathvariant="normal">λ</mi>
                </mrow>
                <mo stretchy="false">×</mo>
                <mn>1</mn>
              </mrow>
            </msup>
            <mo stretchy="false">=</mo>
            <msup>
              <mi>e</mi>
              <mrow>
                <mo stretchy="false">−</mo>
                <mi mathvariant="normal">λ</mi>
              </mrow>
            </msup>
            <mo stretchy="false">=</mo>
            <msup>
              <mi>e</mi>
              <mfrac>
                <mrow>
                  <mo stretchy="false">−</mo>
                  <mrow>
                    <mi>ln</mi>
                    <mn>2</mn>
                  </mrow>
                </mrow>
                <mn>5</mn>
              </mfrac>
            </msup>
            <mo stretchy="false">≃</mo>
            <mn>0,87</mn>
          </mrow>
        </mtd>
      </mtr>
    </mtable>
    <annotation encoding="StarMath 5.0">"" P_{X&gt;10}( X &gt; 11 ) = P( X&gt;1 ) " car c'est un loi de durée de vie sans vieillissement"  newline
"    " = e^{ -%lambda times 1 } = e^-%lambda = e^{ -{ln 2}over5 } simeq 0,87</annotation>
  </semantics>
</math>
</file>

<file path=Object 7/content.xml><?xml version="1.0" encoding="utf-8"?>
<math xmlns="http://www.w3.org/1998/Math/MathML" display="block">
  <semantics>
    <mrow>
      <mtext/>
      <mrow>
        <mrow>
          <msubsup>
            <mo stretchy="false">∫</mo>
            <mn>0</mn>
            <mn>0,2</mn>
          </msubsup>
          <mrow>
            <msub>
              <mi>f</mi>
              <mn>2</mn>
            </msub>
            <mrow>
              <mo fence="true" stretchy="false">(</mo>
              <mrow>
                <mi>x</mi>
              </mrow>
              <mo fence="true" stretchy="false">)</mo>
            </mrow>
            <mi>d</mi>
            <mi>x</mi>
          </mrow>
        </mrow>
        <mo stretchy="false">≃</mo>
        <mrow>
          <mn>8</mn>
          <mo stretchy="false">×</mo>
          <mrow>
            <mo fence="true" stretchy="false">(</mo>
            <mrow>
              <mrow>
                <mn>0,1</mn>
                <mo stretchy="false">×</mo>
                <mn>0,25</mn>
              </mrow>
            </mrow>
            <mo fence="true" stretchy="false">)</mo>
          </mrow>
        </mrow>
        <mo stretchy="false">=</mo>
        <mn>0,2</mn>
      </mrow>
    </mrow>
    <annotation encoding="StarMath 5.0">"" int_0^0,2{ f_2(x) d x } simeq 8 times ( 0,1 times 0,25 ) = 0,2</annotation>
  </semantics>
</math>
</file>

<file path=Object 8/content.xml><?xml version="1.0" encoding="utf-8"?>
<math xmlns="http://www.w3.org/1998/Math/MathML" display="block">
  <semantics>
    <mtable>
      <mtr>
        <mtd>
          <mrow>
            <mtext/>
            <mrow>
              <mrow>
                <msubsup>
                  <mo stretchy="false">∫</mo>
                  <mn>0</mn>
                  <mn>0,2</mn>
                </msubsup>
                <mrow>
                  <msub>
                    <mi>f</mi>
                    <mn>2</mn>
                  </msub>
                  <mrow>
                    <mo fence="true" stretchy="false">(</mo>
                    <mrow>
                      <mi>x</mi>
                    </mrow>
                    <mo fence="true" stretchy="false">)</mo>
                  </mrow>
                  <mi>d</mi>
                  <mi>x</mi>
                </mrow>
              </mrow>
              <mo stretchy="false">=</mo>
              <msubsup>
                <mrow>
                  <mo fence="true" stretchy="false">[</mo>
                  <mrow>
                    <mrow>
                      <msub>
                        <mi>F</mi>
                        <mn>2</mn>
                      </msub>
                      <mrow>
                        <mo fence="true" stretchy="false">(</mo>
                        <mrow>
                          <mi>x</mi>
                        </mrow>
                        <mo fence="true" stretchy="false">)</mo>
                      </mrow>
                    </mrow>
                  </mrow>
                  <mo fence="true" stretchy="false">]</mo>
                </mrow>
                <mn>0</mn>
                <mn>0,2</mn>
              </msubsup>
              <mo stretchy="false">=</mo>
              <msub>
                <mi>F</mi>
                <mn>2</mn>
              </msub>
            </mrow>
            <mrow>
              <mrow>
                <mo fence="true" stretchy="false">(</mo>
                <mrow>
                  <mn>0,2</mn>
                </mrow>
                <mo fence="true" stretchy="false">)</mo>
              </mrow>
              <mo stretchy="false">−</mo>
              <msub>
                <mi>F</mi>
                <mn>2</mn>
              </msub>
            </mrow>
            <mrow>
              <mo fence="true" stretchy="false">(</mo>
              <mrow>
                <mn>0</mn>
              </mrow>
              <mo fence="true" stretchy="false">)</mo>
            </mrow>
            <mtext>  </mtext>
            <mstyle mathsize="8pt">
              <mrow>
                <mtext>avec </mtext>
                <msub>
                  <mi>F</mi>
                  <mn>2</mn>
                </msub>
                <mtext> une primitive de </mtext>
                <msub>
                  <mi>f</mi>
                  <mn>2</mn>
                </msub>
                <mtext> sur </mtext>
                <mrow>
                  <mo fence="true" stretchy="false">[</mo>
                  <mrow>
                    <mrow>
                      <mn>0</mn>
                      <mi>;</mi>
                      <mn>1</mn>
                    </mrow>
                  </mrow>
                  <mo fence="true" stretchy="false">]</mo>
                </mrow>
              </mrow>
            </mstyle>
          </mrow>
        </mtd>
      </mtr>
      <mtr>
        <mtd>
          <mrow>
            <mtext> or </mtext>
            <msub>
              <mi>f</mi>
              <mn>2</mn>
            </msub>
            <mrow>
              <mrow>
                <mo fence="true" stretchy="false">(</mo>
                <mrow>
                  <mi>x</mi>
                </mrow>
                <mo fence="true" stretchy="false">)</mo>
              </mrow>
              <mo stretchy="false">=</mo>
              <mn>1</mn>
            </mrow>
            <mtext> donc </mtext>
            <msub>
              <mi>F</mi>
              <mn>2</mn>
            </msub>
            <mrow>
              <mrow>
                <mo fence="true" stretchy="false">(</mo>
                <mrow>
                  <mi>x</mi>
                </mrow>
                <mo fence="true" stretchy="false">)</mo>
              </mrow>
              <mo stretchy="false">=</mo>
              <mi>x</mi>
            </mrow>
          </mrow>
        </mtd>
      </mtr>
      <mtr>
        <mtd>
          <mrow>
            <mtext/>
            <mrow>
              <mrow>
                <msubsup>
                  <mo stretchy="false">∫</mo>
                  <mn>0</mn>
                  <mn>0,2</mn>
                </msubsup>
                <mrow>
                  <msub>
                    <mi>f</mi>
                    <mn>2</mn>
                  </msub>
                  <mrow>
                    <mo fence="true" stretchy="false">(</mo>
                    <mrow>
                      <mi>x</mi>
                    </mrow>
                    <mo fence="true" stretchy="false">)</mo>
                  </mrow>
                  <mi>d</mi>
                  <mi>x</mi>
                </mrow>
              </mrow>
              <mo stretchy="false">=</mo>
              <mrow>
                <mn>0,2</mn>
                <mo stretchy="false">−</mo>
                <mn>0</mn>
              </mrow>
              <mo stretchy="false">=</mo>
              <mn>0,2</mn>
            </mrow>
          </mrow>
        </mtd>
      </mtr>
    </mtable>
    <annotation encoding="StarMath 5.0">"" int_0^0,2 { f_2(x) d x } = [ F_2(x) ]_0^0,2 = F_2( 0,2 ) - F_2( 0 ) "  " size 8 { "avec " F_2 " une primitive de " f_2 " sur " [0;1] }  newline
" or " f_2(x) = 1 " donc " F_2( x ) = x  newline
"" int_0^0,2 { f_2(x) d x } = 0,2 - 0 = 0,2</annotation>
  </semantics>
</math>
</file>

<file path=Object 9/content.xml><?xml version="1.0" encoding="utf-8"?>
<math xmlns="http://www.w3.org/1998/Math/MathML" display="block">
  <semantics>
    <mrow>
      <msub>
        <mi>f</mi>
        <mn>3</mn>
      </msub>
      <mrow>
        <mrow>
          <mo fence="true" stretchy="false">(</mo>
          <mrow>
            <mi>x</mi>
          </mrow>
          <mo fence="true" stretchy="false">)</mo>
        </mrow>
        <mo stretchy="false">=</mo>
        <mstyle mathsize="8pt">
          <mfrac>
            <mn>3</mn>
            <mn>2</mn>
          </mfrac>
        </mstyle>
      </mrow>
      <mrow>
        <msup>
          <mrow>
            <mo fence="true" stretchy="false">(</mo>
            <mrow>
              <mrow>
                <mi>x</mi>
                <mo stretchy="false">−</mo>
                <mn>1</mn>
              </mrow>
            </mrow>
            <mo fence="true" stretchy="false">)</mo>
          </mrow>
          <mn>2</mn>
        </msup>
        <mo stretchy="false">+</mo>
        <mstyle mathsize="8pt">
          <mfrac>
            <mn>1</mn>
            <mn>2</mn>
          </mfrac>
        </mstyle>
      </mrow>
    </mrow>
    <annotation encoding="StarMath 5.0">f_3( x ) = size 8 {3over2} ( x-1 )^2 + size 8 {1over2}</annotation>
  </semantics>
</math>
</file>